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ourier" svg:font-family="Courier"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style:font-name="Century Schoolbook L" fo:font-size="6pt" officeooo:rsid="0138ac85" officeooo:paragraph-rsid="011e62ad" style:font-size-asian="6pt" style:font-size-complex="6pt"/>
    </style:style>
    <style:style style:name="P2" style:family="paragraph" style:parent-style-name="Standard">
      <style:text-properties officeooo:rsid="00185ffa" officeooo:paragraph-rsid="00af8ffc"/>
    </style:style>
    <style:style style:name="P3" style:family="paragraph" style:parent-style-name="Standard">
      <style:text-properties officeooo:rsid="001a5f45" officeooo:paragraph-rsid="001a5f45"/>
    </style:style>
    <style:style style:name="P4" style:family="paragraph" style:parent-style-name="Standard">
      <style:text-properties style:font-name="Century Schoolbook L" fo:font-size="14pt" style:text-underline-style="none" fo:font-weight="bold" officeooo:rsid="00185ffa" officeooo:paragraph-rsid="00185ffa" style:font-size-asian="14pt" style:font-weight-asian="bold" style:font-size-complex="14pt" style:font-weight-complex="bold"/>
    </style:style>
    <style:style style:name="P5" style:family="paragraph" style:parent-style-name="Standard">
      <style:text-properties style:font-name="Century Schoolbook L" fo:font-size="14pt" fo:font-weight="bold" officeooo:rsid="00346430" officeooo:paragraph-rsid="004bb6a3" style:font-size-asian="14pt" style:font-weight-asian="bold" style:font-size-complex="14pt" style:font-weight-complex="bold"/>
    </style:style>
    <style:style style:name="P6" style:family="paragraph" style:parent-style-name="Standard">
      <style:text-properties style:font-name="Century Schoolbook L" fo:font-size="14pt" fo:font-weight="bold" officeooo:rsid="004bb6a3" officeooo:paragraph-rsid="001a5f45" style:font-size-asian="14pt" style:font-weight-asian="bold" style:font-size-complex="14pt" style:font-weight-complex="bold"/>
    </style:style>
    <style:style style:name="P7" style:family="paragraph" style:parent-style-name="Standard">
      <style:text-properties style:font-name="Century Schoolbook L" fo:font-size="14pt" fo:font-weight="bold" officeooo:rsid="004cc7f0" officeooo:paragraph-rsid="004cc7f0" style:font-size-asian="14pt" style:font-weight-asian="bold" style:font-size-complex="14pt" style:font-weight-complex="bold"/>
    </style:style>
    <style:style style:name="P8" style:family="paragraph" style:parent-style-name="Standard">
      <style:text-properties style:font-name="Century Schoolbook L" fo:font-size="12pt" fo:font-weight="normal" officeooo:rsid="0030d5e2" officeooo:paragraph-rsid="0085bfe8" style:font-size-asian="12pt" style:font-weight-asian="normal" style:font-size-complex="12pt" style:font-weight-complex="normal"/>
    </style:style>
    <style:style style:name="P9" style:family="paragraph" style:parent-style-name="Standard">
      <style:text-properties style:font-name="Century Schoolbook L" fo:font-size="12pt" fo:font-weight="normal" officeooo:rsid="004cc7f0" officeooo:paragraph-rsid="0058e85f" style:font-size-asian="12pt" style:font-weight-asian="normal" style:font-size-complex="12pt" style:font-weight-complex="normal"/>
    </style:style>
    <style:style style:name="P10" style:family="paragraph" style:parent-style-name="Standard">
      <style:text-properties style:font-name="Century Schoolbook L" fo:font-size="12pt" officeooo:rsid="0028586b" officeooo:paragraph-rsid="00264bfe" style:font-size-asian="12pt" style:font-size-complex="12pt"/>
    </style:style>
    <style:style style:name="P11" style:family="paragraph" style:parent-style-name="Standard">
      <style:text-properties style:font-name="Century Schoolbook L" fo:font-size="12pt" officeooo:rsid="002a0395" officeooo:paragraph-rsid="003e0c16" style:font-size-asian="12pt" style:font-size-complex="12pt"/>
    </style:style>
    <style:style style:name="P12" style:family="paragraph" style:parent-style-name="Standard">
      <style:text-properties style:font-name="Century Schoolbook L" fo:font-size="12pt" officeooo:rsid="002cb7df" officeooo:paragraph-rsid="002b8793" style:font-size-asian="12pt" style:font-size-complex="12pt"/>
    </style:style>
    <style:style style:name="P13" style:family="paragraph" style:parent-style-name="Standard">
      <style:text-properties style:font-name="Century Schoolbook L" fo:font-size="12pt" officeooo:rsid="002cb7df" officeooo:paragraph-rsid="002e11f8" style:font-size-asian="12pt" style:font-size-complex="12pt"/>
    </style:style>
    <style:style style:name="P14" style:family="paragraph" style:parent-style-name="Standard">
      <style:text-properties style:font-name="Century Schoolbook L" fo:font-size="12pt" officeooo:rsid="00364312" officeooo:paragraph-rsid="00364312" style:font-size-asian="12pt" style:font-size-complex="12pt"/>
    </style:style>
    <style:style style:name="P15" style:family="paragraph" style:parent-style-name="Standard">
      <style:text-properties style:font-name="Century Schoolbook L" fo:font-size="12pt" officeooo:rsid="00364312" officeooo:paragraph-rsid="006d2daf" style:font-size-asian="12pt" style:font-size-complex="12pt"/>
    </style:style>
    <style:style style:name="P16" style:family="paragraph" style:parent-style-name="Standard">
      <style:text-properties style:font-name="Century Schoolbook L" fo:font-size="12pt" officeooo:rsid="00364312" officeooo:paragraph-rsid="01653c24" style:font-size-asian="12pt" style:font-size-complex="12pt"/>
    </style:style>
    <style:style style:name="P17" style:family="paragraph" style:parent-style-name="Standard">
      <style:text-properties style:font-name="Century Schoolbook L" fo:font-size="12pt" officeooo:rsid="00382765" officeooo:paragraph-rsid="00382765" style:font-size-asian="12pt" style:font-size-complex="12pt"/>
    </style:style>
    <style:style style:name="P18" style:family="paragraph" style:parent-style-name="Standard">
      <style:text-properties style:font-name="Century Schoolbook L" fo:font-size="12pt" officeooo:rsid="002b8793" officeooo:paragraph-rsid="003e0c16" style:font-size-asian="12pt" style:font-size-complex="12pt"/>
    </style:style>
    <style:style style:name="P19" style:family="paragraph" style:parent-style-name="Standard">
      <style:text-properties style:font-name="Century Schoolbook L" fo:font-size="12pt" officeooo:rsid="002b8793" officeooo:paragraph-rsid="00e6fb68" style:font-size-asian="12pt" style:font-size-complex="12pt"/>
    </style:style>
    <style:style style:name="P20" style:family="paragraph" style:parent-style-name="Standard">
      <style:text-properties style:font-name="Century Schoolbook L" fo:font-size="12pt" officeooo:rsid="0033d759" officeooo:paragraph-rsid="0079b646" style:font-size-asian="12pt" style:font-size-complex="12pt"/>
    </style:style>
    <style:style style:name="P21" style:family="paragraph" style:parent-style-name="Standard">
      <style:text-properties style:font-name="Century Schoolbook L" fo:font-size="12pt" officeooo:rsid="005d2902" officeooo:paragraph-rsid="005d2902" style:font-size-asian="12pt" style:font-size-complex="12pt"/>
    </style:style>
    <style:style style:name="P22" style:family="paragraph" style:parent-style-name="Standard">
      <style:text-properties style:font-name="Century Schoolbook L" fo:font-size="12pt" officeooo:rsid="0041b800" officeooo:paragraph-rsid="00e6fb68" style:font-size-asian="12pt" style:font-size-complex="12pt"/>
    </style:style>
    <style:style style:name="P23" style:family="paragraph" style:parent-style-name="Standard">
      <style:text-properties style:font-name="Century Schoolbook L" fo:font-size="12pt" officeooo:rsid="01653c24" officeooo:paragraph-rsid="01653c24" style:font-size-asian="12pt" style:font-size-complex="12pt"/>
    </style:style>
    <style:style style:name="P24" style:family="paragraph" style:parent-style-name="Standard">
      <style:text-properties style:font-name="Century Schoolbook L" fo:font-size="12pt" fo:font-weight="bold" officeooo:rsid="0041b800" officeooo:paragraph-rsid="00e6fb68" style:font-size-asian="12pt" style:font-weight-asian="bold" style:font-size-complex="12pt" style:font-weight-complex="bold"/>
    </style:style>
    <style:style style:name="P25" style:family="paragraph" style:parent-style-name="Standard">
      <style:text-properties style:font-name="Century Schoolbook L" officeooo:rsid="00185ffa" officeooo:paragraph-rsid="00185ffa"/>
    </style:style>
    <style:style style:name="P26" style:family="paragraph" style:parent-style-name="Standard">
      <style:text-properties style:font-name="Century Schoolbook L" officeooo:rsid="00185ffa" officeooo:paragraph-rsid="0084c869"/>
    </style:style>
    <style:style style:name="P27" style:family="paragraph" style:parent-style-name="Standard">
      <style:text-properties style:font-name="Century Schoolbook L" fo:font-size="16pt" officeooo:rsid="001a5f45" officeooo:paragraph-rsid="001a5f45" style:font-size-asian="16pt" style:font-size-complex="16pt"/>
    </style:style>
    <style:style style:name="P28" style:family="paragraph" style:parent-style-name="Standard">
      <style:text-properties style:font-name="Century Schoolbook L" fo:font-size="16pt" officeooo:rsid="002b8793" officeooo:paragraph-rsid="003e0c16" style:font-size-asian="16pt" style:font-size-complex="16pt"/>
    </style:style>
    <style:style style:name="P29" style:family="paragraph" style:parent-style-name="Standard">
      <style:text-properties style:font-name="Century Schoolbook L" fo:font-size="16pt" officeooo:rsid="00266f4e" officeooo:paragraph-rsid="00266f4e" style:font-size-asian="16pt" style:font-size-complex="16pt"/>
    </style:style>
    <style:style style:name="P30" style:family="paragraph" style:parent-style-name="Standard">
      <style:text-properties style:font-name="Century Schoolbook L" fo:font-size="16pt" officeooo:rsid="0028586b" officeooo:paragraph-rsid="00e6fb68" style:font-size-asian="16pt" style:font-size-complex="16pt"/>
    </style:style>
    <style:style style:name="P31" style:family="paragraph" style:parent-style-name="Standard">
      <style:text-properties style:font-name="Century Schoolbook L" fo:font-size="16pt" officeooo:rsid="00364312" officeooo:paragraph-rsid="00364312" style:font-size-asian="16pt" style:font-size-complex="16pt"/>
    </style:style>
    <style:style style:name="P32" style:family="paragraph" style:parent-style-name="Standard">
      <style:text-properties style:font-name="Century Schoolbook L" officeooo:rsid="0087c960" officeooo:paragraph-rsid="0087c960"/>
    </style:style>
    <style:style style:name="P33" style:family="paragraph" style:parent-style-name="Standard">
      <style:text-properties style:font-name="Century Schoolbook L" officeooo:rsid="00346430" officeooo:paragraph-rsid="009d15d5"/>
    </style:style>
    <style:style style:name="P34" style:family="paragraph" style:parent-style-name="Standard">
      <style:text-properties style:font-name="Century Schoolbook L" officeooo:rsid="00346430" officeooo:paragraph-rsid="00a97809"/>
    </style:style>
    <style:style style:name="P35" style:family="paragraph" style:parent-style-name="Standard">
      <style:text-properties style:font-name="Century Schoolbook L" officeooo:rsid="001a5f45" officeooo:paragraph-rsid="004cc7f0"/>
    </style:style>
    <style:style style:name="P36" style:family="paragraph" style:parent-style-name="Standard">
      <style:text-properties style:font-name="Century Schoolbook L" officeooo:rsid="01060842" officeooo:paragraph-rsid="01060842"/>
    </style:style>
    <style:style style:name="P37" style:family="paragraph" style:parent-style-name="Standard">
      <style:text-properties fo:font-weight="normal" officeooo:rsid="00185ffa" officeooo:paragraph-rsid="00185ffa" style:font-weight-asian="normal" style:font-weight-complex="normal"/>
    </style:style>
    <style:style style:name="P38" style:family="paragraph" style:parent-style-name="Standard">
      <style:text-properties style:font-name="Courier" fo:font-size="12pt" officeooo:rsid="002b8793" officeooo:paragraph-rsid="0041b800" style:font-size-asian="12pt" style:font-size-complex="12pt"/>
    </style:style>
    <style:style style:name="P39" style:family="paragraph" style:parent-style-name="Standard">
      <style:text-properties style:font-name="Courier" fo:font-size="12pt" officeooo:rsid="0041b800" officeooo:paragraph-rsid="0041b800" style:font-size-asian="12pt" style:font-size-complex="12pt"/>
    </style:style>
    <style:style style:name="P40" style:family="paragraph" style:parent-style-name="Standard">
      <style:text-properties style:font-name="Courier" fo:font-size="12pt" officeooo:rsid="0046665b" officeooo:paragraph-rsid="005d2902" style:font-size-asian="12pt" style:font-size-complex="12pt"/>
    </style:style>
    <style:style style:name="P41" style:family="paragraph" style:parent-style-name="Standard">
      <style:text-properties style:font-name="Courier" fo:font-size="12pt" officeooo:rsid="00608b39" officeooo:paragraph-rsid="00608b39" style:font-size-asian="12pt" style:font-size-complex="12pt"/>
    </style:style>
    <style:style style:name="P42" style:family="paragraph" style:parent-style-name="Standard">
      <style:text-properties style:font-name="Courier" fo:font-size="12pt" officeooo:rsid="002e11f8" officeooo:paragraph-rsid="0041b800" style:font-size-asian="12pt" style:font-size-complex="12pt"/>
    </style:style>
    <style:style style:name="P43" style:family="paragraph" style:parent-style-name="Standard">
      <style:text-properties style:font-name="Courier" fo:font-size="12pt" officeooo:rsid="010a474b" officeooo:paragraph-rsid="010a474b" style:font-size-asian="12pt" style:font-size-complex="12pt"/>
    </style:style>
    <style:style style:name="P44" style:family="paragraph" style:parent-style-name="Standard">
      <style:text-properties style:font-name="Courier" fo:font-size="12pt" fo:font-weight="normal" officeooo:rsid="0030d5e2" officeooo:paragraph-rsid="0085bfe8" style:font-size-asian="12pt" style:font-weight-asian="normal" style:font-size-complex="12pt" style:font-weight-complex="normal"/>
    </style:style>
    <style:style style:name="P45" style:family="paragraph" style:parent-style-name="Standard">
      <style:text-properties style:font-name="Courier" fo:font-size="12pt" fo:font-weight="normal" officeooo:rsid="004cc7f0" officeooo:paragraph-rsid="0058e85f" style:font-size-asian="12pt" style:font-weight-asian="normal" style:font-size-complex="12pt" style:font-weight-complex="normal"/>
    </style:style>
    <style:style style:name="P46" style:family="paragraph" style:parent-style-name="Standard">
      <style:text-properties style:font-name="Courier" fo:font-size="12pt" fo:font-weight="normal" officeooo:rsid="008ca89d" officeooo:paragraph-rsid="008ca89d" style:font-size-asian="12pt" style:font-weight-asian="normal" style:font-size-complex="12pt" style:font-weight-complex="normal"/>
    </style:style>
    <style:style style:name="P47" style:family="paragraph" style:parent-style-name="Standard">
      <style:text-properties officeooo:rsid="00346430" officeooo:paragraph-rsid="00346430"/>
    </style:style>
    <style:style style:name="P48" style:family="paragraph" style:parent-style-name="Standard">
      <style:text-properties style:font-name="Georgia" fo:font-size="12pt" fo:font-weight="normal" officeooo:rsid="008ca89d" officeooo:paragraph-rsid="008ca89d" style:font-size-asian="12pt" style:font-weight-asian="normal" style:font-size-complex="12pt" style:font-weight-complex="normal"/>
    </style:style>
    <style:style style:name="P49" style:family="paragraph" style:parent-style-name="Standard">
      <style:text-properties style:font-name="Georgia" fo:font-size="12pt" fo:font-weight="normal" officeooo:rsid="0030d5e2" officeooo:paragraph-rsid="0085bfe8" style:font-size-asian="12pt" style:font-weight-asian="normal" style:font-size-complex="12pt" style:font-weight-complex="normal"/>
    </style:style>
    <style:style style:name="P50" style:family="paragraph" style:parent-style-name="Standard">
      <style:text-properties style:font-name="Georgia" fo:font-size="12pt" fo:font-weight="normal" officeooo:rsid="0030d5e2" officeooo:paragraph-rsid="00c6356c" style:font-size-asian="12pt" style:font-weight-asian="normal" style:font-size-complex="12pt" style:font-weight-complex="normal"/>
    </style:style>
    <style:style style:name="P51" style:family="paragraph" style:parent-style-name="Standard">
      <style:text-properties style:font-name="Georgia" fo:font-size="12pt" fo:font-weight="normal" officeooo:rsid="0030d5e2" officeooo:paragraph-rsid="01108ecf" style:font-size-asian="12pt" style:font-weight-asian="normal" style:font-size-complex="12pt" style:font-weight-complex="normal"/>
    </style:style>
    <style:style style:name="P52" style:family="paragraph" style:parent-style-name="Standard">
      <style:text-properties style:font-name="Georgia" fo:font-size="12pt" fo:font-weight="normal" officeooo:rsid="008ea4f0" officeooo:paragraph-rsid="008ea4f0" style:font-size-asian="12pt" style:font-weight-asian="normal" style:font-size-complex="12pt" style:font-weight-complex="normal"/>
    </style:style>
    <style:style style:name="P53" style:family="paragraph" style:parent-style-name="Standard">
      <style:text-properties style:font-name="Georgia" fo:font-size="12pt" fo:font-weight="normal" officeooo:rsid="009decbf" officeooo:paragraph-rsid="009decbf" style:font-size-asian="12pt" style:font-weight-asian="normal" style:font-size-complex="12pt" style:font-weight-complex="normal"/>
    </style:style>
    <style:style style:name="P54" style:family="paragraph" style:parent-style-name="Standard">
      <style:text-properties style:font-name="Georgia" fo:font-size="12pt" fo:font-weight="normal" officeooo:rsid="009e93e0" officeooo:paragraph-rsid="009e93e0" style:font-size-asian="12pt" style:font-weight-asian="normal" style:font-size-complex="12pt" style:font-weight-complex="normal"/>
    </style:style>
    <style:style style:name="P55" style:family="paragraph" style:parent-style-name="Standard">
      <style:text-properties style:font-name="Georgia" fo:font-size="12pt" fo:font-weight="normal" officeooo:rsid="00986427" officeooo:paragraph-rsid="00986427" style:font-size-asian="12pt" style:font-weight-asian="normal" style:font-size-complex="12pt" style:font-weight-complex="normal"/>
    </style:style>
    <style:style style:name="P56" style:family="paragraph" style:parent-style-name="Standard">
      <style:text-properties style:font-name="Georgia" fo:font-size="12pt" fo:font-weight="normal" officeooo:rsid="0099b2d8" officeooo:paragraph-rsid="00185ffa" style:font-size-asian="12pt" style:font-weight-asian="normal" style:font-size-complex="12pt" style:font-weight-complex="normal"/>
    </style:style>
    <style:style style:name="P57" style:family="paragraph" style:parent-style-name="Standard">
      <style:text-properties style:font-name="Georgia" fo:font-size="12pt" fo:font-weight="normal" officeooo:rsid="0099b2d8" officeooo:paragraph-rsid="0099b2d8" style:font-size-asian="12pt" style:font-weight-asian="normal" style:font-size-complex="12pt" style:font-weight-complex="normal"/>
    </style:style>
    <style:style style:name="P58" style:family="paragraph" style:parent-style-name="Standard">
      <style:text-properties style:font-name="Georgia" fo:font-size="12pt" fo:font-weight="normal" officeooo:rsid="001ce7c1" officeooo:paragraph-rsid="00185ffa" style:font-size-asian="12pt" style:font-weight-asian="normal" style:font-size-complex="12pt" style:font-weight-complex="normal"/>
    </style:style>
    <style:style style:name="P59" style:family="paragraph" style:parent-style-name="Standard">
      <style:text-properties style:font-name="Georgia" fo:font-size="12pt" fo:font-weight="normal" officeooo:rsid="00ba91f1" officeooo:paragraph-rsid="00ba91f1" style:font-size-asian="12pt" style:font-weight-asian="normal" style:font-size-complex="12pt" style:font-weight-complex="normal"/>
    </style:style>
    <style:style style:name="P60" style:family="paragraph" style:parent-style-name="Standard">
      <style:text-properties style:font-name="Georgia" fo:font-size="12pt" fo:font-weight="normal" officeooo:rsid="004bb6a3" officeooo:paragraph-rsid="004cc7f0" style:font-size-asian="12pt" style:font-weight-asian="normal" style:font-size-complex="12pt" style:font-weight-complex="normal"/>
    </style:style>
    <style:style style:name="P61" style:family="paragraph" style:parent-style-name="Standard">
      <style:text-properties style:font-name="Georgia" fo:font-size="12pt" fo:font-weight="normal" officeooo:rsid="004bb6a3" officeooo:paragraph-rsid="004bb6a3" style:font-size-asian="12pt" style:font-weight-asian="normal" style:font-size-complex="12pt" style:font-weight-complex="normal"/>
    </style:style>
    <style:style style:name="P62" style:family="paragraph" style:parent-style-name="Standard">
      <style:text-properties style:font-name="Georgia" fo:font-size="12pt" fo:font-weight="normal" officeooo:rsid="004cc7f0" officeooo:paragraph-rsid="004cc7f0" style:font-size-asian="12pt" style:font-weight-asian="normal" style:font-size-complex="12pt" style:font-weight-complex="normal"/>
    </style:style>
    <style:style style:name="P63" style:family="paragraph" style:parent-style-name="Standard">
      <style:text-properties style:font-name="Georgia" fo:font-size="12pt" fo:font-weight="normal" officeooo:rsid="004cc7f0" officeooo:paragraph-rsid="0058e85f" style:font-size-asian="12pt" style:font-weight-asian="normal" style:font-size-complex="12pt" style:font-weight-complex="normal"/>
    </style:style>
    <style:style style:name="P64" style:family="paragraph" style:parent-style-name="Standard">
      <style:text-properties style:font-name="Georgia" fo:font-size="12pt" fo:font-weight="normal" officeooo:rsid="004cc7f0" officeooo:paragraph-rsid="01342463" style:font-size-asian="12pt" style:font-weight-asian="normal" style:font-size-complex="12pt" style:font-weight-complex="normal"/>
    </style:style>
    <style:style style:name="P65" style:family="paragraph" style:parent-style-name="Standard">
      <style:text-properties style:font-name="Georgia" fo:font-size="12pt" fo:font-weight="normal" officeooo:rsid="00540396" officeooo:paragraph-rsid="004cc7f0" style:font-size-asian="12pt" style:font-weight-asian="normal" style:font-size-complex="12pt" style:font-weight-complex="normal"/>
    </style:style>
    <style:style style:name="P66" style:family="paragraph" style:parent-style-name="Standard">
      <style:text-properties style:font-name="Georgia" fo:font-size="12pt" fo:font-weight="normal" officeooo:rsid="00540396" officeooo:paragraph-rsid="0058e85f" style:font-size-asian="12pt" style:font-weight-asian="normal" style:font-size-complex="12pt" style:font-weight-complex="normal"/>
    </style:style>
    <style:style style:name="P67" style:family="paragraph" style:parent-style-name="Standard">
      <style:text-properties style:font-name="Georgia" fo:font-size="12pt" fo:font-weight="normal" officeooo:rsid="00540396" officeooo:paragraph-rsid="00cb42bd" style:font-size-asian="12pt" style:font-weight-asian="normal" style:font-size-complex="12pt" style:font-weight-complex="normal"/>
    </style:style>
    <style:style style:name="P68" style:family="paragraph" style:parent-style-name="Standard">
      <style:text-properties style:font-name="Georgia" fo:font-size="12pt" fo:font-weight="normal" officeooo:rsid="004f6507" officeooo:paragraph-rsid="0058e85f" style:font-size-asian="12pt" style:font-weight-asian="normal" style:font-size-complex="12pt" style:font-weight-complex="normal"/>
    </style:style>
    <style:style style:name="P69" style:family="paragraph" style:parent-style-name="Standard">
      <style:text-properties style:font-name="Georgia" fo:font-size="12pt" fo:font-weight="normal" officeooo:rsid="0051040d" officeooo:paragraph-rsid="0058e85f" style:font-size-asian="12pt" style:font-weight-asian="normal" style:font-size-complex="12pt" style:font-weight-complex="normal"/>
    </style:style>
    <style:style style:name="P70" style:family="paragraph" style:parent-style-name="Standard">
      <style:text-properties style:font-name="Georgia" fo:font-size="12pt" fo:font-weight="normal" officeooo:rsid="00cc4017" officeooo:paragraph-rsid="00cc4017" style:font-size-asian="12pt" style:font-weight-asian="normal" style:font-size-complex="12pt" style:font-weight-complex="normal"/>
    </style:style>
    <style:style style:name="P71" style:family="paragraph" style:parent-style-name="Standard">
      <style:text-properties style:font-name="Georgia" fo:font-size="12pt" fo:font-weight="normal" officeooo:rsid="0057ff9e" officeooo:paragraph-rsid="00cb42bd" style:font-size-asian="12pt" style:font-weight-asian="normal" style:font-size-complex="12pt" style:font-weight-complex="normal"/>
    </style:style>
    <style:style style:name="P72" style:family="paragraph" style:parent-style-name="Standard">
      <style:text-properties style:font-name="Georgia" fo:font-size="12pt" fo:font-weight="normal" officeooo:rsid="00ed180b" officeooo:paragraph-rsid="00f2c656" style:font-size-asian="12pt" style:font-weight-asian="normal" style:font-size-complex="12pt" style:font-weight-complex="normal"/>
    </style:style>
    <style:style style:name="P73" style:family="paragraph" style:parent-style-name="Standard">
      <style:text-properties style:font-name="Georgia" fo:font-size="12pt" fo:font-weight="normal" officeooo:rsid="00ee16f6" officeooo:paragraph-rsid="00f303a1" style:font-size-asian="12pt" style:font-weight-asian="normal" style:font-size-complex="12pt" style:font-weight-complex="normal"/>
    </style:style>
    <style:style style:name="P74" style:family="paragraph" style:parent-style-name="Standard">
      <style:text-properties style:font-name="Georgia" fo:font-size="12pt" fo:font-weight="normal" officeooo:rsid="00eec36c" officeooo:paragraph-rsid="00f303a1" style:font-size-asian="12pt" style:font-weight-asian="normal" style:font-size-complex="12pt" style:font-weight-complex="normal"/>
    </style:style>
    <style:style style:name="P75" style:family="paragraph" style:parent-style-name="Standard">
      <style:text-properties style:font-name="Georgia" fo:font-size="12pt" fo:font-weight="normal" officeooo:rsid="00f85188" officeooo:paragraph-rsid="00f85188" style:font-size-asian="12pt" style:font-weight-asian="normal" style:font-size-complex="12pt" style:font-weight-complex="normal"/>
    </style:style>
    <style:style style:name="P76" style:family="paragraph" style:parent-style-name="Standard">
      <style:text-properties style:font-name="Georgia" fo:font-size="12pt" fo:font-weight="normal" officeooo:rsid="00fad637" officeooo:paragraph-rsid="00fad637" style:font-size-asian="12pt" style:font-weight-asian="normal" style:font-size-complex="12pt" style:font-weight-complex="normal"/>
    </style:style>
    <style:style style:name="P77" style:family="paragraph" style:parent-style-name="Standard">
      <style:text-properties style:font-name="Georgia" fo:font-size="12pt" fo:font-weight="normal" officeooo:rsid="01060842" officeooo:paragraph-rsid="01060842" style:font-size-asian="12pt" style:font-weight-asian="normal" style:font-size-complex="12pt" style:font-weight-complex="normal"/>
    </style:style>
    <style:style style:name="P78" style:family="paragraph" style:parent-style-name="Standard">
      <style:text-properties style:font-name="Georgia" fo:font-size="12pt" fo:font-weight="normal" officeooo:rsid="01060842" officeooo:paragraph-rsid="004bb6a3" style:font-size-asian="12pt" style:font-weight-asian="normal" style:font-size-complex="12pt" style:font-weight-complex="normal"/>
    </style:style>
    <style:style style:name="P79" style:family="paragraph" style:parent-style-name="Standard">
      <style:text-properties style:font-name="Georgia" fo:font-size="12pt" fo:font-weight="normal" officeooo:rsid="01108598" officeooo:paragraph-rsid="01108598" style:font-size-asian="12pt" style:font-weight-asian="normal" style:font-size-complex="12pt" style:font-weight-complex="normal"/>
    </style:style>
    <style:style style:name="P80" style:family="paragraph" style:parent-style-name="Standard">
      <style:text-properties style:font-name="Georgia" fo:font-size="12pt" fo:font-weight="normal" officeooo:rsid="01108ecf" officeooo:paragraph-rsid="01108ecf" style:font-size-asian="12pt" style:font-weight-asian="normal" style:font-size-complex="12pt" style:font-weight-complex="normal"/>
    </style:style>
    <style:style style:name="P81" style:family="paragraph" style:parent-style-name="Standard">
      <style:text-properties style:font-name="Georgia" fo:font-size="12pt" fo:font-weight="normal" officeooo:rsid="011183b8" officeooo:paragraph-rsid="011183b8" style:font-size-asian="12pt" style:font-weight-asian="normal" style:font-size-complex="12pt" style:font-weight-complex="normal"/>
    </style:style>
    <style:style style:name="P82" style:family="paragraph" style:parent-style-name="Standard">
      <style:text-properties style:font-name="Georgia" fo:font-size="12pt" fo:font-weight="normal" officeooo:rsid="0119bfe4" officeooo:paragraph-rsid="0119bfe4" style:font-size-asian="12pt" style:font-weight-asian="normal" style:font-size-complex="12pt" style:font-weight-complex="normal"/>
    </style:style>
    <style:style style:name="P83" style:family="paragraph" style:parent-style-name="Standard">
      <style:text-properties style:font-name="Georgia" fo:font-size="12pt" fo:font-weight="normal" officeooo:rsid="0119bfe4" officeooo:paragraph-rsid="0139a9ff" style:font-size-asian="12pt" style:font-weight-asian="normal" style:font-size-complex="12pt" style:font-weight-complex="normal"/>
    </style:style>
    <style:style style:name="P84" style:family="paragraph" style:parent-style-name="Standard">
      <style:text-properties style:font-name="Georgia" fo:font-size="12pt" fo:font-weight="normal" officeooo:rsid="0119bfe4" officeooo:paragraph-rsid="015b1b22" style:font-size-asian="12pt" style:font-weight-asian="normal" style:font-size-complex="12pt" style:font-weight-complex="normal"/>
    </style:style>
    <style:style style:name="P85" style:family="paragraph" style:parent-style-name="Standard">
      <style:text-properties style:font-name="Georgia" fo:font-size="12pt" fo:font-weight="normal" officeooo:rsid="011b7eed" officeooo:paragraph-rsid="011d3e06" style:font-size-asian="12pt" style:font-weight-asian="normal" style:font-size-complex="12pt" style:font-weight-complex="normal"/>
    </style:style>
    <style:style style:name="P86" style:family="paragraph" style:parent-style-name="Standard">
      <style:text-properties style:font-name="Georgia" fo:font-size="12pt" fo:font-weight="normal" officeooo:rsid="011f2274" officeooo:paragraph-rsid="011f2274" style:font-size-asian="12pt" style:font-weight-asian="normal" style:font-size-complex="12pt" style:font-weight-complex="normal"/>
    </style:style>
    <style:style style:name="P87" style:family="paragraph" style:parent-style-name="Standard">
      <style:text-properties style:font-name="Georgia" fo:font-size="12pt" fo:font-weight="normal" officeooo:rsid="0120675e" officeooo:paragraph-rsid="0120675e" style:font-size-asian="12pt" style:font-weight-asian="normal" style:font-size-complex="12pt" style:font-weight-complex="normal"/>
    </style:style>
    <style:style style:name="P88" style:family="paragraph" style:parent-style-name="Standard">
      <style:text-properties style:font-name="Georgia" fo:font-size="12pt" fo:font-weight="normal" officeooo:rsid="011d3e06" officeooo:paragraph-rsid="011183b8" style:font-size-asian="12pt" style:font-weight-asian="normal" style:font-size-complex="12pt" style:font-weight-complex="normal"/>
    </style:style>
    <style:style style:name="P89" style:family="paragraph" style:parent-style-name="Standard">
      <style:text-properties style:font-name="Georgia" fo:font-size="12pt" fo:font-weight="normal" officeooo:rsid="0123d3fc" officeooo:paragraph-rsid="0123d3fc" style:font-size-asian="12pt" style:font-weight-asian="normal" style:font-size-complex="12pt" style:font-weight-complex="normal"/>
    </style:style>
    <style:style style:name="P90" style:family="paragraph" style:parent-style-name="Standard">
      <style:text-properties style:font-name="Georgia" fo:font-size="12pt" fo:font-weight="normal" officeooo:rsid="0123d3fc" officeooo:paragraph-rsid="0139a9ff" style:font-size-asian="12pt" style:font-weight-asian="normal" style:font-size-complex="12pt" style:font-weight-complex="normal"/>
    </style:style>
    <style:style style:name="P91" style:family="paragraph" style:parent-style-name="Standard">
      <style:text-properties style:font-name="Georgia" fo:font-size="12pt" fo:font-weight="normal" officeooo:rsid="012896e8" officeooo:paragraph-rsid="012b6eae" style:font-size-asian="12pt" style:font-weight-asian="normal" style:font-size-complex="12pt" style:font-weight-complex="normal"/>
    </style:style>
    <style:style style:name="P92" style:family="paragraph" style:parent-style-name="Standard">
      <style:text-properties style:font-name="Georgia" fo:font-size="12pt" fo:font-weight="normal" officeooo:rsid="00c09d83" officeooo:paragraph-rsid="00c09d83" style:font-size-asian="12pt" style:font-weight-asian="normal" style:font-size-complex="12pt" style:font-weight-complex="normal"/>
    </style:style>
    <style:style style:name="P93" style:family="paragraph" style:parent-style-name="Standard">
      <style:text-properties style:font-name="Georgia" fo:font-size="12pt" fo:font-weight="normal" officeooo:rsid="01342463" officeooo:paragraph-rsid="01342463" style:font-size-asian="12pt" style:font-weight-asian="normal" style:font-size-complex="12pt" style:font-weight-complex="normal"/>
    </style:style>
    <style:style style:name="P94" style:family="paragraph" style:parent-style-name="Standard">
      <style:text-properties style:font-name="Georgia" fo:font-size="12pt" fo:font-weight="normal" officeooo:rsid="0134721a" officeooo:paragraph-rsid="0134721a" style:font-size-asian="12pt" style:font-weight-asian="normal" style:font-size-complex="12pt" style:font-weight-complex="normal"/>
    </style:style>
    <style:style style:name="P95" style:family="paragraph" style:parent-style-name="Standard">
      <style:text-properties style:font-name="Georgia" fo:font-size="12pt" fo:font-weight="normal" officeooo:rsid="0064153c" officeooo:paragraph-rsid="013ae3aa" style:font-size-asian="12pt" style:font-weight-asian="normal" style:font-size-complex="12pt" style:font-weight-complex="normal"/>
    </style:style>
    <style:style style:name="P96" style:family="paragraph" style:parent-style-name="Standard">
      <style:text-properties style:font-name="Georgia" fo:font-size="12pt" fo:font-weight="normal" officeooo:rsid="013ae3aa" officeooo:paragraph-rsid="013ae3aa" style:font-size-asian="12pt" style:font-weight-asian="normal" style:font-size-complex="12pt" style:font-weight-complex="normal"/>
    </style:style>
    <style:style style:name="P97" style:family="paragraph" style:parent-style-name="Standard">
      <style:text-properties style:font-name="Georgia" fo:font-size="12pt" fo:font-weight="normal" officeooo:rsid="013e24bf" officeooo:paragraph-rsid="013e24bf" style:font-size-asian="12pt" style:font-weight-asian="normal" style:font-size-complex="12pt" style:font-weight-complex="normal"/>
    </style:style>
    <style:style style:name="P98" style:family="paragraph" style:parent-style-name="Standard">
      <style:text-properties style:font-name="Georgia" fo:font-size="12pt" fo:font-weight="normal" officeooo:rsid="013e24bf" officeooo:paragraph-rsid="013ecffd" style:font-size-asian="12pt" style:font-weight-asian="normal" style:font-size-complex="12pt" style:font-weight-complex="normal"/>
    </style:style>
    <style:style style:name="P99" style:family="paragraph" style:parent-style-name="Standard">
      <style:text-properties style:font-name="Georgia" fo:font-size="12pt" fo:font-weight="normal" officeooo:rsid="013ecffd" officeooo:paragraph-rsid="013ecffd" style:font-size-asian="12pt" style:font-weight-asian="normal" style:font-size-complex="12pt" style:font-weight-complex="normal"/>
    </style:style>
    <style:style style:name="P100" style:family="paragraph" style:parent-style-name="Standard">
      <style:text-properties style:font-name="Georgia" fo:font-size="12pt" fo:font-weight="normal" officeooo:rsid="00f3f86a" officeooo:paragraph-rsid="00f3f86a" style:font-size-asian="10.5pt" style:font-weight-asian="normal" style:font-size-complex="12pt" style:font-weight-complex="normal"/>
    </style:style>
    <style:style style:name="P101" style:family="paragraph" style:parent-style-name="Standard">
      <style:text-properties style:font-name="Georgia" fo:font-size="12pt" fo:font-weight="normal" officeooo:rsid="01220d29" officeooo:paragraph-rsid="01220d29" style:font-size-asian="10.5pt" style:font-weight-asian="normal" style:font-size-complex="12pt" style:font-weight-complex="normal"/>
    </style:style>
    <style:style style:name="P102" style:family="paragraph" style:parent-style-name="Standard">
      <style:text-properties style:font-name="Georgia" fo:font-size="12pt" style:text-underline-style="none" fo:font-weight="bold" officeooo:rsid="00185ffa" officeooo:paragraph-rsid="00185ffa" style:font-size-asian="12pt" style:font-weight-asian="bold" style:font-size-complex="12pt" style:font-weight-complex="bold"/>
    </style:style>
    <style:style style:name="P103" style:family="paragraph" style:parent-style-name="Standard">
      <style:text-properties style:font-name="Georgia" fo:font-size="12pt" style:text-underline-style="none" fo:font-weight="normal" officeooo:rsid="00185ffa" officeooo:paragraph-rsid="00185ffa" style:font-size-asian="12pt" style:font-weight-asian="normal" style:font-size-complex="12pt" style:font-weight-complex="normal"/>
    </style:style>
    <style:style style:name="P104" style:family="paragraph" style:parent-style-name="Standard">
      <style:text-properties style:font-name="Georgia" fo:font-size="12pt" style:text-underline-style="none" fo:font-weight="normal" officeooo:rsid="004bb6a3" officeooo:paragraph-rsid="004bb6a3" style:font-size-asian="12pt" style:font-weight-asian="normal" style:font-size-complex="12pt" style:font-weight-complex="normal"/>
    </style:style>
    <style:style style:name="P105" style:family="paragraph" style:parent-style-name="Standard">
      <style:text-properties style:font-name="Georgia" fo:font-size="12pt" style:text-underline-style="none" fo:font-weight="normal" officeooo:rsid="00b22468" officeooo:paragraph-rsid="00b22468" style:font-size-asian="12pt" style:font-weight-asian="normal" style:font-size-complex="12pt" style:font-weight-complex="normal"/>
    </style:style>
    <style:style style:name="P106" style:family="paragraph" style:parent-style-name="Standard">
      <style:text-properties style:font-name="Georgia" fo:font-size="12pt" style:text-underline-style="none" fo:font-weight="normal" officeooo:rsid="00b22468" officeooo:paragraph-rsid="004bb6a3" style:font-size-asian="12pt" style:font-weight-asian="normal" style:font-size-complex="12pt" style:font-weight-complex="normal"/>
    </style:style>
    <style:style style:name="P107" style:family="paragraph" style:parent-style-name="Standard">
      <style:text-properties style:font-name="Georgia" fo:font-size="12pt" style:text-underline-style="none" fo:font-weight="normal" officeooo:rsid="00c2418b" officeooo:paragraph-rsid="00ce2260" style:font-size-asian="12pt" style:font-weight-asian="normal" style:font-size-complex="12pt" style:font-weight-complex="normal"/>
    </style:style>
    <style:style style:name="P108" style:family="paragraph" style:parent-style-name="Standard">
      <style:text-properties style:font-name="Georgia" fo:font-size="12pt" officeooo:rsid="001cc948" officeooo:paragraph-rsid="001ce7c1" style:font-size-asian="12pt" style:font-size-complex="12pt"/>
    </style:style>
    <style:style style:name="P109" style:family="paragraph" style:parent-style-name="Standard">
      <style:text-properties style:font-name="Georgia" fo:font-size="12pt" officeooo:rsid="001cc948" officeooo:paragraph-rsid="009f9ec0" style:font-size-asian="12pt" style:font-size-complex="12pt"/>
    </style:style>
    <style:style style:name="P110" style:family="paragraph" style:parent-style-name="Standard">
      <style:text-properties style:font-name="Georgia" fo:font-size="12pt" officeooo:rsid="001e7206" officeooo:paragraph-rsid="001ce7c1" style:font-size-asian="12pt" style:font-size-complex="12pt"/>
    </style:style>
    <style:style style:name="P111" style:family="paragraph" style:parent-style-name="Standard">
      <style:text-properties style:font-name="Georgia" fo:font-size="12pt" officeooo:rsid="001e7206" officeooo:paragraph-rsid="00b08e46" style:font-size-asian="12pt" style:font-size-complex="12pt"/>
    </style:style>
    <style:style style:name="P112" style:family="paragraph" style:parent-style-name="Standard">
      <style:text-properties style:font-name="Georgia" fo:font-size="12pt" officeooo:rsid="00185ffa" officeooo:paragraph-rsid="001ce7c1" style:font-size-asian="12pt" style:font-size-complex="12pt"/>
    </style:style>
    <style:style style:name="P113" style:family="paragraph" style:parent-style-name="Standard">
      <style:text-properties style:font-name="Georgia" fo:font-size="12pt" officeooo:rsid="00185ffa" officeooo:paragraph-rsid="00185ffa" style:font-size-asian="12pt" style:font-size-complex="12pt"/>
    </style:style>
    <style:style style:name="P114" style:family="paragraph" style:parent-style-name="Standard">
      <style:text-properties style:font-name="Georgia" fo:font-size="12pt" officeooo:rsid="00918ee8" officeooo:paragraph-rsid="00918ee8" style:font-size-asian="12pt" style:font-size-complex="12pt"/>
    </style:style>
    <style:style style:name="P115" style:family="paragraph" style:parent-style-name="Standard">
      <style:text-properties style:font-name="Georgia" fo:font-size="12pt" officeooo:rsid="00918ee8" officeooo:paragraph-rsid="0092df2e" style:font-size-asian="12pt" style:font-size-complex="12pt"/>
    </style:style>
    <style:style style:name="P116" style:family="paragraph" style:parent-style-name="Standard">
      <style:text-properties style:font-name="Georgia" fo:font-size="12pt" officeooo:rsid="0092df2e" officeooo:paragraph-rsid="0092df2e" style:font-size-asian="12pt" style:font-size-complex="12pt"/>
    </style:style>
    <style:style style:name="P117" style:family="paragraph" style:parent-style-name="Standard">
      <style:text-properties style:font-name="Georgia" fo:font-size="12pt" officeooo:rsid="0092edb2" officeooo:paragraph-rsid="0092edb2" style:font-size-asian="12pt" style:font-size-complex="12pt"/>
    </style:style>
    <style:style style:name="P118" style:family="paragraph" style:parent-style-name="Standard">
      <style:text-properties style:font-name="Georgia" fo:font-size="12pt" officeooo:rsid="0093ade2" officeooo:paragraph-rsid="0093ade2" style:font-size-asian="12pt" style:font-size-complex="12pt"/>
    </style:style>
    <style:style style:name="P119" style:family="paragraph" style:parent-style-name="Standard">
      <style:text-properties style:font-name="Georgia" fo:font-size="12pt" officeooo:rsid="0094b57a" officeooo:paragraph-rsid="0094b57a" style:font-size-asian="12pt" style:font-size-complex="12pt"/>
    </style:style>
    <style:style style:name="P120" style:family="paragraph" style:parent-style-name="Standard">
      <style:text-properties style:font-name="Georgia" fo:font-size="12pt" officeooo:rsid="009f9ec0" officeooo:paragraph-rsid="009f9ec0" style:font-size-asian="12pt" style:font-size-complex="12pt"/>
    </style:style>
    <style:style style:name="P121" style:family="paragraph" style:parent-style-name="Standard">
      <style:text-properties style:font-name="Georgia" fo:font-size="12pt" officeooo:rsid="00a049e1" officeooo:paragraph-rsid="00a049e1" style:font-size-asian="12pt" style:font-size-complex="12pt"/>
    </style:style>
    <style:style style:name="P122" style:family="paragraph" style:parent-style-name="Standard">
      <style:text-properties style:font-name="Georgia" fo:font-size="12pt" officeooo:rsid="00b08e46" officeooo:paragraph-rsid="00b08e46" style:font-size-asian="12pt" style:font-size-complex="12pt"/>
    </style:style>
    <style:style style:name="P123" style:family="paragraph" style:parent-style-name="Standard">
      <style:text-properties style:font-name="Georgia" fo:font-size="12pt" officeooo:rsid="00b00f41" officeooo:paragraph-rsid="00b08e46" style:font-size-asian="12pt" style:font-size-complex="12pt"/>
    </style:style>
    <style:style style:name="P124" style:family="paragraph" style:parent-style-name="Standard">
      <style:text-properties style:font-name="Georgia" fo:font-size="12pt" officeooo:rsid="00b00f41" officeooo:paragraph-rsid="00b9ba46" style:font-size-asian="12pt" style:font-size-complex="12pt"/>
    </style:style>
    <style:style style:name="P125" style:family="paragraph" style:parent-style-name="Standard">
      <style:text-properties style:font-name="Georgia" fo:font-size="12pt" officeooo:rsid="00266f4e" officeooo:paragraph-rsid="00264bfe" style:font-size-asian="12pt" style:font-size-complex="12pt"/>
    </style:style>
    <style:style style:name="P126" style:family="paragraph" style:parent-style-name="Standard">
      <style:text-properties style:font-name="Georgia" fo:font-size="12pt" officeooo:rsid="0028586b" officeooo:paragraph-rsid="00264bfe" style:font-size-asian="12pt" style:font-size-complex="12pt"/>
    </style:style>
    <style:style style:name="P127" style:family="paragraph" style:parent-style-name="Standard">
      <style:text-properties style:font-name="Georgia" fo:font-size="12pt" officeooo:rsid="0028586b" officeooo:paragraph-rsid="00e6fb68" style:font-size-asian="12pt" style:font-size-complex="12pt"/>
    </style:style>
    <style:style style:name="P128" style:family="paragraph" style:parent-style-name="Standard">
      <style:text-properties style:font-name="Georgia" fo:font-size="12pt" officeooo:rsid="00264bfe" officeooo:paragraph-rsid="00264bfe" style:font-size-asian="12pt" style:font-size-complex="12pt"/>
    </style:style>
    <style:style style:name="P129" style:family="paragraph" style:parent-style-name="Standard">
      <style:text-properties style:font-name="Georgia" fo:font-size="12pt" officeooo:rsid="00364312" officeooo:paragraph-rsid="00364312" style:font-size-asian="12pt" style:font-size-complex="12pt"/>
    </style:style>
    <style:style style:name="P130" style:family="paragraph" style:parent-style-name="Standard">
      <style:text-properties style:font-name="Georgia" fo:font-size="12pt" officeooo:rsid="00364312" officeooo:paragraph-rsid="006d2daf" style:font-size-asian="12pt" style:font-size-complex="12pt"/>
    </style:style>
    <style:style style:name="P131" style:family="paragraph" style:parent-style-name="Standard">
      <style:text-properties style:font-name="Georgia" fo:font-size="12pt" officeooo:rsid="00364312" officeooo:paragraph-rsid="00e8c690" style:font-size-asian="12pt" style:font-size-complex="12pt"/>
    </style:style>
    <style:style style:name="P132" style:family="paragraph" style:parent-style-name="Standard">
      <style:text-properties style:font-name="Georgia" fo:font-size="12pt" officeooo:rsid="002b8793" officeooo:paragraph-rsid="003e0c16" style:font-size-asian="12pt" style:font-size-complex="12pt"/>
    </style:style>
    <style:style style:name="P133" style:family="paragraph" style:parent-style-name="Standard">
      <style:text-properties style:font-name="Georgia" fo:font-size="12pt" officeooo:rsid="0041b800" officeooo:paragraph-rsid="003e0c16" style:font-size-asian="12pt" style:font-size-complex="12pt"/>
    </style:style>
    <style:style style:name="P134" style:family="paragraph" style:parent-style-name="Standard">
      <style:text-properties style:font-name="Georgia" fo:font-size="12pt" officeooo:rsid="0041b800" officeooo:paragraph-rsid="00e6fb68" style:font-size-asian="12pt" style:font-size-complex="12pt"/>
    </style:style>
    <style:style style:name="P135" style:family="paragraph" style:parent-style-name="Standard">
      <style:text-properties style:font-name="Georgia" fo:font-size="12pt" officeooo:rsid="0041b800" officeooo:paragraph-rsid="0041b800" style:font-size-asian="12pt" style:font-size-complex="12pt"/>
    </style:style>
    <style:style style:name="P136" style:family="paragraph" style:parent-style-name="Standard">
      <style:text-properties style:font-name="Georgia" fo:font-size="12pt" officeooo:rsid="0041b800" officeooo:paragraph-rsid="002b8793" style:font-size-asian="12pt" style:font-size-complex="12pt"/>
    </style:style>
    <style:style style:name="P137" style:family="paragraph" style:parent-style-name="Standard">
      <style:text-properties style:font-name="Georgia" fo:font-size="12pt" officeooo:rsid="0041b800" officeooo:paragraph-rsid="006d2daf" style:font-size-asian="12pt" style:font-size-complex="12pt"/>
    </style:style>
    <style:style style:name="P138" style:family="paragraph" style:parent-style-name="Standard">
      <style:text-properties style:font-name="Georgia" fo:font-size="12pt" officeooo:rsid="0033d759" officeooo:paragraph-rsid="003e0c16" style:font-size-asian="12pt" style:font-size-complex="12pt"/>
    </style:style>
    <style:style style:name="P139" style:family="paragraph" style:parent-style-name="Standard">
      <style:text-properties style:font-name="Georgia" fo:font-size="12pt" officeooo:rsid="002cb7df" officeooo:paragraph-rsid="002b8793" style:font-size-asian="12pt" style:font-size-complex="12pt"/>
    </style:style>
    <style:style style:name="P140" style:family="paragraph" style:parent-style-name="Standard">
      <style:text-properties style:font-name="Georgia" fo:font-size="12pt" officeooo:rsid="005d2902" officeooo:paragraph-rsid="005d2902" style:font-size-asian="12pt" style:font-size-complex="12pt"/>
    </style:style>
    <style:style style:name="P141" style:family="paragraph" style:parent-style-name="Standard">
      <style:text-properties style:font-name="Georgia" fo:font-size="12pt" officeooo:rsid="002e11f8" officeooo:paragraph-rsid="002e11f8" style:font-size-asian="12pt" style:font-size-complex="12pt"/>
    </style:style>
    <style:style style:name="P142" style:family="paragraph" style:parent-style-name="Standard">
      <style:text-properties style:font-name="Georgia" fo:font-size="12pt" officeooo:rsid="002e11f8" officeooo:paragraph-rsid="00d82a2f" style:font-size-asian="12pt" style:font-size-complex="12pt"/>
    </style:style>
    <style:style style:name="P143" style:family="paragraph" style:parent-style-name="Standard">
      <style:text-properties style:font-name="Georgia" fo:font-size="12pt" officeooo:rsid="00d82a2f" officeooo:paragraph-rsid="00d82a2f" style:font-size-asian="12pt" style:font-size-complex="12pt"/>
    </style:style>
    <style:style style:name="P144" style:family="paragraph" style:parent-style-name="Standard">
      <style:text-properties style:font-name="Georgia" fo:font-size="12pt" officeooo:rsid="00dae51b" officeooo:paragraph-rsid="00dae51b" style:font-size-asian="12pt" style:font-size-complex="12pt"/>
    </style:style>
    <style:style style:name="P145" style:family="paragraph" style:parent-style-name="Standard">
      <style:text-properties style:font-name="Georgia" fo:font-size="12pt" officeooo:rsid="00dae51b" officeooo:paragraph-rsid="01324b54" style:font-size-asian="12pt" style:font-size-complex="12pt"/>
    </style:style>
    <style:style style:name="P146" style:family="paragraph" style:parent-style-name="Standard">
      <style:text-properties style:font-name="Georgia" fo:font-size="12pt" officeooo:rsid="00dc25d2" officeooo:paragraph-rsid="00dc25d2" style:font-size-asian="12pt" style:font-size-complex="12pt"/>
    </style:style>
    <style:style style:name="P147" style:family="paragraph" style:parent-style-name="Standard">
      <style:text-properties style:font-name="Georgia" fo:font-size="12pt" officeooo:rsid="00608b39" officeooo:paragraph-rsid="00608b39" style:font-size-asian="12pt" style:font-size-complex="12pt"/>
    </style:style>
    <style:style style:name="P148" style:family="paragraph" style:parent-style-name="Standard">
      <style:text-properties style:font-name="Georgia" fo:font-size="12pt" officeooo:rsid="002b702a" officeooo:paragraph-rsid="00608b39" style:font-size-asian="12pt" style:font-size-complex="12pt"/>
    </style:style>
    <style:style style:name="P149" style:family="paragraph" style:parent-style-name="Standard">
      <style:text-properties style:font-name="Georgia" fo:font-size="12pt" officeooo:rsid="002b702a" officeooo:paragraph-rsid="002b702a" style:font-size-asian="12pt" style:font-size-complex="12pt"/>
    </style:style>
    <style:style style:name="P150" style:family="paragraph" style:parent-style-name="Standard">
      <style:text-properties style:font-name="Georgia" fo:font-size="12pt" officeooo:rsid="0033800a" officeooo:paragraph-rsid="0033800a" style:font-size-asian="12pt" style:font-size-complex="12pt"/>
    </style:style>
    <style:style style:name="P151" style:family="paragraph" style:parent-style-name="Standard">
      <style:text-properties style:font-name="Georgia" fo:font-size="12pt" officeooo:rsid="00449394" officeooo:paragraph-rsid="00449394" style:font-size-asian="12pt" style:font-size-complex="12pt"/>
    </style:style>
    <style:style style:name="P152" style:family="paragraph" style:parent-style-name="Standard">
      <style:text-properties style:font-name="Georgia" fo:font-size="12pt" officeooo:rsid="00d40287" officeooo:paragraph-rsid="00264bfe" style:font-size-asian="12pt" style:font-size-complex="12pt"/>
    </style:style>
    <style:style style:name="P153" style:family="paragraph" style:parent-style-name="Standard">
      <style:text-properties style:font-name="Georgia" fo:font-size="12pt" officeooo:rsid="002a0395" officeooo:paragraph-rsid="00264bfe" style:font-size-asian="12pt" style:font-size-complex="12pt"/>
    </style:style>
    <style:style style:name="P154" style:family="paragraph" style:parent-style-name="Standard">
      <style:text-properties style:font-name="Georgia" fo:font-size="12pt" officeooo:rsid="002a0395" officeooo:paragraph-rsid="00e6fb68" style:font-size-asian="12pt" style:font-size-complex="12pt"/>
    </style:style>
    <style:style style:name="P155" style:family="paragraph" style:parent-style-name="Standard">
      <style:text-properties style:font-name="Georgia" fo:font-size="12pt" officeooo:rsid="00e6fb68" officeooo:paragraph-rsid="00e6fb68" style:font-size-asian="12pt" style:font-size-complex="12pt"/>
    </style:style>
    <style:style style:name="P156" style:family="paragraph" style:parent-style-name="Standard">
      <style:text-properties style:font-name="Georgia" fo:font-size="12pt" officeooo:rsid="0076b6a0" officeooo:paragraph-rsid="00e6fb68" style:font-size-asian="12pt" style:font-size-complex="12pt"/>
    </style:style>
    <style:style style:name="P157" style:family="paragraph" style:parent-style-name="Standard">
      <style:text-properties style:font-name="Georgia" fo:font-size="12pt" officeooo:rsid="00813158" officeooo:paragraph-rsid="003e0c16" style:font-size-asian="12pt" style:font-size-complex="12pt"/>
    </style:style>
    <style:style style:name="P158" style:family="paragraph" style:parent-style-name="Standard">
      <style:text-properties style:font-name="Georgia" fo:font-size="12pt" officeooo:rsid="00d815aa" officeooo:paragraph-rsid="00d82a2f" style:font-size-asian="12pt" style:font-size-complex="12pt"/>
    </style:style>
    <style:style style:name="P159" style:family="paragraph" style:parent-style-name="Standard">
      <style:text-properties style:font-name="Georgia" fo:font-size="12pt" officeooo:rsid="00de46fa" officeooo:paragraph-rsid="00d9263b" style:font-size-asian="12pt" style:font-size-complex="12pt"/>
    </style:style>
    <style:style style:name="P160" style:family="paragraph" style:parent-style-name="Standard">
      <style:text-properties style:font-name="Georgia" fo:font-size="12pt" officeooo:rsid="0064153c" officeooo:paragraph-rsid="00d9263b" style:font-size-asian="12pt" style:font-size-complex="12pt"/>
    </style:style>
    <style:style style:name="P161" style:family="paragraph" style:parent-style-name="Standard">
      <style:text-properties style:font-name="Georgia" fo:font-size="12pt" officeooo:rsid="00db7fb3" officeooo:paragraph-rsid="00d9263b" style:font-size-asian="12pt" style:font-size-complex="12pt"/>
    </style:style>
    <style:style style:name="P162" style:family="paragraph" style:parent-style-name="Standard">
      <style:text-properties style:font-name="Georgia" fo:font-size="12pt" officeooo:rsid="010a474b" officeooo:paragraph-rsid="010a474b" style:font-size-asian="12pt" style:font-size-complex="12pt"/>
    </style:style>
    <style:style style:name="P163" style:family="paragraph" style:parent-style-name="Standard">
      <style:text-properties style:font-name="Georgia" fo:font-size="12pt" officeooo:rsid="012fc1c4" officeooo:paragraph-rsid="012fc1c4" style:font-size-asian="12pt" style:font-size-complex="12pt"/>
    </style:style>
    <style:style style:name="P164" style:family="paragraph" style:parent-style-name="Standard">
      <style:text-properties style:font-name="Georgia" fo:font-size="12pt" officeooo:rsid="015536d8" officeooo:paragraph-rsid="0163098c" style:font-size-asian="12pt" style:font-size-complex="12pt"/>
    </style:style>
    <style:style style:name="P165" style:family="paragraph" style:parent-style-name="Standard">
      <style:text-properties style:font-name="Georgia" fo:font-size="12pt" officeooo:rsid="0150b4b8" officeooo:paragraph-rsid="0163098c" style:font-size-asian="12pt" style:font-size-complex="12pt"/>
    </style:style>
    <style:style style:name="P166" style:family="paragraph" style:parent-style-name="Standard">
      <style:text-properties style:font-name="Georgia" fo:font-size="12pt" officeooo:rsid="0037291a" officeooo:paragraph-rsid="01653c24" style:font-size-asian="12pt" style:font-size-complex="12pt"/>
    </style:style>
    <style:style style:name="P167" style:family="paragraph" style:parent-style-name="Standard">
      <style:text-properties style:font-name="Georgia" fo:font-size="12pt" officeooo:rsid="01653c24" officeooo:paragraph-rsid="01653c24" style:font-size-asian="12pt" style:font-size-complex="12pt"/>
    </style:style>
    <style:style style:name="P168" style:family="paragraph" style:parent-style-name="Standard">
      <style:paragraph-properties fo:text-align="start" style:justify-single-word="false"/>
      <style:text-properties style:font-name="Georgia" fo:font-size="12pt" officeooo:rsid="00e01dc7" officeooo:paragraph-rsid="00de5669" style:font-size-asian="12pt" style:font-size-complex="12pt"/>
    </style:style>
    <style:style style:name="P169" style:family="paragraph" style:parent-style-name="Standard">
      <style:paragraph-properties fo:text-align="start" style:justify-single-word="false"/>
      <style:text-properties style:font-name="Georgia" fo:font-size="12pt" officeooo:rsid="00e01dc7" officeooo:paragraph-rsid="016adc64" style:font-size-asian="12pt" style:font-size-complex="12pt"/>
    </style:style>
    <style:style style:name="P170" style:family="paragraph" style:parent-style-name="Standard">
      <style:text-properties style:font-name="Georgia" fo:font-size="12pt" fo:font-weight="bold" officeooo:rsid="00185ffa" officeooo:paragraph-rsid="00185ffa" style:font-size-asian="12pt" style:font-weight-asian="bold" style:font-size-complex="12pt" style:font-weight-complex="bold"/>
    </style:style>
    <style:style style:name="P171" style:family="paragraph" style:parent-style-name="Standard">
      <style:text-properties style:font-name="Georgia" fo:font-size="12pt" fo:font-weight="bold" officeooo:rsid="00185ffa" officeooo:paragraph-rsid="00986427" style:font-size-asian="12pt" style:font-weight-asian="bold" style:font-size-complex="12pt" style:font-weight-complex="bold"/>
    </style:style>
    <style:style style:name="P172" style:family="paragraph" style:parent-style-name="Standard">
      <style:text-properties style:font-name="Georgia" fo:font-size="12pt" fo:font-weight="bold" officeooo:rsid="00986427" officeooo:paragraph-rsid="00986427" style:font-size-asian="12pt" style:font-weight-asian="bold" style:font-size-complex="12pt" style:font-weight-complex="bold"/>
    </style:style>
    <style:style style:name="P173" style:family="paragraph" style:parent-style-name="Standard">
      <style:text-properties style:font-name="Georgia" fo:font-size="12pt" fo:font-weight="bold" officeooo:rsid="00986427" officeooo:paragraph-rsid="00ae6fc7" style:font-size-asian="12pt" style:font-weight-asian="bold" style:font-size-complex="12pt" style:font-weight-complex="bold"/>
    </style:style>
    <style:style style:name="P174" style:family="paragraph" style:parent-style-name="Standard">
      <style:text-properties style:font-name="Georgia" fo:font-size="12pt" fo:font-weight="bold" officeooo:rsid="00986427" officeooo:paragraph-rsid="00b0e034" style:font-size-asian="12pt" style:font-weight-asian="bold" style:font-size-complex="12pt" style:font-weight-complex="bold"/>
    </style:style>
    <style:style style:name="P175" style:family="paragraph" style:parent-style-name="Standard">
      <style:text-properties style:font-name="Georgia" fo:font-size="12pt" fo:font-weight="bold" officeooo:rsid="0041b800" officeooo:paragraph-rsid="00e6fb68" style:font-size-asian="12pt" style:font-weight-asian="bold" style:font-size-complex="12pt" style:font-weight-complex="bold"/>
    </style:style>
    <style:style style:name="P176" style:family="paragraph" style:parent-style-name="Standard">
      <style:text-properties style:font-name="Georgia" fo:font-size="12pt" fo:font-weight="bold" officeooo:rsid="01060842" officeooo:paragraph-rsid="01060842" style:font-size-asian="12pt" style:font-weight-asian="bold" style:font-size-complex="12pt" style:font-weight-complex="bold"/>
    </style:style>
    <style:style style:name="P177" style:family="paragraph" style:parent-style-name="Standard">
      <style:text-properties style:font-name="Georgia" officeooo:rsid="00185ffa" officeooo:paragraph-rsid="00845d8d"/>
    </style:style>
    <style:style style:name="P178" style:family="paragraph" style:parent-style-name="Standard">
      <style:text-properties style:font-name="Georgia" officeooo:rsid="00185ffa" officeooo:paragraph-rsid="00185ffa"/>
    </style:style>
    <style:style style:name="P179" style:family="paragraph" style:parent-style-name="Standard">
      <style:text-properties style:font-name="Georgia" officeooo:rsid="0087c960" officeooo:paragraph-rsid="0087c960"/>
    </style:style>
    <style:style style:name="P180" style:family="paragraph" style:parent-style-name="Standard">
      <style:text-properties style:font-name="Georgia" fo:font-size="16pt" fo:font-weight="bold" officeooo:rsid="001a5f45" officeooo:paragraph-rsid="001a5f45" style:font-size-asian="16pt" style:font-weight-asian="bold" style:font-size-complex="16pt" style:font-weight-complex="bold"/>
    </style:style>
    <style:style style:name="P181" style:family="paragraph" style:parent-style-name="Standard">
      <style:text-properties style:font-name="Georgia" fo:font-size="16pt" fo:font-weight="bold" officeooo:rsid="0087c960" officeooo:paragraph-rsid="0087c960" style:font-size-asian="16pt" style:font-weight-asian="bold" style:font-size-complex="16pt" style:font-weight-complex="bold"/>
    </style:style>
    <style:style style:name="P182" style:family="paragraph" style:parent-style-name="Standard">
      <style:text-properties style:font-name="Georgia" fo:font-size="16pt" fo:font-weight="bold" officeooo:rsid="00902751" officeooo:paragraph-rsid="00902751" style:font-size-asian="16pt" style:font-weight-asian="bold" style:font-size-complex="16pt" style:font-weight-complex="bold"/>
    </style:style>
    <style:style style:name="P183" style:family="paragraph" style:parent-style-name="Standard">
      <style:text-properties style:font-name="Georgia" fo:font-size="16pt" fo:font-weight="bold" officeooo:rsid="00346430" officeooo:paragraph-rsid="009d15d5" style:font-size-asian="16pt" style:font-weight-asian="bold" style:font-size-complex="16pt" style:font-weight-complex="bold"/>
    </style:style>
    <style:style style:name="P184" style:family="paragraph" style:parent-style-name="Standard">
      <style:text-properties style:font-name="Georgia" fo:font-size="16pt" fo:font-weight="bold" officeooo:rsid="00346430" officeooo:paragraph-rsid="00a97809" style:font-size-asian="16pt" style:font-weight-asian="bold" style:font-size-complex="16pt" style:font-weight-complex="bold"/>
    </style:style>
    <style:style style:name="P185" style:family="paragraph" style:parent-style-name="Standard">
      <style:text-properties style:font-name="Georgia" fo:font-size="16pt" fo:font-weight="bold" officeooo:rsid="009decbf" officeooo:paragraph-rsid="009decbf" style:font-size-asian="16pt" style:font-weight-asian="bold" style:font-size-complex="16pt" style:font-weight-complex="bold"/>
    </style:style>
    <style:style style:name="P186" style:family="paragraph" style:parent-style-name="Standard">
      <style:text-properties style:font-name="Georgia" fo:font-size="16pt" fo:font-weight="bold" officeooo:rsid="00266f4e" officeooo:paragraph-rsid="0033800a" style:font-size-asian="16pt" style:font-weight-asian="bold" style:font-size-complex="16pt" style:font-weight-complex="bold"/>
    </style:style>
    <style:style style:name="P187" style:family="paragraph" style:parent-style-name="Standard">
      <style:text-properties style:font-name="Georgia" fo:font-size="16pt" fo:font-weight="bold" officeooo:rsid="00185ffa" officeooo:paragraph-rsid="00185ffa" style:font-size-asian="16pt" style:font-weight-asian="bold" style:font-size-complex="16pt" style:font-weight-complex="bold"/>
    </style:style>
    <style:style style:name="P188" style:family="paragraph" style:parent-style-name="Standard">
      <style:text-properties style:font-name="Georgia" fo:font-size="16pt" fo:font-weight="bold" officeooo:rsid="00364312" officeooo:paragraph-rsid="00364312" style:font-size-asian="16pt" style:font-weight-asian="bold" style:font-size-complex="16pt" style:font-weight-complex="bold"/>
    </style:style>
    <style:style style:name="P189" style:family="paragraph" style:parent-style-name="Standard">
      <style:text-properties style:font-name="Georgia" fo:font-size="16pt" fo:font-weight="bold" officeooo:rsid="00d12bf1" officeooo:paragraph-rsid="00f2c656" style:font-size-asian="16pt" style:font-weight-asian="bold" style:font-size-complex="16pt" style:font-weight-complex="bold"/>
    </style:style>
    <style:style style:name="P190" style:family="paragraph" style:parent-style-name="Standard">
      <style:text-properties style:font-name="Georgia" fo:font-size="16pt" fo:font-weight="bold" officeooo:rsid="00264bfe" officeooo:paragraph-rsid="00264bfe" style:font-size-asian="16pt" style:font-weight-asian="bold" style:font-size-complex="16pt" style:font-weight-complex="bold"/>
    </style:style>
    <style:style style:name="P191" style:family="paragraph" style:parent-style-name="Standard">
      <style:text-properties style:font-name="Georgia" fo:font-size="16pt" fo:font-weight="bold" officeooo:rsid="00264bfe" officeooo:paragraph-rsid="00f303a1" style:font-size-asian="16pt" style:font-weight-asian="bold" style:font-size-complex="16pt" style:font-weight-complex="bold"/>
    </style:style>
    <style:style style:name="P192" style:family="paragraph" style:parent-style-name="Standard">
      <style:text-properties style:font-name="Georgia" fo:font-size="16pt" fo:font-weight="bold" officeooo:rsid="00ee16f6" officeooo:paragraph-rsid="00f303a1" style:font-size-asian="16pt" style:font-weight-asian="bold" style:font-size-complex="16pt" style:font-weight-complex="bold"/>
    </style:style>
    <style:style style:name="P193" style:family="paragraph" style:parent-style-name="Standard">
      <style:text-properties style:font-name="Georgia" fo:font-size="16pt" fo:font-weight="bold" officeooo:rsid="01108598" officeooo:paragraph-rsid="01108598" style:font-size-asian="16pt" style:font-weight-asian="bold" style:font-size-complex="16pt" style:font-weight-complex="bold"/>
    </style:style>
    <style:style style:name="P194" style:family="paragraph" style:parent-style-name="Standard">
      <style:text-properties style:font-name="Georgia" fo:font-size="16pt" fo:font-weight="bold" officeooo:rsid="01108ecf" officeooo:paragraph-rsid="01108ecf" style:font-size-asian="16pt" style:font-weight-asian="bold" style:font-size-complex="16pt" style:font-weight-complex="bold"/>
    </style:style>
    <style:style style:name="P195" style:family="paragraph" style:parent-style-name="Standard">
      <style:text-properties style:font-name="Georgia" fo:font-size="16pt" fo:font-weight="bold" officeooo:rsid="0119bfe4" officeooo:paragraph-rsid="0119bfe4" style:font-size-asian="16pt" style:font-weight-asian="bold" style:font-size-complex="16pt" style:font-weight-complex="bold"/>
    </style:style>
    <style:style style:name="P196" style:family="paragraph" style:parent-style-name="Standard">
      <style:text-properties style:font-name="Georgia" fo:font-size="16pt" fo:font-weight="bold" officeooo:rsid="0119bfe4" officeooo:paragraph-rsid="0139a9ff" style:font-size-asian="16pt" style:font-weight-asian="bold" style:font-size-complex="16pt" style:font-weight-complex="bold"/>
    </style:style>
    <style:style style:name="P197" style:family="paragraph" style:parent-style-name="Standard">
      <style:text-properties style:font-name="Georgia" fo:font-size="16pt" fo:font-weight="bold" officeooo:rsid="011f2274" officeooo:paragraph-rsid="011f2274" style:font-size-asian="16pt" style:font-weight-asian="bold" style:font-size-complex="16pt" style:font-weight-complex="bold"/>
    </style:style>
    <style:style style:name="P198" style:family="paragraph" style:parent-style-name="Standard">
      <style:text-properties style:font-name="Georgia" fo:font-size="16pt" fo:font-weight="bold" officeooo:rsid="01220d29" officeooo:paragraph-rsid="01220d29" style:font-size-asian="16pt" style:font-weight-asian="bold" style:font-size-complex="16pt" style:font-weight-complex="bold"/>
    </style:style>
    <style:style style:name="P199" style:family="paragraph" style:parent-style-name="Standard">
      <style:text-properties style:font-name="Georgia" fo:font-size="16pt" style:text-underline-style="none" fo:font-weight="bold" officeooo:rsid="00185ffa" officeooo:paragraph-rsid="00185ffa" style:font-size-asian="16pt" style:font-weight-asian="bold" style:font-size-complex="16pt" style:font-weight-complex="bold"/>
    </style:style>
    <style:style style:name="P200" style:family="paragraph" style:parent-style-name="Standard">
      <style:text-properties style:font-name="Georgia" fo:font-size="16pt" officeooo:rsid="002b8793" officeooo:paragraph-rsid="002b8793" style:font-size-asian="16pt" style:font-size-complex="16pt"/>
    </style:style>
    <style:style style:name="P201" style:family="paragraph" style:parent-style-name="Standard">
      <style:text-properties style:font-name="Georgia" fo:font-size="16pt" officeooo:rsid="002b702a" officeooo:paragraph-rsid="003e0c16" style:font-size-asian="16pt" style:font-size-complex="16pt"/>
    </style:style>
    <style:style style:name="P202" style:family="paragraph" style:parent-style-name="Standard">
      <style:text-properties style:font-name="Georgia" fo:font-size="16pt" officeooo:rsid="0028586b" officeooo:paragraph-rsid="00e6fb68" style:font-size-asian="16pt" style:font-size-complex="16pt"/>
    </style:style>
    <style:style style:name="P203" style:family="paragraph" style:parent-style-name="Standard">
      <style:text-properties style:font-name="Georgia" fo:font-size="16pt" officeooo:rsid="002a0395" officeooo:paragraph-rsid="00e6fb68" style:font-size-asian="16pt" style:font-size-complex="16pt"/>
    </style:style>
    <style:style style:name="P204" style:family="paragraph" style:parent-style-name="Standard">
      <style:text-properties style:font-name="Georgia" fo:font-size="16pt" officeooo:rsid="002e11f8" officeooo:paragraph-rsid="002e11f8" style:font-size-asian="16pt" style:font-size-complex="16pt"/>
    </style:style>
    <style:style style:name="P205" style:family="paragraph" style:parent-style-name="Standard">
      <style:text-properties style:font-name="Georgia" fo:font-size="16pt" officeooo:rsid="00d9263b" officeooo:paragraph-rsid="00d9263b" style:font-size-asian="16pt" style:font-size-complex="16pt"/>
    </style:style>
    <style:style style:name="P206" style:family="paragraph" style:parent-style-name="Standard">
      <style:text-properties style:font-name="Georgia" fo:font-size="16pt" officeooo:rsid="00d9263b" officeooo:paragraph-rsid="00de46fa" style:font-size-asian="16pt" style:font-size-complex="16pt"/>
    </style:style>
    <style:style style:name="P207" style:family="paragraph" style:parent-style-name="Standard">
      <style:paragraph-properties fo:text-align="start" style:justify-single-word="false"/>
      <style:text-properties style:font-name="Georgia" fo:font-size="16pt" officeooo:rsid="00d9263b" officeooo:paragraph-rsid="00de5669" style:font-size-asian="16pt" style:font-size-complex="16pt"/>
    </style:style>
    <style:style style:name="P208" style:family="paragraph" style:parent-style-name="Standard">
      <style:text-properties style:font-name="Georgia" fo:font-size="16pt" officeooo:rsid="00dd9d02" officeooo:paragraph-rsid="00dd9d02" style:font-size-asian="16pt" style:font-size-complex="16pt"/>
    </style:style>
    <style:style style:name="P209" style:family="paragraph" style:parent-style-name="Standard">
      <style:text-properties style:font-name="Georgia" fo:font-size="16pt" officeooo:rsid="00e20134" officeooo:paragraph-rsid="00e3a4f1" style:font-size-asian="16pt" style:font-size-complex="16pt"/>
    </style:style>
    <style:style style:name="P210" style:family="paragraph" style:parent-style-name="Standard">
      <style:text-properties style:font-name="Georgia" fo:font-size="16pt" officeooo:rsid="00e20134" officeooo:paragraph-rsid="00e612a7" style:font-size-asian="16pt" style:font-size-complex="16pt"/>
    </style:style>
    <style:style style:name="P211" style:family="paragraph" style:parent-style-name="Standard">
      <style:text-properties style:font-name="Georgia" fo:font-size="16pt" officeooo:rsid="00e20134" officeooo:paragraph-rsid="0163098c" style:font-size-asian="16pt" style:font-size-complex="16pt"/>
    </style:style>
    <style:style style:name="P212" style:family="paragraph" style:parent-style-name="Standard">
      <style:text-properties style:font-name="Georgia" fo:font-size="16pt" officeooo:rsid="01544815" officeooo:paragraph-rsid="0163098c" style:font-size-asian="16pt" style:font-size-complex="16pt"/>
    </style:style>
    <style:style style:name="P213" style:family="paragraph" style:parent-style-name="Standard">
      <style:text-properties style:font-name="Georgia" fo:font-size="16pt" fo:font-weight="normal" officeooo:rsid="00ee16f6" officeooo:paragraph-rsid="00f303a1" style:font-size-asian="16pt" style:font-weight-asian="normal" style:font-size-complex="16pt" style:font-weight-complex="normal"/>
    </style:style>
    <style:style style:name="P214" style:family="paragraph" style:parent-style-name="Standard">
      <style:text-properties style:font-name="Georgia" fo:font-weight="bold" officeooo:rsid="00185ffa" officeooo:paragraph-rsid="001ce7c1" style:font-weight-asian="bold" style:font-weight-complex="bold"/>
    </style:style>
    <style:style style:name="P215" style:family="paragraph" style:parent-style-name="Standard">
      <style:text-properties style:font-name="Georgia" fo:font-weight="bold" officeooo:rsid="0092edb2" officeooo:paragraph-rsid="00a28a5a" style:font-weight-asian="bold" style:font-weight-complex="bold"/>
    </style:style>
    <style:style style:name="P216" style:family="paragraph" style:parent-style-name="Standard">
      <style:text-properties style:font-name="Georgia" officeooo:rsid="00346430" officeooo:paragraph-rsid="009d15d5"/>
    </style:style>
    <style:style style:name="P217" style:family="paragraph" style:parent-style-name="Standard">
      <style:text-properties style:font-name="Georgia" officeooo:rsid="00346430" officeooo:paragraph-rsid="00a97809"/>
    </style:style>
    <style:style style:name="P218" style:family="paragraph" style:parent-style-name="Standard">
      <style:text-properties style:font-name="Georgia" officeooo:rsid="009d15d5" officeooo:paragraph-rsid="009d15d5"/>
    </style:style>
    <style:style style:name="P219" style:family="paragraph" style:parent-style-name="Standard">
      <style:text-properties style:font-name="Georgia" officeooo:rsid="009d15d5" officeooo:paragraph-rsid="00a97809"/>
    </style:style>
    <style:style style:name="P220" style:family="paragraph" style:parent-style-name="Standard">
      <style:text-properties style:font-name="Georgia" officeooo:rsid="001ce7c1" officeooo:paragraph-rsid="0084c869"/>
    </style:style>
    <style:style style:name="P221" style:family="paragraph" style:parent-style-name="Standard">
      <style:text-properties style:font-name="Georgia" fo:font-weight="normal" officeooo:rsid="0092edb2" officeooo:paragraph-rsid="001ce7c1" style:font-weight-asian="normal" style:font-weight-complex="normal"/>
    </style:style>
    <style:style style:name="P222" style:family="paragraph" style:parent-style-name="Standard">
      <style:text-properties style:font-name="Georgia" fo:font-weight="normal" officeooo:rsid="0092edb2" officeooo:paragraph-rsid="0092edb2" style:font-weight-asian="normal" style:font-weight-complex="normal"/>
    </style:style>
    <style:style style:name="P223" style:family="paragraph" style:parent-style-name="Standard">
      <style:text-properties style:font-name="Georgia" fo:font-weight="normal" officeooo:rsid="0092edb2" officeooo:paragraph-rsid="0093ade2" style:font-weight-asian="normal" style:font-weight-complex="normal"/>
    </style:style>
    <style:style style:name="P224" style:family="paragraph" style:parent-style-name="Standard">
      <style:text-properties style:font-name="Georgia" fo:font-weight="normal" officeooo:rsid="0092edb2" officeooo:paragraph-rsid="00a28a5a" style:font-weight-asian="normal" style:font-weight-complex="normal"/>
    </style:style>
    <style:style style:name="P225" style:family="paragraph" style:parent-style-name="Standard">
      <style:text-properties style:font-name="Georgia" officeooo:rsid="00acc51a" officeooo:paragraph-rsid="00acc51a"/>
    </style:style>
    <style:style style:name="P226" style:family="paragraph" style:parent-style-name="Standard">
      <style:text-properties style:font-name="Georgia" fo:font-size="14pt" style:text-underline-style="none" fo:font-weight="bold" officeooo:rsid="00185ffa" officeooo:paragraph-rsid="00185ffa" style:font-size-asian="14pt" style:font-weight-asian="bold" style:font-size-complex="14pt" style:font-weight-complex="bold"/>
    </style:style>
    <style:style style:name="P227" style:family="paragraph" style:parent-style-name="Standard">
      <style:text-properties style:font-name="Georgia" fo:font-size="14pt" officeooo:rsid="004bb6a3" officeooo:paragraph-rsid="004bb6a3" style:font-size-asian="14pt" style:font-size-complex="14pt"/>
    </style:style>
    <style:style style:name="P228" style:family="paragraph" style:parent-style-name="Standard">
      <style:text-properties style:font-name="Georgia" fo:font-size="14pt" officeooo:rsid="004bb6a3" officeooo:paragraph-rsid="01342463" style:font-size-asian="14pt" style:font-size-complex="14pt"/>
    </style:style>
    <style:style style:name="P229" style:family="paragraph" style:parent-style-name="Standard">
      <style:text-properties style:font-name="Georgia" fo:font-size="14pt" fo:font-weight="bold" officeooo:rsid="00206927" officeooo:paragraph-rsid="004bb6a3" style:font-size-asian="14pt" style:font-weight-asian="bold" style:font-size-complex="14pt" style:font-weight-complex="bold"/>
    </style:style>
    <style:style style:name="P230" style:family="paragraph" style:parent-style-name="Standard">
      <style:text-properties style:font-name="Georgia" fo:font-size="14pt" fo:font-weight="bold" officeooo:rsid="00c5401d" officeooo:paragraph-rsid="001a5f45" style:font-size-asian="14pt" style:font-weight-asian="bold" style:font-size-complex="14pt" style:font-weight-complex="bold"/>
    </style:style>
    <style:style style:name="P231" style:family="paragraph" style:parent-style-name="Standard">
      <style:text-properties style:font-name="Georgia" fo:font-size="14pt" fo:font-weight="bold" officeooo:rsid="01060842" officeooo:paragraph-rsid="01060842" style:font-size-asian="14pt" style:font-weight-asian="bold" style:font-size-complex="14pt" style:font-weight-complex="bold"/>
    </style:style>
    <style:style style:name="P232" style:family="paragraph" style:parent-style-name="Standard">
      <style:text-properties style:font-name="Georgia" fo:font-size="14pt" fo:font-weight="bold" officeooo:rsid="01342463" officeooo:paragraph-rsid="01342463" style:font-size-asian="14pt" style:font-weight-asian="bold" style:font-size-complex="14pt" style:font-weight-complex="bold"/>
    </style:style>
    <style:style style:name="P233" style:family="paragraph" style:parent-style-name="Standard">
      <style:text-properties style:font-name="Georgia" fo:font-size="14pt" fo:font-weight="normal" officeooo:rsid="001a5f45" officeooo:paragraph-rsid="001a5f45" style:font-size-asian="14pt" style:font-weight-asian="normal" style:font-size-complex="14pt" style:font-weight-complex="normal"/>
    </style:style>
    <style:style style:name="P234" style:family="paragraph" style:parent-style-name="Standard">
      <style:text-properties style:font-name="Georgia" fo:font-size="14pt" fo:font-weight="normal" officeooo:rsid="004bb6a3" officeooo:paragraph-rsid="004bb6a3" style:font-size-asian="14pt" style:font-weight-asian="normal" style:font-size-complex="14pt" style:font-weight-complex="normal"/>
    </style:style>
    <style:style style:name="P235" style:family="paragraph" style:parent-style-name="Standard">
      <style:text-properties style:font-name="Georgia" officeooo:rsid="001e7206" officeooo:paragraph-rsid="00185ffa"/>
    </style:style>
    <style:style style:name="P236" style:family="paragraph" style:parent-style-name="Standard">
      <style:text-properties style:font-name="Georgia" officeooo:rsid="00ae575e" officeooo:paragraph-rsid="00af8ffc"/>
    </style:style>
    <style:style style:name="P237" style:family="paragraph" style:parent-style-name="Standard">
      <style:text-properties style:font-name="Georgia" officeooo:rsid="004cc7f0" officeooo:paragraph-rsid="004cc7f0"/>
    </style:style>
    <style:style style:name="P238" style:family="paragraph" style:parent-style-name="Standard">
      <style:text-properties style:font-name="Georgia" officeooo:rsid="01060842" officeooo:paragraph-rsid="01060842"/>
    </style:style>
    <style:style style:name="P239" style:family="paragraph" style:parent-style-name="Standard">
      <style:text-properties style:font-name="Georgia" officeooo:paragraph-rsid="0087c960"/>
    </style:style>
    <style:style style:name="P240" style:family="paragraph" style:parent-style-name="Standard">
      <style:text-properties style:font-name="Courier New" fo:font-size="12pt" fo:font-weight="normal" officeooo:rsid="008ea4f0" officeooo:paragraph-rsid="008ea4f0" style:font-size-asian="12pt" style:font-weight-asian="normal" style:font-size-complex="12pt" style:font-weight-complex="normal"/>
    </style:style>
    <style:style style:name="P241" style:family="paragraph" style:parent-style-name="Standard">
      <style:text-properties style:font-name="Courier New" fo:font-size="12pt" fo:font-weight="normal" officeooo:rsid="0030d5e2" officeooo:paragraph-rsid="0085bfe8" style:font-size-asian="12pt" style:font-weight-asian="normal" style:font-size-complex="12pt" style:font-weight-complex="normal"/>
    </style:style>
    <style:style style:name="P242" style:family="paragraph" style:parent-style-name="Standard">
      <style:text-properties style:font-name="Courier New" fo:font-size="12pt" fo:font-weight="normal" officeooo:rsid="0030d5e2" officeooo:paragraph-rsid="00a1ced9" style:font-size-asian="12pt" style:font-weight-asian="normal" style:font-size-complex="12pt" style:font-weight-complex="normal"/>
    </style:style>
    <style:style style:name="P243" style:family="paragraph" style:parent-style-name="Standard">
      <style:text-properties style:font-name="Courier New" fo:font-size="12pt" fo:font-weight="normal" officeooo:rsid="0030d5e2" officeooo:paragraph-rsid="00b81f67" style:font-size-asian="12pt" style:font-weight-asian="normal" style:font-size-complex="12pt" style:font-weight-complex="normal"/>
    </style:style>
    <style:style style:name="P244" style:family="paragraph" style:parent-style-name="Standard">
      <style:text-properties style:font-name="Courier New" fo:font-size="12pt" fo:font-weight="normal" officeooo:rsid="0030d5e2" officeooo:paragraph-rsid="01108ecf" style:font-size-asian="12pt" style:font-weight-asian="normal" style:font-size-complex="12pt" style:font-weight-complex="normal"/>
    </style:style>
    <style:style style:name="P245" style:family="paragraph" style:parent-style-name="Standard">
      <style:text-properties style:font-name="Courier New" fo:font-size="12pt" fo:font-weight="normal" officeooo:rsid="008ca89d" officeooo:paragraph-rsid="008ca89d" style:font-size-asian="12pt" style:font-weight-asian="normal" style:font-size-complex="12pt" style:font-weight-complex="normal"/>
    </style:style>
    <style:style style:name="P246" style:family="paragraph" style:parent-style-name="Standard">
      <style:text-properties style:font-name="Courier New" fo:font-size="12pt" fo:font-weight="normal" officeooo:rsid="009e93e0" officeooo:paragraph-rsid="009e93e0" style:font-size-asian="12pt" style:font-weight-asian="normal" style:font-size-complex="12pt" style:font-weight-complex="normal"/>
    </style:style>
    <style:style style:name="P247" style:family="paragraph" style:parent-style-name="Standard">
      <style:text-properties style:font-name="Courier New" fo:font-size="12pt" fo:font-weight="normal" officeooo:rsid="009e93e0" officeooo:paragraph-rsid="012d2a99" style:font-size-asian="12pt" style:font-weight-asian="normal" style:font-size-complex="12pt" style:font-weight-complex="normal"/>
    </style:style>
    <style:style style:name="P248" style:family="paragraph" style:parent-style-name="Standard">
      <style:text-properties style:font-name="Courier New" fo:font-size="12pt" fo:font-weight="normal" officeooo:rsid="0092edb2" officeooo:paragraph-rsid="0093ade2" style:font-size-asian="12pt" style:font-weight-asian="normal" style:font-size-complex="12pt" style:font-weight-complex="normal"/>
    </style:style>
    <style:style style:name="P249" style:family="paragraph" style:parent-style-name="Standard">
      <style:text-properties style:font-name="Courier New" fo:font-size="12pt" fo:font-weight="normal" officeooo:rsid="0092edb2" officeooo:paragraph-rsid="00a28a5a" style:font-size-asian="12pt" style:font-weight-asian="normal" style:font-size-complex="12pt" style:font-weight-complex="normal"/>
    </style:style>
    <style:style style:name="P250" style:family="paragraph" style:parent-style-name="Standard">
      <style:text-properties style:font-name="Courier New" fo:font-size="12pt" fo:font-weight="normal" officeooo:rsid="00986427" officeooo:paragraph-rsid="00986427" style:font-size-asian="12pt" style:font-weight-asian="normal" style:font-size-complex="12pt" style:font-weight-complex="normal"/>
    </style:style>
    <style:style style:name="P251" style:family="paragraph" style:parent-style-name="Standard">
      <style:text-properties style:font-name="Courier New" fo:font-size="12pt" fo:font-weight="normal" officeooo:rsid="0099b2d8" officeooo:paragraph-rsid="0099b2d8" style:font-size-asian="12pt" style:font-weight-asian="normal" style:font-size-complex="12pt" style:font-weight-complex="normal"/>
    </style:style>
    <style:style style:name="P252" style:family="paragraph" style:parent-style-name="Standard">
      <style:text-properties style:font-name="Courier New" fo:font-size="12pt" fo:font-weight="normal" officeooo:rsid="00ba91f1" officeooo:paragraph-rsid="00ba91f1" style:font-size-asian="12pt" style:font-weight-asian="normal" style:font-size-complex="12pt" style:font-weight-complex="normal"/>
    </style:style>
    <style:style style:name="P253" style:family="paragraph" style:parent-style-name="Standard">
      <style:text-properties style:font-name="Courier New" fo:font-size="12pt" fo:font-weight="normal" officeooo:rsid="00ba91f1" officeooo:paragraph-rsid="00c09d83" style:font-size-asian="12pt" style:font-weight-asian="normal" style:font-size-complex="12pt" style:font-weight-complex="normal"/>
    </style:style>
    <style:style style:name="P254" style:family="paragraph" style:parent-style-name="Standard">
      <style:text-properties style:font-name="Courier New" fo:font-size="12pt" fo:font-weight="normal" officeooo:rsid="00ba91f1" officeooo:paragraph-rsid="012d2a99" style:font-size-asian="12pt" style:font-weight-asian="normal" style:font-size-complex="12pt" style:font-weight-complex="normal"/>
    </style:style>
    <style:style style:name="P255" style:family="paragraph" style:parent-style-name="Standard">
      <style:text-properties style:font-name="Courier New" fo:font-size="12pt" fo:font-weight="normal" officeooo:rsid="00c09d83" officeooo:paragraph-rsid="00c09d83" style:font-size-asian="12pt" style:font-weight-asian="normal" style:font-size-complex="12pt" style:font-weight-complex="normal"/>
    </style:style>
    <style:style style:name="P256" style:family="paragraph" style:parent-style-name="Standard">
      <style:text-properties style:font-name="Courier New" fo:font-size="12pt" fo:font-weight="normal" officeooo:rsid="004cc7f0" officeooo:paragraph-rsid="0058e85f" style:font-size-asian="12pt" style:font-weight-asian="normal" style:font-size-complex="12pt" style:font-weight-complex="normal"/>
    </style:style>
    <style:style style:name="P257" style:family="paragraph" style:parent-style-name="Standard">
      <style:text-properties style:font-name="Courier New" fo:font-size="12pt" fo:font-weight="normal" officeooo:rsid="00540396" officeooo:paragraph-rsid="00cb42bd" style:font-size-asian="12pt" style:font-weight-asian="normal" style:font-size-complex="12pt" style:font-weight-complex="normal"/>
    </style:style>
    <style:style style:name="P258" style:family="paragraph" style:parent-style-name="Standard">
      <style:text-properties style:font-name="Courier New" fo:font-size="12pt" fo:font-weight="normal" officeooo:rsid="00b22468" officeooo:paragraph-rsid="00b22468" style:font-size-asian="12pt" style:font-weight-asian="normal" style:font-size-complex="12pt" style:font-weight-complex="normal"/>
    </style:style>
    <style:style style:name="P259" style:family="paragraph" style:parent-style-name="Standard">
      <style:text-properties style:font-name="Courier New" fo:font-size="12pt" fo:font-weight="normal" officeooo:rsid="0041b800" officeooo:paragraph-rsid="00e6fb68" style:font-size-asian="12pt" style:font-weight-asian="normal" style:font-size-complex="12pt" style:font-weight-complex="normal"/>
    </style:style>
    <style:style style:name="P260" style:family="paragraph" style:parent-style-name="Standard">
      <style:text-properties style:font-name="Courier New" fo:font-size="12pt" fo:font-weight="normal" officeooo:rsid="00ee16f6" officeooo:paragraph-rsid="00d12bf1" style:font-size-asian="12pt" style:font-weight-asian="normal" style:font-size-complex="12pt" style:font-weight-complex="normal"/>
    </style:style>
    <style:style style:name="P261" style:family="paragraph" style:parent-style-name="Standard">
      <style:text-properties style:font-name="Courier New" fo:font-size="12pt" fo:font-weight="normal" officeooo:rsid="00ee16f6" officeooo:paragraph-rsid="00f303a1" style:font-size-asian="12pt" style:font-weight-asian="normal" style:font-size-complex="12pt" style:font-weight-complex="normal"/>
    </style:style>
    <style:style style:name="P262" style:family="paragraph" style:parent-style-name="Standard">
      <style:text-properties style:font-name="Courier New" fo:font-size="12pt" fo:font-weight="normal" officeooo:rsid="01108ecf" officeooo:paragraph-rsid="01108ecf" style:font-size-asian="12pt" style:font-weight-asian="normal" style:font-size-complex="12pt" style:font-weight-complex="normal"/>
    </style:style>
    <style:style style:name="P263" style:family="paragraph" style:parent-style-name="Standard">
      <style:text-properties style:font-name="Courier New" fo:font-size="12pt" fo:font-weight="normal" officeooo:rsid="01108ecf" officeooo:paragraph-rsid="0117e111" style:font-size-asian="12pt" style:font-weight-asian="normal" style:font-size-complex="12pt" style:font-weight-complex="normal"/>
    </style:style>
    <style:style style:name="P264" style:family="paragraph" style:parent-style-name="Standard">
      <style:text-properties style:font-name="Courier New" fo:font-size="12pt" fo:font-weight="normal" officeooo:rsid="011f2274" officeooo:paragraph-rsid="011f2274" style:font-size-asian="12pt" style:font-weight-asian="normal" style:font-size-complex="12pt" style:font-weight-complex="normal"/>
    </style:style>
    <style:style style:name="P265" style:family="paragraph" style:parent-style-name="Standard">
      <style:text-properties style:font-name="Courier New" fo:font-size="12pt" fo:font-weight="normal" officeooo:rsid="0120675e" officeooo:paragraph-rsid="0120675e" style:font-size-asian="12pt" style:font-weight-asian="normal" style:font-size-complex="12pt" style:font-weight-complex="normal"/>
    </style:style>
    <style:style style:name="P266" style:family="paragraph" style:parent-style-name="Standard">
      <style:text-properties style:font-name="Courier New" fo:font-size="12pt" fo:font-weight="normal" officeooo:rsid="012896e8" officeooo:paragraph-rsid="012b6eae" style:font-size-asian="12pt" style:font-weight-asian="normal" style:font-size-complex="12pt" style:font-weight-complex="normal"/>
    </style:style>
    <style:style style:name="P267" style:family="paragraph" style:parent-style-name="Standard">
      <style:text-properties style:font-name="Courier New" fo:font-size="12pt" fo:font-weight="normal" officeooo:rsid="012896e8" officeooo:paragraph-rsid="013e24bf" style:font-size-asian="12pt" style:font-weight-asian="normal" style:font-size-complex="12pt" style:font-weight-complex="normal"/>
    </style:style>
    <style:style style:name="P268" style:family="paragraph" style:parent-style-name="Standard">
      <style:text-properties style:font-name="Courier New" fo:font-size="12pt" fo:font-weight="normal" officeooo:rsid="012896e8" officeooo:paragraph-rsid="013ecffd" style:font-size-asian="12pt" style:font-weight-asian="normal" style:font-size-complex="12pt" style:font-weight-complex="normal"/>
    </style:style>
    <style:style style:name="P269" style:family="paragraph" style:parent-style-name="Standard">
      <style:text-properties style:font-name="Courier New" fo:font-size="12pt" fo:font-weight="normal" officeooo:rsid="013ae3aa" officeooo:paragraph-rsid="013ae3aa" style:font-size-asian="12pt" style:font-weight-asian="normal" style:font-size-complex="12pt" style:font-weight-complex="normal"/>
    </style:style>
    <style:style style:name="P270" style:family="paragraph" style:parent-style-name="Standard">
      <style:text-properties style:font-name="Courier New" fo:font-size="12pt" fo:font-weight="normal" officeooo:rsid="013e24bf" officeooo:paragraph-rsid="013e24bf" style:font-size-asian="12pt" style:font-weight-asian="normal" style:font-size-complex="12pt" style:font-weight-complex="normal"/>
    </style:style>
    <style:style style:name="P271" style:family="paragraph" style:parent-style-name="Standard">
      <style:text-properties style:font-name="Courier New" fo:font-size="12pt" fo:font-weight="normal" officeooo:rsid="013e24bf" officeooo:paragraph-rsid="013ecffd" style:font-size-asian="12pt" style:font-weight-asian="normal" style:font-size-complex="12pt" style:font-weight-complex="normal"/>
    </style:style>
    <style:style style:name="P272" style:family="paragraph" style:parent-style-name="Standard">
      <style:text-properties style:font-name="Courier New" fo:font-size="12pt" fo:font-weight="normal" officeooo:rsid="013e24bf" officeooo:paragraph-rsid="013ff66d" style:font-size-asian="12pt" style:font-weight-asian="normal" style:font-size-complex="12pt" style:font-weight-complex="normal"/>
    </style:style>
    <style:style style:name="P273" style:family="paragraph" style:parent-style-name="Standard">
      <style:text-properties style:font-name="Courier New" fo:font-size="12pt" fo:font-weight="normal" officeooo:rsid="013ff66d" officeooo:paragraph-rsid="013ff66d" style:font-size-asian="12pt" style:font-weight-asian="normal" style:font-size-complex="12pt" style:font-weight-complex="normal"/>
    </style:style>
    <style:style style:name="P274" style:family="paragraph" style:parent-style-name="Standard">
      <style:text-properties style:font-name="Courier New" fo:font-size="12pt" fo:font-weight="normal" officeooo:rsid="00f3f86a" officeooo:paragraph-rsid="00f3f86a" style:font-size-asian="10.5pt" style:font-weight-asian="normal" style:font-size-complex="12pt" style:font-weight-complex="normal"/>
    </style:style>
    <style:style style:name="P275" style:family="paragraph" style:parent-style-name="Standard">
      <style:text-properties style:font-name="Courier New" fo:font-size="12pt" officeooo:rsid="0092df2e" officeooo:paragraph-rsid="0092df2e" style:font-size-asian="12pt" style:font-size-complex="12pt"/>
    </style:style>
    <style:style style:name="P276" style:family="paragraph" style:parent-style-name="Standard">
      <style:text-properties style:font-name="Courier New" fo:font-size="12pt" officeooo:rsid="0092edb2" officeooo:paragraph-rsid="0092edb2" style:font-size-asian="12pt" style:font-size-complex="12pt"/>
    </style:style>
    <style:style style:name="P277" style:family="paragraph" style:parent-style-name="Standard">
      <style:text-properties style:font-name="Courier New" fo:font-size="12pt" officeooo:rsid="0093ade2" officeooo:paragraph-rsid="0093ade2" style:font-size-asian="12pt" style:font-size-complex="12pt"/>
    </style:style>
    <style:style style:name="P278" style:family="paragraph" style:parent-style-name="Standard">
      <style:text-properties style:font-name="Courier New" fo:font-size="12pt" officeooo:rsid="0094b57a" officeooo:paragraph-rsid="0094b57a" style:font-size-asian="12pt" style:font-size-complex="12pt"/>
    </style:style>
    <style:style style:name="P279" style:family="paragraph" style:parent-style-name="Standard">
      <style:text-properties style:font-name="Courier New" fo:font-size="12pt" officeooo:rsid="00a049e1" officeooo:paragraph-rsid="00a049e1" style:font-size-asian="12pt" style:font-size-complex="12pt"/>
    </style:style>
    <style:style style:name="P280" style:family="paragraph" style:parent-style-name="Standard">
      <style:text-properties style:font-name="Courier New" fo:font-size="12pt" officeooo:rsid="00ae575e" officeooo:paragraph-rsid="00af8ffc" style:font-size-asian="12pt" style:font-size-complex="12pt"/>
    </style:style>
    <style:style style:name="P281" style:family="paragraph" style:parent-style-name="Standard">
      <style:text-properties style:font-name="Courier New" fo:font-size="12pt" officeooo:rsid="00ae575e" officeooo:paragraph-rsid="00185ffa" style:font-size-asian="12pt" style:font-size-complex="12pt"/>
    </style:style>
    <style:style style:name="P282" style:family="paragraph" style:parent-style-name="Standard">
      <style:text-properties style:font-name="Courier New" fo:font-size="12pt" officeooo:rsid="00b08e46" officeooo:paragraph-rsid="00b08e46" style:font-size-asian="12pt" style:font-size-complex="12pt"/>
    </style:style>
    <style:style style:name="P283" style:family="paragraph" style:parent-style-name="Standard">
      <style:text-properties style:font-name="Courier New" fo:font-size="12pt" officeooo:rsid="002e11f8" officeooo:paragraph-rsid="0041b800" style:font-size-asian="12pt" style:font-size-complex="12pt"/>
    </style:style>
    <style:style style:name="P284" style:family="paragraph" style:parent-style-name="Standard">
      <style:text-properties style:font-name="Courier New" fo:font-size="12pt" officeooo:rsid="002e11f8" officeooo:paragraph-rsid="00d815aa" style:font-size-asian="12pt" style:font-size-complex="12pt"/>
    </style:style>
    <style:style style:name="P285" style:family="paragraph" style:parent-style-name="Standard">
      <style:text-properties style:font-name="Courier New" fo:font-size="12pt" officeooo:rsid="002e11f8" officeooo:paragraph-rsid="002e11f8" style:font-size-asian="12pt" style:font-size-complex="12pt"/>
    </style:style>
    <style:style style:name="P286" style:family="paragraph" style:parent-style-name="Standard">
      <style:text-properties style:font-name="Courier New" fo:font-size="12pt" officeooo:rsid="002e11f8" officeooo:paragraph-rsid="01029df2" style:font-size-asian="12pt" style:font-size-complex="12pt"/>
    </style:style>
    <style:style style:name="P287" style:family="paragraph" style:parent-style-name="Standard">
      <style:text-properties style:font-name="Courier New" fo:font-size="12pt" officeooo:rsid="002e11f8" officeooo:paragraph-rsid="010a474b" style:font-size-asian="12pt" style:font-size-complex="12pt"/>
    </style:style>
    <style:style style:name="P288" style:family="paragraph" style:parent-style-name="Standard">
      <style:text-properties style:font-name="Courier New" fo:font-size="12pt" officeooo:rsid="002b8793" officeooo:paragraph-rsid="006ff917" style:font-size-asian="12pt" style:font-size-complex="12pt"/>
    </style:style>
    <style:style style:name="P289" style:family="paragraph" style:parent-style-name="Standard">
      <style:text-properties style:font-name="Courier New" fo:font-size="12pt" officeooo:rsid="002b8793" officeooo:paragraph-rsid="0041b800" style:font-size-asian="12pt" style:font-size-complex="12pt"/>
    </style:style>
    <style:style style:name="P290" style:family="paragraph" style:parent-style-name="Standard">
      <style:text-properties style:font-name="Courier New" fo:font-size="12pt" officeooo:rsid="0041b800" officeooo:paragraph-rsid="006ff917" style:font-size-asian="12pt" style:font-size-complex="12pt"/>
    </style:style>
    <style:style style:name="P291" style:family="paragraph" style:parent-style-name="Standard">
      <style:text-properties style:font-name="Courier New" fo:font-size="12pt" officeooo:rsid="0041b800" officeooo:paragraph-rsid="0041b800" style:font-size-asian="12pt" style:font-size-complex="12pt"/>
    </style:style>
    <style:style style:name="P292" style:family="paragraph" style:parent-style-name="Standard">
      <style:text-properties style:font-name="Courier New" fo:font-size="12pt" officeooo:rsid="0041b800" officeooo:paragraph-rsid="00e6fb68" style:font-size-asian="12pt" style:font-size-complex="12pt"/>
    </style:style>
    <style:style style:name="P293" style:family="paragraph" style:parent-style-name="Standard">
      <style:text-properties style:font-name="Courier New" fo:font-size="12pt" officeooo:rsid="0041b800" officeooo:paragraph-rsid="010a474b" style:font-size-asian="12pt" style:font-size-complex="12pt"/>
    </style:style>
    <style:style style:name="P294" style:family="paragraph" style:parent-style-name="Standard">
      <style:text-properties style:font-name="Courier New" fo:font-size="12pt" officeooo:rsid="0046665b" officeooo:paragraph-rsid="005d2902" style:font-size-asian="12pt" style:font-size-complex="12pt"/>
    </style:style>
    <style:style style:name="P295" style:family="paragraph" style:parent-style-name="Standard">
      <style:text-properties style:font-name="Courier New" fo:font-size="12pt" officeooo:rsid="0046665b" officeooo:paragraph-rsid="0046665b" style:font-size-asian="12pt" style:font-size-complex="12pt"/>
    </style:style>
    <style:style style:name="P296" style:family="paragraph" style:parent-style-name="Standard">
      <style:text-properties style:font-name="Courier New" fo:font-size="12pt" officeooo:rsid="0046665b" officeooo:paragraph-rsid="00484c32" style:font-size-asian="12pt" style:font-size-complex="12pt"/>
    </style:style>
    <style:style style:name="P297" style:family="paragraph" style:parent-style-name="Standard">
      <style:text-properties style:font-name="Courier New" fo:font-size="12pt" officeooo:rsid="0046665b" officeooo:paragraph-rsid="013355d5" style:font-size-asian="12pt" style:font-size-complex="12pt"/>
    </style:style>
    <style:style style:name="P298" style:family="paragraph" style:parent-style-name="Standard">
      <style:text-properties style:font-name="Courier New" fo:font-size="12pt" officeooo:rsid="0046665b" officeooo:paragraph-rsid="014bb968" style:font-size-asian="12pt" style:font-size-complex="12pt"/>
    </style:style>
    <style:style style:name="P299" style:family="paragraph" style:parent-style-name="Standard">
      <style:text-properties style:font-name="Courier New" fo:font-size="12pt" officeooo:rsid="002b702a" officeooo:paragraph-rsid="002e11f8" style:font-size-asian="12pt" style:font-size-complex="12pt"/>
    </style:style>
    <style:style style:name="P300" style:family="paragraph" style:parent-style-name="Standard">
      <style:text-properties style:font-name="Courier New" fo:font-size="12pt" officeooo:rsid="002b702a" officeooo:paragraph-rsid="00dae51b" style:font-size-asian="12pt" style:font-size-complex="12pt"/>
    </style:style>
    <style:style style:name="P301" style:family="paragraph" style:parent-style-name="Standard">
      <style:text-properties style:font-name="Courier New" fo:font-size="12pt" officeooo:rsid="002b702a" officeooo:paragraph-rsid="00dc25d2" style:font-size-asian="12pt" style:font-size-complex="12pt"/>
    </style:style>
    <style:style style:name="P302" style:family="paragraph" style:parent-style-name="Standard">
      <style:text-properties style:font-name="Courier New" fo:font-size="12pt" officeooo:rsid="002b702a" officeooo:paragraph-rsid="00dd9d02" style:font-size-asian="12pt" style:font-size-complex="12pt"/>
    </style:style>
    <style:style style:name="P303" style:family="paragraph" style:parent-style-name="Standard">
      <style:text-properties style:font-name="Courier New" fo:font-size="12pt" officeooo:rsid="002b702a" officeooo:paragraph-rsid="002b702a" style:font-size-asian="12pt" style:font-size-complex="12pt"/>
    </style:style>
    <style:style style:name="P304" style:family="paragraph" style:parent-style-name="Standard">
      <style:text-properties style:font-name="Courier New" fo:font-size="12pt" officeooo:rsid="002b702a" officeooo:paragraph-rsid="01324b54" style:font-size-asian="12pt" style:font-size-complex="12pt"/>
    </style:style>
    <style:style style:name="P305" style:family="paragraph" style:parent-style-name="Standard">
      <style:text-properties style:font-name="Courier New" fo:font-size="12pt" officeooo:rsid="002b702a" officeooo:paragraph-rsid="013ae3aa" style:font-size-asian="12pt" style:font-size-complex="12pt"/>
    </style:style>
    <style:style style:name="P306" style:family="paragraph" style:parent-style-name="Standard">
      <style:text-properties style:font-name="Courier New" fo:font-size="12pt" officeooo:rsid="002b702a" officeooo:paragraph-rsid="01445a79" style:font-size-asian="12pt" style:font-size-complex="12pt"/>
    </style:style>
    <style:style style:name="P307" style:family="paragraph" style:parent-style-name="Standard">
      <style:text-properties style:font-name="Courier New" fo:font-size="12pt" officeooo:rsid="002b702a" officeooo:paragraph-rsid="0163098c" style:font-size-asian="12pt" style:font-size-complex="12pt"/>
    </style:style>
    <style:style style:name="P308" style:family="paragraph" style:parent-style-name="Standard">
      <style:text-properties style:font-name="Courier New" fo:font-size="12pt" officeooo:rsid="00608b39" officeooo:paragraph-rsid="00608b39" style:font-size-asian="12pt" style:font-size-complex="12pt"/>
    </style:style>
    <style:style style:name="P309" style:family="paragraph" style:parent-style-name="Standard">
      <style:text-properties style:font-name="Courier New" fo:font-size="12pt" officeooo:rsid="00608b39" officeooo:paragraph-rsid="006dee62" style:font-size-asian="12pt" style:font-size-complex="12pt"/>
    </style:style>
    <style:style style:name="P310" style:family="paragraph" style:parent-style-name="Standard">
      <style:text-properties style:font-name="Courier New" fo:font-size="12pt" officeooo:rsid="0069947d" officeooo:paragraph-rsid="0069947d" style:font-size-asian="12pt" style:font-size-complex="12pt"/>
    </style:style>
    <style:style style:name="P311" style:family="paragraph" style:parent-style-name="Standard">
      <style:text-properties style:font-name="Courier New" fo:font-size="12pt" officeooo:rsid="00449394" officeooo:paragraph-rsid="00449394" style:font-size-asian="12pt" style:font-size-complex="12pt"/>
    </style:style>
    <style:style style:name="P312" style:family="paragraph" style:parent-style-name="Standard">
      <style:text-properties style:font-name="Courier New" fo:font-size="12pt" officeooo:rsid="0033800a" officeooo:paragraph-rsid="0033800a" style:font-size-asian="12pt" style:font-size-complex="12pt"/>
    </style:style>
    <style:style style:name="P313" style:family="paragraph" style:parent-style-name="Standard">
      <style:text-properties style:font-name="Courier New" fo:font-size="12pt" officeooo:rsid="0064153c" officeooo:paragraph-rsid="00dd9d02" style:font-size-asian="12pt" style:font-size-complex="12pt"/>
    </style:style>
    <style:style style:name="P314" style:family="paragraph" style:parent-style-name="Standard">
      <style:text-properties style:font-name="Courier New" fo:font-size="12pt" officeooo:rsid="0064153c" officeooo:paragraph-rsid="01445a79" style:font-size-asian="12pt" style:font-size-complex="12pt"/>
    </style:style>
    <style:style style:name="P315" style:family="paragraph" style:parent-style-name="Standard">
      <style:text-properties style:font-name="Courier New" fo:font-size="12pt" officeooo:rsid="00364312" officeooo:paragraph-rsid="010a474b" style:font-size-asian="12pt" style:font-size-complex="12pt"/>
    </style:style>
    <style:style style:name="P316" style:family="paragraph" style:parent-style-name="Standard">
      <style:text-properties style:font-name="Courier New" fo:font-size="12pt" officeooo:rsid="00364312" officeooo:paragraph-rsid="010db0cc" style:font-size-asian="12pt" style:font-size-complex="12pt"/>
    </style:style>
    <style:style style:name="P317" style:family="paragraph" style:parent-style-name="Standard">
      <style:text-properties style:font-name="Courier New" fo:font-size="12pt" officeooo:rsid="00db7fb3" officeooo:paragraph-rsid="01324b54" style:font-size-asian="12pt" style:font-size-complex="12pt"/>
    </style:style>
    <style:style style:name="P318" style:family="paragraph" style:parent-style-name="Standard">
      <style:text-properties style:font-name="Courier New" fo:font-size="12pt" officeooo:rsid="013ae3aa" officeooo:paragraph-rsid="013ae3aa" style:font-size-asian="12pt" style:font-size-complex="12pt"/>
    </style:style>
    <style:style style:name="P319" style:family="paragraph" style:parent-style-name="Standard">
      <style:text-properties style:font-name="Courier New" fo:font-size="12pt" officeooo:rsid="01445a79" officeooo:paragraph-rsid="01445a79" style:font-size-asian="12pt" style:font-size-complex="12pt"/>
    </style:style>
    <style:style style:name="P320" style:family="paragraph" style:parent-style-name="Standard">
      <style:text-properties style:font-name="Courier New" fo:font-size="12pt" officeooo:rsid="0150b4b8" officeooo:paragraph-rsid="0163098c" style:font-size-asian="12pt" style:font-size-complex="12pt"/>
    </style:style>
    <style:style style:name="P321" style:family="paragraph" style:parent-style-name="Standard">
      <style:text-properties style:font-name="Courier New" fo:font-size="12pt" fo:font-weight="bold" officeooo:rsid="00986427" officeooo:paragraph-rsid="00986427" style:font-size-asian="12pt" style:font-weight-asian="bold" style:font-size-complex="12pt" style:font-weight-complex="bold"/>
    </style:style>
    <style:style style:name="P322" style:family="paragraph" style:parent-style-name="Standard">
      <style:text-properties style:font-name="Courier New" fo:font-size="12pt" fo:font-weight="bold" officeooo:rsid="0099b2d8" officeooo:paragraph-rsid="0099b2d8" style:font-size-asian="12pt" style:font-weight-asian="bold" style:font-size-complex="12pt" style:font-weight-complex="bold"/>
    </style:style>
    <style:style style:name="P323" style:family="paragraph" style:parent-style-name="Standard">
      <style:text-properties style:font-name="Courier New" fo:font-size="12pt" style:text-underline-style="none" fo:font-weight="normal" officeooo:rsid="00b22468" officeooo:paragraph-rsid="00b22468" style:font-size-asian="12pt" style:font-weight-asian="normal" style:font-size-complex="12pt" style:font-weight-complex="normal"/>
    </style:style>
    <style:style style:name="P324" style:family="paragraph" style:parent-style-name="Standard">
      <style:text-properties style:font-name="Courier New" fo:font-weight="bold" officeooo:rsid="0092edb2" officeooo:paragraph-rsid="0093ade2" style:font-weight-asian="bold" style:font-weight-complex="bold"/>
    </style:style>
    <style:style style:name="P325" style:family="paragraph" style:parent-style-name="Standard">
      <style:text-properties style:font-name="Courier New" fo:font-weight="bold" officeooo:rsid="0092edb2" officeooo:paragraph-rsid="00a28a5a" style:font-weight-asian="bold" style:font-weight-complex="bold"/>
    </style:style>
    <style:style style:name="P326" style:family="paragraph" style:parent-style-name="Standard">
      <style:text-properties style:font-name="Courier New" officeooo:rsid="009d15d5" officeooo:paragraph-rsid="009d15d5"/>
    </style:style>
    <style:style style:name="P327" style:family="paragraph" style:parent-style-name="Standard">
      <style:text-properties style:font-name="Courier New" officeooo:rsid="009d15d5" officeooo:paragraph-rsid="00a97809"/>
    </style:style>
    <style:style style:name="P328" style:family="paragraph" style:parent-style-name="Standard">
      <style:text-properties style:font-name="Courier New" officeooo:rsid="0030d5e2" officeooo:paragraph-rsid="00a1ced9"/>
    </style:style>
    <style:style style:name="P329" style:family="paragraph" style:parent-style-name="Standard">
      <style:text-properties style:font-name="Courier New" fo:font-weight="normal" officeooo:rsid="0092edb2" officeooo:paragraph-rsid="0092edb2" style:font-weight-asian="normal" style:font-weight-complex="normal"/>
    </style:style>
    <style:style style:name="P330" style:family="paragraph" style:parent-style-name="Standard">
      <style:text-properties style:font-name="Courier New" fo:font-weight="normal" officeooo:rsid="0092edb2" officeooo:paragraph-rsid="0093ade2" style:font-weight-asian="normal" style:font-weight-complex="normal"/>
    </style:style>
    <style:style style:name="P331" style:family="paragraph" style:parent-style-name="Standard">
      <style:text-properties style:font-name="Courier New" fo:font-weight="normal" officeooo:rsid="0092edb2" officeooo:paragraph-rsid="00a28a5a" style:font-weight-asian="normal" style:font-weight-complex="normal"/>
    </style:style>
    <style:style style:name="P332" style:family="paragraph" style:parent-style-name="Standard">
      <style:text-properties style:font-name="Courier New" officeooo:rsid="00acc51a" officeooo:paragraph-rsid="00acc51a"/>
    </style:style>
    <style:style style:name="P333" style:family="paragraph" style:parent-style-name="Standard">
      <style:text-properties style:font-name="Courier New" fo:font-size="10pt" officeooo:rsid="00acc51a" officeooo:paragraph-rsid="00acc51a" style:font-size-asian="10pt" style:font-size-complex="10pt"/>
    </style:style>
    <style:style style:name="P334" style:family="paragraph" style:parent-style-name="Standard">
      <style:text-properties style:font-name="Courier New" fo:font-size="10pt" fo:font-weight="bold" officeooo:rsid="00ee16f6" officeooo:paragraph-rsid="00f2c656" style:font-size-asian="10pt" style:font-weight-asian="bold" style:font-size-complex="10pt" style:font-weight-complex="bold"/>
    </style:style>
    <style:style style:name="P335" style:family="paragraph" style:parent-style-name="Standard">
      <style:text-properties style:font-name="Courier New" fo:font-size="10pt" fo:font-weight="normal" officeooo:rsid="00ee16f6" officeooo:paragraph-rsid="00f303a1" style:font-size-asian="10pt" style:font-weight-asian="normal" style:font-size-complex="10pt" style:font-weight-complex="normal"/>
    </style:style>
    <style:style style:name="P336" style:family="paragraph" style:parent-style-name="Standard">
      <style:text-properties style:font-name="Courier New" fo:font-size="10pt" fo:font-weight="normal" officeooo:rsid="01108598" officeooo:paragraph-rsid="01108598" style:font-size-asian="10pt" style:font-weight-asian="normal" style:font-size-complex="10pt" style:font-weight-complex="normal"/>
    </style:style>
    <style:style style:name="P337" style:family="paragraph" style:parent-style-name="Standard">
      <style:text-properties style:font-name="Courier New" fo:font-size="10pt" fo:font-weight="normal" officeooo:rsid="011f2274" officeooo:paragraph-rsid="011f2274" style:font-size-asian="10pt" style:font-weight-asian="normal" style:font-size-complex="10pt" style:font-weight-complex="normal"/>
    </style:style>
    <style:style style:name="P338" style:family="paragraph" style:parent-style-name="Standard">
      <style:text-properties style:font-name="Courier New" fo:font-size="11pt" fo:font-weight="normal" officeooo:rsid="00d12bf1" officeooo:paragraph-rsid="00f2c656" style:font-size-asian="11pt" style:font-weight-asian="normal" style:font-size-complex="11pt" style:font-weight-complex="normal"/>
    </style:style>
    <style:style style:name="P339" style:family="paragraph" style:parent-style-name="Standard">
      <style:text-properties style:font-name="Courier New" fo:font-size="11pt" fo:font-weight="normal" officeooo:rsid="00264bfe" officeooo:paragraph-rsid="00f303a1" style:font-size-asian="11pt" style:font-weight-asian="normal" style:font-size-complex="11pt" style:font-weight-complex="normal"/>
    </style:style>
    <style:style style:name="P340" style:family="paragraph" style:parent-style-name="Standard">
      <style:text-properties style:font-name="Courier New" fo:font-size="11pt" fo:font-weight="normal" officeooo:rsid="00264bfe" officeooo:paragraph-rsid="00fad637" style:font-size-asian="11pt" style:font-weight-asian="normal" style:font-size-complex="11pt" style:font-weight-complex="normal"/>
    </style:style>
    <style:style style:name="P341" style:family="paragraph" style:parent-style-name="Standard">
      <style:text-properties style:font-name="Courier New" fo:font-size="11pt" fo:font-weight="normal" officeooo:rsid="00264bfe" officeooo:paragraph-rsid="01331a38" style:font-size-asian="11pt" style:font-weight-asian="normal" style:font-size-complex="11pt" style:font-weight-complex="normal"/>
    </style:style>
    <style:style style:name="P342" style:family="paragraph" style:parent-style-name="Standard">
      <style:text-properties style:font-name="Courier New" fo:font-size="11pt" fo:font-weight="normal" officeooo:rsid="00fad637" officeooo:paragraph-rsid="00fad637" style:font-size-asian="11pt" style:font-weight-asian="normal" style:font-size-complex="11pt" style:font-weight-complex="normal"/>
    </style:style>
    <style:style style:name="P343" style:family="paragraph" style:parent-style-name="Standard">
      <style:text-properties style:font-name="Courier New" fo:font-size="11pt" officeooo:rsid="002e11f8" officeooo:paragraph-rsid="01653c24" style:font-size-asian="11pt" style:font-size-complex="11pt"/>
    </style:style>
    <style:style style:name="P344" style:family="paragraph" style:parent-style-name="Standard">
      <style:text-properties style:font-name="Courier New" fo:font-size="8pt" fo:font-weight="bold" officeooo:rsid="00ee16f6" officeooo:paragraph-rsid="00f303a1" style:font-size-asian="8pt" style:font-weight-asian="bold" style:font-size-complex="8pt" style:font-weight-complex="bold"/>
    </style:style>
    <style:style style:name="P345" style:family="paragraph" style:parent-style-name="Standard">
      <style:text-properties officeooo:paragraph-rsid="0119bfe4"/>
    </style:style>
    <style:style style:name="P346" style:family="paragraph" style:parent-style-name="Standard">
      <style:paragraph-properties fo:break-before="page"/>
      <style:text-properties style:font-name="Georgia" fo:font-size="16pt" fo:font-weight="bold" officeooo:rsid="00902751" officeooo:paragraph-rsid="00902751" style:font-size-asian="16pt" style:font-weight-asian="bold" style:font-size-complex="16pt" style:font-weight-complex="bold"/>
    </style:style>
    <style:style style:name="P347" style:family="paragraph" style:parent-style-name="Standard">
      <style:paragraph-properties fo:break-before="page"/>
      <style:text-properties style:font-name="Georgia" fo:font-size="16pt" fo:font-weight="bold" officeooo:rsid="001a5f45" officeooo:paragraph-rsid="001a5f45" style:font-size-asian="16pt" style:font-weight-asian="bold" style:font-size-complex="16pt" style:font-weight-complex="bold"/>
    </style:style>
    <style:style style:name="P348" style:family="paragraph" style:parent-style-name="Standard">
      <style:paragraph-properties fo:break-before="page"/>
      <style:text-properties style:font-name="Georgia" fo:font-size="16pt" fo:font-weight="bold" officeooo:rsid="001a5f45" officeooo:paragraph-rsid="00c6356c" style:font-size-asian="16pt" style:font-weight-asian="bold" style:font-size-complex="16pt" style:font-weight-complex="bold"/>
    </style:style>
    <style:style style:name="P349" style:family="paragraph" style:parent-style-name="Standard">
      <style:paragraph-properties fo:break-before="page"/>
      <style:text-properties style:font-name="Georgia" fo:font-size="16pt" fo:font-weight="bold" officeooo:rsid="00266f4e" officeooo:paragraph-rsid="00266f4e" style:font-size-asian="16pt" style:font-weight-asian="bold" style:font-size-complex="16pt" style:font-weight-complex="bold"/>
    </style:style>
    <style:style style:name="P350" style:family="paragraph" style:parent-style-name="Standard">
      <style:paragraph-properties fo:break-before="page"/>
      <style:text-properties style:font-name="Georgia" fo:font-size="16pt" fo:font-weight="bold" officeooo:rsid="00266f4e" officeooo:paragraph-rsid="0033800a" style:font-size-asian="16pt" style:font-weight-asian="bold" style:font-size-complex="16pt" style:font-weight-complex="bold"/>
    </style:style>
    <style:style style:name="P351" style:family="paragraph" style:parent-style-name="Standard">
      <style:paragraph-properties fo:break-before="page"/>
      <style:text-properties style:font-name="Georgia" fo:font-size="16pt" fo:font-weight="bold" officeooo:rsid="00d12bf1" officeooo:paragraph-rsid="00f2c656" style:font-size-asian="16pt" style:font-weight-asian="bold" style:font-size-complex="16pt" style:font-weight-complex="bold"/>
    </style:style>
    <style:style style:name="P352" style:family="paragraph" style:parent-style-name="Standard">
      <style:paragraph-properties fo:break-before="page"/>
      <style:text-properties style:font-name="Georgia" fo:font-size="16pt" fo:font-weight="bold" officeooo:rsid="00264bfe" officeooo:paragraph-rsid="00f303a1" style:font-size-asian="16pt" style:font-weight-asian="bold" style:font-size-complex="16pt" style:font-weight-complex="bold"/>
    </style:style>
    <style:style style:name="P353" style:family="paragraph" style:parent-style-name="Standard">
      <style:paragraph-properties fo:break-before="page"/>
      <style:text-properties style:font-name="Georgia" fo:font-size="16pt" fo:font-weight="bold" officeooo:rsid="00ee16f6" officeooo:paragraph-rsid="00f303a1" style:font-size-asian="16pt" style:font-weight-asian="bold" style:font-size-complex="16pt" style:font-weight-complex="bold"/>
    </style:style>
    <style:style style:name="P354" style:family="paragraph" style:parent-style-name="Standard">
      <style:paragraph-properties fo:break-before="page"/>
      <style:text-properties style:font-name="Georgia" fo:font-size="16pt" fo:font-weight="bold" officeooo:rsid="00f303a1" officeooo:paragraph-rsid="00f303a1" style:font-size-asian="16pt" style:font-weight-asian="bold" style:font-size-complex="16pt" style:font-weight-complex="bold"/>
    </style:style>
    <style:style style:name="T1" style:family="text">
      <style:text-properties officeooo:rsid="016ca606"/>
    </style:style>
    <style:style style:name="T2" style:family="text">
      <style:text-properties officeooo:rsid="016adc64"/>
    </style:style>
    <style:style style:name="T3" style:family="text">
      <style:text-properties officeooo:rsid="00906a0b"/>
    </style:style>
    <style:style style:name="T4" style:family="text">
      <style:text-properties officeooo:rsid="007fb629"/>
    </style:style>
    <style:style style:name="T5" style:family="text">
      <style:text-properties officeooo:rsid="001cc948"/>
    </style:style>
    <style:style style:name="T6" style:family="text">
      <style:text-properties fo:font-weight="normal" style:font-weight-asian="normal" style:font-weight-complex="normal"/>
    </style:style>
    <style:style style:name="T7" style:family="text">
      <style:text-properties fo:font-weight="normal" officeooo:rsid="001cc948" style:font-weight-asian="normal" style:font-weight-complex="normal"/>
    </style:style>
    <style:style style:name="T8" style:family="text">
      <style:text-properties fo:font-weight="normal" officeooo:rsid="001ce7c1" style:font-weight-asian="normal" style:font-weight-complex="normal"/>
    </style:style>
    <style:style style:name="T9" style:family="text">
      <style:text-properties fo:font-weight="normal" officeooo:rsid="001e7206" style:font-weight-asian="normal" style:font-weight-complex="normal"/>
    </style:style>
    <style:style style:name="T10" style:family="text">
      <style:text-properties fo:font-weight="normal" officeooo:rsid="00346430" style:font-weight-asian="normal" style:font-weight-complex="normal"/>
    </style:style>
    <style:style style:name="T11" style:family="text">
      <style:text-properties fo:font-weight="normal" officeooo:rsid="0092edb2" style:font-weight-asian="normal" style:font-weight-complex="normal"/>
    </style:style>
    <style:style style:name="T12" style:family="text">
      <style:text-properties fo:font-weight="normal" officeooo:rsid="0093ade2" style:font-weight-asian="normal" style:font-weight-complex="normal"/>
    </style:style>
    <style:style style:name="T13" style:family="text">
      <style:text-properties fo:font-weight="normal" officeooo:rsid="00986427" style:font-weight-asian="normal" style:font-weight-complex="normal"/>
    </style:style>
    <style:style style:name="T14" style:family="text">
      <style:text-properties fo:font-weight="normal" officeooo:rsid="0099b2d8" style:font-weight-asian="normal" style:font-weight-complex="normal"/>
    </style:style>
    <style:style style:name="T15" style:family="text">
      <style:text-properties fo:font-weight="normal" officeooo:rsid="009cf6df" style:font-weight-asian="normal" style:font-weight-complex="normal"/>
    </style:style>
    <style:style style:name="T16" style:family="text">
      <style:text-properties fo:font-weight="normal" officeooo:rsid="009d15d5" style:font-weight-asian="normal" style:font-weight-complex="normal"/>
    </style:style>
    <style:style style:name="T17" style:family="text">
      <style:text-properties fo:font-weight="normal" officeooo:rsid="009decbf" style:font-weight-asian="normal" style:font-weight-complex="normal"/>
    </style:style>
    <style:style style:name="T18" style:family="text">
      <style:text-properties fo:font-weight="normal" officeooo:rsid="00a28a5a" style:font-weight-asian="normal" style:font-weight-complex="normal"/>
    </style:style>
    <style:style style:name="T19" style:family="text">
      <style:text-properties fo:font-weight="normal" officeooo:rsid="00ae6fc7" style:font-weight-asian="normal" style:font-weight-complex="normal"/>
    </style:style>
    <style:style style:name="T20" style:family="text">
      <style:text-properties fo:font-weight="normal" officeooo:rsid="00be7166" style:font-weight-asian="normal" style:font-weight-complex="normal"/>
    </style:style>
    <style:style style:name="T21" style:family="text">
      <style:text-properties fo:font-weight="normal" officeooo:rsid="00c6356c" style:font-weight-asian="normal" style:font-weight-complex="normal"/>
    </style:style>
    <style:style style:name="T22" style:family="text">
      <style:text-properties fo:font-weight="normal" officeooo:rsid="012d2a99" style:font-weight-asian="normal" style:font-weight-complex="normal"/>
    </style:style>
    <style:style style:name="T23" style:family="text">
      <style:text-properties fo:font-weight="normal" officeooo:rsid="012d7ee9" style:font-weight-asian="normal" style:font-weight-complex="normal"/>
    </style:style>
    <style:style style:name="T24" style:family="text">
      <style:text-properties officeooo:rsid="001ce7c1"/>
    </style:style>
    <style:style style:name="T25" style:family="text">
      <style:text-properties officeooo:rsid="001f51fb"/>
    </style:style>
    <style:style style:name="T26" style:family="text">
      <style:text-properties officeooo:rsid="00206927"/>
    </style:style>
    <style:style style:name="T27" style:family="text">
      <style:text-properties officeooo:rsid="0025a479"/>
    </style:style>
    <style:style style:name="T28" style:family="text">
      <style:text-properties officeooo:rsid="00266f4e"/>
    </style:style>
    <style:style style:name="T29" style:family="text">
      <style:text-properties fo:font-size="12pt" style:font-size-asian="12pt" style:font-size-complex="12pt"/>
    </style:style>
    <style:style style:name="T30" style:family="text">
      <style:text-properties fo:font-size="12pt" officeooo:rsid="002b8793" style:font-size-asian="12pt" style:font-size-complex="12pt"/>
    </style:style>
    <style:style style:name="T31" style:family="text">
      <style:text-properties fo:font-size="12pt" officeooo:rsid="002cb7df" style:font-size-asian="12pt" style:font-size-complex="12pt"/>
    </style:style>
    <style:style style:name="T32" style:family="text">
      <style:text-properties fo:font-size="12pt" officeooo:rsid="0033800a" style:font-size-asian="12pt" style:font-size-complex="12pt"/>
    </style:style>
    <style:style style:name="T33" style:family="text">
      <style:text-properties fo:font-size="12pt" officeooo:rsid="0033d759" style:font-size-asian="12pt" style:font-size-complex="12pt"/>
    </style:style>
    <style:style style:name="T34" style:family="text">
      <style:text-properties fo:font-size="12pt" officeooo:rsid="00d697b7" style:font-size-asian="12pt" style:font-size-complex="12pt"/>
    </style:style>
    <style:style style:name="T35" style:family="text">
      <style:text-properties fo:font-size="12pt" officeooo:rsid="00638b98" style:font-size-asian="12pt" style:font-size-complex="12pt"/>
    </style:style>
    <style:style style:name="T36" style:family="text">
      <style:text-properties fo:font-size="12pt" officeooo:rsid="0064153c" style:font-size-asian="12pt" style:font-size-complex="12pt"/>
    </style:style>
    <style:style style:name="T37" style:family="text">
      <style:text-properties fo:font-size="12pt" officeooo:rsid="00db7fb3" style:font-size-asian="12pt" style:font-size-complex="12pt"/>
    </style:style>
    <style:style style:name="T38" style:family="text">
      <style:text-properties fo:font-size="12pt" officeooo:rsid="00dd9d02" style:font-size-asian="12pt" style:font-size-complex="12pt"/>
    </style:style>
    <style:style style:name="T39" style:family="text">
      <style:text-properties fo:font-size="12pt" officeooo:rsid="00de46fa" style:font-size-asian="12pt" style:font-size-complex="12pt"/>
    </style:style>
    <style:style style:name="T40" style:family="text">
      <style:text-properties fo:font-size="12pt" officeooo:rsid="00de5669" style:font-size-asian="12pt" style:font-size-complex="12pt"/>
    </style:style>
    <style:style style:name="T41" style:family="text">
      <style:text-properties fo:font-size="12pt" officeooo:rsid="00e01dc7" style:font-size-asian="12pt" style:font-size-complex="12pt"/>
    </style:style>
    <style:style style:name="T42" style:family="text">
      <style:text-properties fo:font-size="12pt" officeooo:rsid="00659c40" style:font-size-asian="12pt" style:font-size-complex="12pt"/>
    </style:style>
    <style:style style:name="T43" style:family="text">
      <style:text-properties fo:font-size="12pt" officeooo:rsid="00e3a4f1" style:font-size-asian="12pt" style:font-size-complex="12pt"/>
    </style:style>
    <style:style style:name="T44" style:family="text">
      <style:text-properties fo:font-size="12pt" officeooo:rsid="00e3d48b" style:font-size-asian="12pt" style:font-size-complex="12pt"/>
    </style:style>
    <style:style style:name="T45" style:family="text">
      <style:text-properties fo:font-size="12pt" officeooo:rsid="00e4a80f" style:font-size-asian="12pt" style:font-size-complex="12pt"/>
    </style:style>
    <style:style style:name="T46" style:family="text">
      <style:text-properties fo:font-size="12pt" officeooo:rsid="00e4d99f" style:font-size-asian="12pt" style:font-size-complex="12pt"/>
    </style:style>
    <style:style style:name="T47" style:family="text">
      <style:text-properties fo:font-size="12pt" officeooo:rsid="00e612a7" style:font-size-asian="12pt" style:font-size-complex="12pt"/>
    </style:style>
    <style:style style:name="T48" style:family="text">
      <style:text-properties fo:font-size="12pt" officeooo:rsid="00e6fb68" style:font-size-asian="12pt" style:font-size-complex="12pt"/>
    </style:style>
    <style:style style:name="T49" style:family="text">
      <style:text-properties fo:font-size="12pt" officeooo:rsid="0115f0cc" style:font-size-asian="12pt" style:font-size-complex="12pt"/>
    </style:style>
    <style:style style:name="T50" style:family="text">
      <style:text-properties fo:font-size="12pt" officeooo:rsid="0130809b" style:font-size-asian="12pt" style:font-size-complex="12pt"/>
    </style:style>
    <style:style style:name="T51" style:family="text">
      <style:text-properties fo:font-size="12pt" officeooo:rsid="01324b54" style:font-size-asian="12pt" style:font-size-complex="12pt"/>
    </style:style>
    <style:style style:name="T52" style:family="text">
      <style:text-properties fo:font-size="12pt" officeooo:rsid="0150b4b8" style:font-size-asian="12pt" style:font-size-complex="12pt"/>
    </style:style>
    <style:style style:name="T53" style:family="text">
      <style:text-properties fo:font-size="12pt" officeooo:rsid="01519bbd" style:font-size-asian="12pt" style:font-size-complex="12pt"/>
    </style:style>
    <style:style style:name="T54" style:family="text">
      <style:text-properties fo:font-size="12pt" officeooo:rsid="01532113" style:font-size-asian="12pt" style:font-size-complex="12pt"/>
    </style:style>
    <style:style style:name="T55" style:family="text">
      <style:text-properties fo:font-size="12pt" officeooo:rsid="015536d8" style:font-size-asian="12pt" style:font-size-complex="12pt"/>
    </style:style>
    <style:style style:name="T56" style:family="text">
      <style:text-properties fo:font-size="12pt" officeooo:rsid="015725b8" style:font-size-asian="12pt" style:font-size-complex="12pt"/>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size="12pt" fo:font-weight="normal" officeooo:rsid="0085bfe8" style:font-size-asian="12pt" style:font-weight-asian="normal" style:font-size-complex="12pt" style:font-weight-complex="normal"/>
    </style:style>
    <style:style style:name="T59" style:family="text">
      <style:text-properties fo:font-size="12pt" fo:font-weight="normal" officeooo:rsid="01593222" style:font-size-asian="12pt" style:font-weight-asian="normal" style:font-size-complex="12pt" style:font-weight-complex="normal"/>
    </style:style>
    <style:style style:name="T60" style:family="text">
      <style:text-properties officeooo:rsid="002e11f8"/>
    </style:style>
    <style:style style:name="T61" style:family="text">
      <style:text-properties officeooo:rsid="00346430"/>
    </style:style>
    <style:style style:name="T62" style:family="text">
      <style:text-properties officeooo:rsid="00353504"/>
    </style:style>
    <style:style style:name="T63" style:family="text">
      <style:text-properties officeooo:rsid="00364312"/>
    </style:style>
    <style:style style:name="T64" style:family="text">
      <style:text-properties fo:font-weight="bold" style:font-weight-asian="bold" style:font-weight-complex="bold"/>
    </style:style>
    <style:style style:name="T65" style:family="text">
      <style:text-properties fo:font-weight="bold" officeooo:rsid="001a5f45" style:font-weight-asian="bold" style:font-weight-complex="bold"/>
    </style:style>
    <style:style style:name="T66" style:family="text">
      <style:text-properties fo:font-weight="bold" officeooo:rsid="00206927" style:font-weight-asian="bold" style:font-weight-complex="bold"/>
    </style:style>
    <style:style style:name="T67" style:family="text">
      <style:text-properties fo:font-weight="bold" officeooo:rsid="00346430" style:font-weight-asian="bold" style:font-weight-complex="bold"/>
    </style:style>
    <style:style style:name="T68" style:family="text">
      <style:text-properties fo:font-weight="bold" officeooo:rsid="004bb6a3" style:font-weight-asian="bold" style:font-weight-complex="bold"/>
    </style:style>
    <style:style style:name="T69" style:family="text">
      <style:text-properties fo:font-weight="bold" officeooo:rsid="00c5401d" style:font-weight-asian="bold" style:font-weight-complex="bold"/>
    </style:style>
    <style:style style:name="T70" style:family="text">
      <style:text-properties fo:font-weight="bold" officeooo:rsid="00364312" style:font-weight-asian="bold" style:font-weight-complex="bold"/>
    </style:style>
    <style:style style:name="T71" style:family="text">
      <style:text-properties fo:font-weight="bold" officeooo:rsid="002cb7df" style:font-weight-asian="bold" style:font-weight-complex="bold"/>
    </style:style>
    <style:style style:name="T72" style:family="text">
      <style:text-properties fo:font-weight="bold" officeooo:rsid="0064153c" style:font-weight-asian="bold" style:font-weight-complex="bold"/>
    </style:style>
    <style:style style:name="T73" style:family="text">
      <style:text-properties fo:font-weight="bold" officeooo:rsid="00e6fb68" style:font-weight-asian="bold" style:font-weight-complex="bold"/>
    </style:style>
    <style:style style:name="T74" style:family="text">
      <style:text-properties fo:font-weight="bold" officeooo:rsid="00fe5f2b" style:font-weight-asian="bold" style:font-weight-complex="bold"/>
    </style:style>
    <style:style style:name="T75" style:family="text">
      <style:text-properties fo:font-weight="bold" officeooo:rsid="00449394" style:font-weight-asian="bold" style:font-weight-complex="bold"/>
    </style:style>
    <style:style style:name="T76" style:family="text">
      <style:text-properties fo:font-weight="bold" officeooo:rsid="01342463" style:font-weight-asian="bold" style:font-weight-complex="bold"/>
    </style:style>
    <style:style style:name="T77" style:family="text">
      <style:text-properties fo:font-weight="bold" officeooo:rsid="0150246d" style:font-weight-asian="bold" style:font-weight-complex="bold"/>
    </style:style>
    <style:style style:name="T78" style:family="text">
      <style:text-properties fo:font-weight="bold" officeooo:rsid="0163098c" style:font-weight-asian="bold" style:font-weight-complex="bold"/>
    </style:style>
    <style:style style:name="T79" style:family="text">
      <style:text-properties officeooo:rsid="00392e9a"/>
    </style:style>
    <style:style style:name="T80" style:family="text">
      <style:text-properties officeooo:rsid="003b80ac"/>
    </style:style>
    <style:style style:name="T81" style:family="text">
      <style:text-properties officeooo:rsid="003ba3d8"/>
    </style:style>
    <style:style style:name="T82" style:family="text">
      <style:text-properties officeooo:rsid="003e0c16"/>
    </style:style>
    <style:style style:name="T83" style:family="text">
      <style:text-properties officeooo:rsid="003ffe72"/>
    </style:style>
    <style:style style:name="T84" style:family="text">
      <style:text-properties officeooo:rsid="0041b800"/>
    </style:style>
    <style:style style:name="T85" style:family="text">
      <style:text-properties officeooo:rsid="00439d6c"/>
    </style:style>
    <style:style style:name="T86" style:family="text">
      <style:text-properties officeooo:rsid="00449394"/>
    </style:style>
    <style:style style:name="T87" style:family="text">
      <style:text-properties officeooo:rsid="00484c32"/>
    </style:style>
    <style:style style:name="T88" style:family="text">
      <style:text-properties officeooo:rsid="0048b234"/>
    </style:style>
    <style:style style:name="T89" style:family="text">
      <style:text-properties officeooo:rsid="004cc7f0"/>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14pt" fo:font-weight="bold" officeooo:rsid="00c5401d" style:font-size-asian="14pt" style:font-weight-asian="bold" style:font-size-complex="14pt" style:font-weight-complex="bold"/>
    </style:style>
    <style:style style:name="T92" style:family="text">
      <style:text-properties fo:font-size="14pt" fo:font-weight="bold" officeooo:rsid="01342463" style:font-size-asian="14pt" style:font-weight-asian="bold" style:font-size-complex="14pt" style:font-weight-complex="bold"/>
    </style:style>
    <style:style style:name="T93" style:family="text">
      <style:text-properties officeooo:rsid="004de3df"/>
    </style:style>
    <style:style style:name="T94" style:family="text">
      <style:text-properties officeooo:rsid="0051040d"/>
    </style:style>
    <style:style style:name="T95" style:family="text">
      <style:text-properties officeooo:rsid="00540396"/>
    </style:style>
    <style:style style:name="T96" style:family="text">
      <style:text-properties officeooo:rsid="0059fc23"/>
    </style:style>
    <style:style style:name="T97" style:family="text">
      <style:text-properties officeooo:rsid="005b26cd"/>
    </style:style>
    <style:style style:name="T98" style:family="text">
      <style:text-properties officeooo:rsid="005d2902"/>
    </style:style>
    <style:style style:name="T99" style:family="text">
      <style:text-properties officeooo:rsid="00617743"/>
    </style:style>
    <style:style style:name="T100" style:family="text">
      <style:text-properties officeooo:rsid="0068f4cb"/>
    </style:style>
    <style:style style:name="T101" style:family="text">
      <style:text-properties officeooo:rsid="006d2daf"/>
    </style:style>
    <style:style style:name="T102" style:family="text">
      <style:text-properties officeooo:rsid="006dee62"/>
    </style:style>
    <style:style style:name="T103" style:family="text">
      <style:text-properties officeooo:rsid="006fd138"/>
    </style:style>
    <style:style style:name="T104" style:family="text">
      <style:text-properties officeooo:rsid="0071d6ac"/>
    </style:style>
    <style:style style:name="T105" style:family="text">
      <style:text-properties officeooo:rsid="0076b6a0"/>
    </style:style>
    <style:style style:name="T106" style:family="text">
      <style:text-properties officeooo:rsid="007852d8"/>
    </style:style>
    <style:style style:name="T107" style:family="text">
      <style:text-properties officeooo:rsid="0083d3d0"/>
    </style:style>
    <style:style style:name="T108" style:family="text">
      <style:text-properties officeooo:rsid="00845d8d"/>
    </style:style>
    <style:style style:name="T109" style:family="text">
      <style:text-properties officeooo:rsid="0084c869"/>
    </style:style>
    <style:style style:name="T110" style:family="text">
      <style:text-properties officeooo:rsid="0085bfe8"/>
    </style:style>
    <style:style style:name="T111" style:family="text">
      <style:text-properties officeooo:rsid="0087c960"/>
    </style:style>
    <style:style style:name="T112" style:family="text">
      <style:text-properties officeooo:rsid="0089c8e6"/>
    </style:style>
    <style:style style:name="T113" style:family="text">
      <style:text-properties fo:color="#000000" style:text-underline-style="none" officeooo:rsid="0089c8e6"/>
    </style:style>
    <style:style style:name="T114" style:family="text">
      <style:text-properties officeooo:rsid="008ca89d"/>
    </style:style>
    <style:style style:name="T115" style:family="text">
      <style:text-properties officeooo:rsid="00918ee8"/>
    </style:style>
    <style:style style:name="T116" style:family="text">
      <style:text-properties officeooo:rsid="0092df2e"/>
    </style:style>
    <style:style style:name="T117" style:family="text">
      <style:text-properties officeooo:rsid="0092edb2"/>
    </style:style>
    <style:style style:name="T118" style:family="text">
      <style:text-properties officeooo:rsid="0093ade2"/>
    </style:style>
    <style:style style:name="T119" style:family="text">
      <style:text-properties officeooo:rsid="0094b57a"/>
    </style:style>
    <style:style style:name="T120" style:family="text">
      <style:text-properties officeooo:rsid="0099b2d8"/>
    </style:style>
    <style:style style:name="T121" style:family="text">
      <style:text-properties officeooo:rsid="009cf6df"/>
    </style:style>
    <style:style style:name="T122" style:family="text">
      <style:text-properties officeooo:rsid="009decbf"/>
    </style:style>
    <style:style style:name="T123" style:family="text">
      <style:text-properties officeooo:rsid="009e93e0"/>
    </style:style>
    <style:style style:name="T124" style:family="text">
      <style:text-properties officeooo:rsid="009f42c8"/>
    </style:style>
    <style:style style:name="T125" style:family="text">
      <style:text-properties officeooo:rsid="009f9ec0"/>
    </style:style>
    <style:style style:name="T126" style:family="text">
      <style:text-properties officeooo:rsid="00a049e1"/>
    </style:style>
    <style:style style:name="T127" style:family="text">
      <style:text-properties officeooo:rsid="00a1ced9"/>
    </style:style>
    <style:style style:name="T128" style:family="text">
      <style:text-properties officeooo:rsid="00a28a5a"/>
    </style:style>
    <style:style style:name="T129" style:family="text">
      <style:text-properties officeooo:rsid="00a789f5"/>
    </style:style>
    <style:style style:name="T130" style:family="text">
      <style:text-properties officeooo:rsid="00a8e019"/>
    </style:style>
    <style:style style:name="T131" style:family="text">
      <style:text-properties officeooo:rsid="00a97809"/>
    </style:style>
    <style:style style:name="T132" style:family="text">
      <style:text-properties officeooo:rsid="00aa8caa"/>
    </style:style>
    <style:style style:name="T133" style:family="text">
      <style:text-properties officeooo:rsid="00abbf54"/>
    </style:style>
    <style:style style:name="T134" style:family="text">
      <style:text-properties fo:font-size="10pt" style:font-size-asian="10pt" style:font-size-complex="10pt"/>
    </style:style>
    <style:style style:name="T135" style:family="text">
      <style:text-properties officeooo:rsid="00ae575e"/>
    </style:style>
    <style:style style:name="T136" style:family="text">
      <style:text-properties officeooo:rsid="00af8ffc"/>
    </style:style>
    <style:style style:name="T137" style:family="text">
      <style:text-properties officeooo:rsid="00b00f41"/>
    </style:style>
    <style:style style:name="T138" style:family="text">
      <style:text-properties officeooo:rsid="00b08e46"/>
    </style:style>
    <style:style style:name="T139" style:family="text">
      <style:text-properties officeooo:rsid="00b22468"/>
    </style:style>
    <style:style style:name="T140" style:family="text">
      <style:text-properties officeooo:rsid="00b5be82"/>
    </style:style>
    <style:style style:name="T141" style:family="text">
      <style:text-properties officeooo:rsid="00b69078"/>
    </style:style>
    <style:style style:name="T142" style:family="text">
      <style:text-properties officeooo:rsid="00b77493"/>
    </style:style>
    <style:style style:name="T143" style:family="text">
      <style:text-properties officeooo:rsid="00b9ba46"/>
    </style:style>
    <style:style style:name="T144" style:family="text">
      <style:text-properties style:text-position="super 58%"/>
    </style:style>
    <style:style style:name="T145" style:family="text">
      <style:text-properties style:text-position="super 58%" officeooo:rsid="00c02fd0"/>
    </style:style>
    <style:style style:name="T146" style:family="text">
      <style:text-properties officeooo:rsid="00bc7649"/>
    </style:style>
    <style:style style:name="T147" style:family="text">
      <style:text-properties officeooo:rsid="00be7166"/>
    </style:style>
    <style:style style:name="T148" style:family="text">
      <style:text-properties officeooo:rsid="00c02fd0"/>
    </style:style>
    <style:style style:name="T149" style:family="text">
      <style:text-properties officeooo:rsid="00c09d83"/>
    </style:style>
    <style:style style:name="T150" style:family="text">
      <style:text-properties officeooo:rsid="00c5401d"/>
    </style:style>
    <style:style style:name="T151" style:family="text">
      <style:text-properties officeooo:rsid="00c6356c"/>
    </style:style>
    <style:style style:name="T152" style:family="text">
      <style:text-properties style:font-name="Courier New"/>
    </style:style>
    <style:style style:name="T153" style:family="text">
      <style:text-properties style:font-name="Courier New" officeooo:rsid="00540396"/>
    </style:style>
    <style:style style:name="T154" style:family="text">
      <style:text-properties style:font-name="Courier New" officeooo:rsid="002e11f8"/>
    </style:style>
    <style:style style:name="T155" style:family="text">
      <style:text-properties style:font-name="Courier New" fo:font-size="12pt" officeooo:rsid="002b702a" style:font-size-asian="12pt" style:font-size-complex="12pt"/>
    </style:style>
    <style:style style:name="T156" style:family="text">
      <style:text-properties style:font-name="Courier New" fo:font-size="12pt" officeooo:rsid="0155452c" style:font-size-asian="12pt" style:font-size-complex="12pt"/>
    </style:style>
    <style:style style:name="T157" style:family="text">
      <style:text-properties officeooo:rsid="00ca4841"/>
    </style:style>
    <style:style style:name="T158" style:family="text">
      <style:text-properties officeooo:rsid="00cb42bd"/>
    </style:style>
    <style:style style:name="T159" style:family="text">
      <style:text-properties officeooo:rsid="00cc4017"/>
    </style:style>
    <style:style style:name="T160" style:family="text">
      <style:text-properties officeooo:rsid="00ce2260"/>
    </style:style>
    <style:style style:name="T161" style:family="text">
      <style:text-properties officeooo:rsid="00cf9600"/>
    </style:style>
    <style:style style:name="T162" style:family="text">
      <style:text-properties style:text-underline-style="none"/>
    </style:style>
    <style:style style:name="T163" style:family="text">
      <style:text-properties style:text-underline-style="none" officeooo:rsid="00b2f60a"/>
    </style:style>
    <style:style style:name="T164" style:family="text">
      <style:text-properties style:text-underline-style="none" officeooo:rsid="0095310d"/>
    </style:style>
    <style:style style:name="T165" style:family="text">
      <style:text-properties style:text-underline-style="none" officeooo:rsid="011f2274"/>
    </style:style>
    <style:style style:name="T166" style:family="text">
      <style:text-properties officeooo:rsid="00d12bf1"/>
    </style:style>
    <style:style style:name="T167" style:family="text">
      <style:text-properties style:font-name="Georgia"/>
    </style:style>
    <style:style style:name="T168" style:family="text">
      <style:text-properties style:font-name="Georgia" fo:font-weight="bold" style:font-weight-asian="bold" style:font-weight-complex="bold"/>
    </style:style>
    <style:style style:name="T169" style:family="text">
      <style:text-properties style:font-name="Georgia" fo:font-weight="bold" officeooo:rsid="00364312" style:font-weight-asian="bold" style:font-weight-complex="bold"/>
    </style:style>
    <style:style style:name="T170" style:family="text">
      <style:text-properties style:font-name="Georgia" fo:font-weight="bold" officeooo:rsid="00e6fb68" style:font-weight-asian="bold" style:font-weight-complex="bold"/>
    </style:style>
    <style:style style:name="T171" style:family="text">
      <style:text-properties style:font-name="Georgia" fo:font-size="16pt" fo:font-weight="bold" style:font-size-asian="16pt" style:font-weight-asian="bold" style:font-size-complex="16pt" style:font-weight-complex="bold"/>
    </style:style>
    <style:style style:name="T172" style:family="text">
      <style:text-properties style:font-name="Georgia" fo:font-size="16pt" fo:font-weight="bold" officeooo:rsid="0037291a" style:font-size-asian="16pt" style:font-weight-asian="bold" style:font-size-complex="16pt" style:font-weight-complex="bold"/>
    </style:style>
    <style:style style:name="T173" style:family="text">
      <style:text-properties style:font-name="Georgia" fo:font-size="16pt" fo:font-weight="bold" officeooo:rsid="00392e9a" style:font-size-asian="16pt" style:font-weight-asian="bold" style:font-size-complex="16pt" style:font-weight-complex="bold"/>
    </style:style>
    <style:style style:name="T174" style:family="text">
      <style:text-properties style:font-name="Georgia" fo:font-size="16pt" fo:font-weight="bold" officeooo:rsid="01653c24" style:font-size-asian="16pt" style:font-weight-asian="bold" style:font-size-complex="16pt" style:font-weight-complex="bold"/>
    </style:style>
    <style:style style:name="T175" style:family="text">
      <style:text-properties style:font-name="Georgia" officeooo:rsid="0037291a"/>
    </style:style>
    <style:style style:name="T176" style:family="text">
      <style:text-properties style:font-name="Georgia" officeooo:rsid="00d5a8ec"/>
    </style:style>
    <style:style style:name="T177" style:family="text">
      <style:text-properties style:font-name="Georgia" officeooo:rsid="00392e9a"/>
    </style:style>
    <style:style style:name="T178" style:family="text">
      <style:text-properties style:font-name="Georgia" officeooo:rsid="00d61741"/>
    </style:style>
    <style:style style:name="T179" style:family="text">
      <style:text-properties style:font-name="Georgia" fo:font-size="12pt" style:font-size-asian="12pt" style:font-size-complex="12pt"/>
    </style:style>
    <style:style style:name="T180" style:family="text">
      <style:text-properties style:font-name="Georgia" fo:font-size="12pt" officeooo:rsid="007542f4" style:font-size-asian="12pt" style:font-size-complex="12pt"/>
    </style:style>
    <style:style style:name="T181" style:family="text">
      <style:text-properties style:font-name="Georgia" fo:font-size="12pt" officeooo:rsid="0033d759" style:font-size-asian="12pt" style:font-size-complex="12pt"/>
    </style:style>
    <style:style style:name="T182" style:family="text">
      <style:text-properties style:font-name="Georgia" fo:font-size="12pt" officeooo:rsid="00d61741" style:font-size-asian="12pt" style:font-size-complex="12pt"/>
    </style:style>
    <style:style style:name="T183" style:family="text">
      <style:text-properties style:font-name="Georgia" fo:font-size="12pt" officeooo:rsid="002a0395" style:font-size-asian="12pt" style:font-size-complex="12pt"/>
    </style:style>
    <style:style style:name="T184" style:family="text">
      <style:text-properties style:font-name="Georgia" fo:font-size="12pt" officeooo:rsid="00353504" style:font-size-asian="12pt" style:font-size-complex="12pt"/>
    </style:style>
    <style:style style:name="T185" style:family="text">
      <style:text-properties style:font-name="Georgia" fo:font-size="12pt" officeooo:rsid="00d697b7" style:font-size-asian="12pt" style:font-size-complex="12pt"/>
    </style:style>
    <style:style style:name="T186" style:family="text">
      <style:text-properties style:font-name="Georgia" fo:font-size="12pt" fo:font-weight="normal" officeooo:rsid="0119bfe4" style:font-size-asian="12pt" style:font-weight-asian="normal" style:font-size-complex="12pt" style:font-weight-complex="normal"/>
    </style:style>
    <style:style style:name="T187" style:family="text">
      <style:text-properties style:font-name="Georgia" officeooo:rsid="01653c24"/>
    </style:style>
    <style:style style:name="T188" style:family="text">
      <style:text-properties fo:font-size="16pt" fo:font-weight="bold" style:font-size-asian="16pt" style:font-weight-asian="bold" style:font-size-complex="16pt" style:font-weight-complex="bold"/>
    </style:style>
    <style:style style:name="T189" style:family="text">
      <style:text-properties fo:font-size="16pt" fo:font-weight="bold" officeooo:rsid="00e81d64" style:font-size-asian="16pt" style:font-weight-asian="bold" style:font-size-complex="16pt" style:font-weight-complex="bold"/>
    </style:style>
    <style:style style:name="T190" style:family="text">
      <style:text-properties fo:font-size="16pt" fo:font-weight="bold" officeooo:rsid="0163098c" style:font-size-asian="16pt" style:font-weight-asian="bold" style:font-size-complex="16pt" style:font-weight-complex="bold"/>
    </style:style>
    <style:style style:name="T191" style:family="text">
      <style:text-properties officeooo:rsid="00d815aa"/>
    </style:style>
    <style:style style:name="T192" style:family="text">
      <style:text-properties officeooo:rsid="00d82a2f"/>
    </style:style>
    <style:style style:name="T193" style:family="text">
      <style:text-properties fo:font-size="15pt" fo:font-weight="bold" style:font-size-asian="15pt" style:font-weight-asian="bold" style:font-size-complex="15pt" style:font-weight-complex="bold"/>
    </style:style>
    <style:style style:name="T194" style:family="text">
      <style:text-properties fo:font-size="15pt" fo:font-weight="bold" officeooo:rsid="0163098c" style:font-size-asian="15pt" style:font-weight-asian="bold" style:font-size-complex="15pt" style:font-weight-complex="bold"/>
    </style:style>
    <style:style style:name="T195" style:family="text">
      <style:text-properties officeooo:rsid="00d9263b"/>
    </style:style>
    <style:style style:name="T196" style:family="text">
      <style:text-properties officeooo:rsid="00dc25d2"/>
    </style:style>
    <style:style style:name="T197" style:family="text">
      <style:text-properties officeooo:rsid="00e3a4f1"/>
    </style:style>
    <style:style style:name="T198" style:family="text">
      <style:text-properties officeooo:rsid="00e81d64"/>
    </style:style>
    <style:style style:name="T199" style:family="text">
      <style:text-properties officeooo:rsid="00e8c690"/>
    </style:style>
    <style:style style:name="T200" style:family="text">
      <style:text-properties officeooo:rsid="00eb6b8a"/>
    </style:style>
    <style:style style:name="T201" style:family="text">
      <style:text-properties officeooo:rsid="00eec36c"/>
    </style:style>
    <style:style style:name="T202" style:family="text">
      <style:text-properties officeooo:rsid="00f2c656"/>
    </style:style>
    <style:style style:name="T203" style:family="text">
      <style:text-properties officeooo:rsid="00f303a1"/>
    </style:style>
    <style:style style:name="T204" style:family="text">
      <style:text-properties officeooo:rsid="00f45edf"/>
    </style:style>
    <style:style style:name="T205" style:family="text">
      <style:text-properties officeooo:rsid="00fad637"/>
    </style:style>
    <style:style style:name="T206" style:family="text">
      <style:text-properties officeooo:rsid="00ffadec"/>
    </style:style>
    <style:style style:name="T207" style:family="text">
      <style:text-properties officeooo:rsid="01029df2"/>
    </style:style>
    <style:style style:name="T208" style:family="text">
      <style:text-properties officeooo:rsid="01060842"/>
    </style:style>
    <style:style style:name="T209" style:family="text">
      <style:text-properties officeooo:rsid="010a474b"/>
    </style:style>
    <style:style style:name="T210" style:family="text">
      <style:text-properties officeooo:rsid="010db0cc"/>
    </style:style>
    <style:style style:name="T211" style:family="text">
      <style:text-properties officeooo:rsid="010dd022"/>
    </style:style>
    <style:style style:name="T212" style:family="text">
      <style:text-properties officeooo:rsid="010ec03b"/>
    </style:style>
    <style:style style:name="T213" style:family="text">
      <style:text-properties officeooo:rsid="01108ecf"/>
    </style:style>
    <style:style style:name="T214" style:family="text">
      <style:text-properties officeooo:rsid="011183b8"/>
    </style:style>
    <style:style style:name="T215" style:family="text">
      <style:text-properties officeooo:rsid="011348f2"/>
    </style:style>
    <style:style style:name="T216" style:family="text">
      <style:text-properties officeooo:rsid="0117e111"/>
    </style:style>
    <style:style style:name="T217" style:family="text">
      <style:text-properties officeooo:rsid="0119bfe4"/>
    </style:style>
    <style:style style:name="T218" style:family="text">
      <style:text-properties officeooo:rsid="011d3e06"/>
    </style:style>
    <style:style style:name="T219" style:family="text">
      <style:text-properties officeooo:rsid="011e87c9"/>
    </style:style>
    <style:style style:name="T220" style:family="text">
      <style:text-properties officeooo:rsid="011f2274"/>
    </style:style>
    <style:style style:name="T221" style:family="text">
      <style:text-properties officeooo:rsid="012470de"/>
    </style:style>
    <style:style style:name="T222" style:family="text">
      <style:text-properties officeooo:rsid="01260df5"/>
    </style:style>
    <style:style style:name="T223" style:family="text">
      <style:text-properties officeooo:rsid="012c2b1d"/>
    </style:style>
    <style:style style:name="T224" style:family="text">
      <style:text-properties officeooo:rsid="012d2a99"/>
    </style:style>
    <style:style style:name="T225" style:family="text">
      <style:text-properties officeooo:rsid="012d7ee9"/>
    </style:style>
    <style:style style:name="T226" style:family="text">
      <style:text-properties officeooo:rsid="012eb497"/>
    </style:style>
    <style:style style:name="T227" style:family="text">
      <style:text-properties officeooo:rsid="01304e5e"/>
    </style:style>
    <style:style style:name="T228" style:family="text">
      <style:text-properties officeooo:rsid="01324b54"/>
    </style:style>
    <style:style style:name="T229" style:family="text">
      <style:text-properties officeooo:rsid="01331a38"/>
    </style:style>
    <style:style style:name="T230" style:family="text">
      <style:text-properties officeooo:rsid="01333201"/>
    </style:style>
    <style:style style:name="T231" style:family="text">
      <style:text-properties officeooo:rsid="013355d5"/>
    </style:style>
    <style:style style:name="T232" style:family="text">
      <style:text-properties officeooo:rsid="01342463"/>
    </style:style>
    <style:style style:name="T233" style:family="text">
      <style:text-properties officeooo:rsid="0134721a"/>
    </style:style>
    <style:style style:name="T234" style:family="text">
      <style:text-properties officeooo:rsid="0134b1fb"/>
    </style:style>
    <style:style style:name="T235" style:family="text">
      <style:text-properties officeooo:rsid="013573d6"/>
    </style:style>
    <style:style style:name="T236" style:family="text">
      <style:text-properties officeooo:rsid="013726da"/>
    </style:style>
    <style:style style:name="T237" style:family="text">
      <style:text-properties officeooo:rsid="0139a9ff"/>
    </style:style>
    <style:style style:name="T238" style:family="text">
      <style:text-properties officeooo:rsid="013ae3aa"/>
    </style:style>
    <style:style style:name="T239" style:family="text">
      <style:text-properties officeooo:rsid="013ca3b2"/>
    </style:style>
    <style:style style:name="T240" style:family="text">
      <style:text-properties officeooo:rsid="013e24bf"/>
    </style:style>
    <style:style style:name="T241" style:family="text">
      <style:text-properties officeooo:rsid="013e8f44"/>
    </style:style>
    <style:style style:name="T242" style:family="text">
      <style:text-properties officeooo:rsid="013ff66d"/>
    </style:style>
    <style:style style:name="T243" style:family="text">
      <style:text-properties officeooo:rsid="01419c8a"/>
    </style:style>
    <style:style style:name="T244" style:family="text">
      <style:text-properties officeooo:rsid="01445a79"/>
    </style:style>
    <style:style style:name="T245" style:family="text">
      <style:text-properties officeooo:rsid="014739d8"/>
    </style:style>
    <style:style style:name="T246" style:family="text">
      <style:text-properties officeooo:rsid="014adfe3"/>
    </style:style>
    <style:style style:name="T247" style:family="text">
      <style:text-properties officeooo:rsid="014bb968"/>
    </style:style>
    <style:style style:name="T248" style:family="text">
      <style:text-properties officeooo:rsid="0155452c"/>
    </style:style>
    <style:style style:name="T249" style:family="text">
      <style:text-properties officeooo:rsid="0157f046"/>
    </style:style>
    <style:style style:name="T250" style:family="text">
      <style:text-properties officeooo:rsid="01593f16"/>
    </style:style>
    <style:style style:name="T251" style:family="text">
      <style:text-properties officeooo:rsid="015c569d"/>
    </style:style>
    <style:style style:name="T252" style:family="text">
      <style:text-properties officeooo:rsid="01636655"/>
    </style:style>
    <style:style style:name="T253" style:family="text">
      <style:text-properties officeooo:rsid="01653c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text:span text:style-name="T27">1) </text:span>Overview</text:p>
      <text:p text:style-name="P3"/>
      <text:p text:style-name="P177">The <text:span text:style-name="T107">F</text:span>ramer package is a set of programs for extracting <text:span text:style-name="T107">and processing data from files where </text:span>data <text:span text:style-name="T107">is stored in concatenated frames. Specifically, files in which each frame is appended with a StorX data-logger 7 byte binary timestamp</text:span>.</text:p>
      <text:p text:style-name="P177"><text:tab/>The <text:span text:style-name="T108">programs are intended to be used together but they may be used independently and in various sequences. Except for the “framer” program which performs the initial data extraction, the programs operate as filters, passing intermediate data between each other via operating system pipes. That is: taking input from stdin and writing results to stdout.</text:span></text:p>
      <text:p text:style-name="P177"><text:tab/><text:span text:style-name="T109">The intermediate data is formatted as ASCII JSON so that they can be saved after any processing step for processing at a later time or by alternate programs.</text:span></text:p>
      <text:p text:style-name="P220"><text:tab/>Except where specified, output records are not guaranteed to be in any particular order.</text:p>
      <text:p text:style-name="P179"><text:span text:style-name="T219">Each</text:span> program <text:span text:style-name="T219">i</text:span>s discussed in section 2.</text:p>
      <text:p text:style-name="P179"/>
      <text:p text:style-name="P179">The definition of each <text:span text:style-name="T129">type of data </text:span>frame is described in configuration files, one per <text:span text:style-name="T129">type of </text:span>frame. Each <text:span text:style-name="T129">type of </text:span>frame is called an “instrument” as in the instrument used to acquire the original data.</text:p>
      <text:p text:style-name="P179"><text:tab/><text:span text:style-name="T114">A package file describes a collection of configuration files which are to be applied together to process a data file.</text:span></text:p>
      <text:p text:style-name="P239"><text:span text:style-name="T111"><text:tab/>The configuration files are in JSON format so that they may be viewed or edited in any standard text editor. There are programs included for checking the validity of the configuration files. Additionally those files can be tested via JSON validators such as JSON Lint </text:span><text:span text:style-name="T113">( jsonlint.com )</text:span><text:span text:style-name="T112"> and jq ( stedolan.github.io/jq )</text:span></text:p>
      <text:p text:style-name="P179">The configuration <text:span text:style-name="T112">files </text:span>are discussed in section <text:span text:style-name="T151">5</text:span>.</text:p>
      <text:p text:style-name="P26"/>
      <text:p text:style-name="P26"/>
      <text:p text:style-name="P181">1.1) Usage</text:p>
      <text:p text:style-name="P32"/>
      <text:p text:style-name="P49">A typical usage involving <text:span text:style-name="T110">the most general operations</text:span> <text:span text:style-name="T140">is</text:span>:</text:p>
      <text:p text:style-name="P8"/>
      <text:p text:style-name="P241"><text:tab/>framer <text:s/>package.<text:span text:style-name="T110">file</text:span> <text:s/><text:span text:style-name="T110">data.file </text:span>|</text:p>
      <text:p text:style-name="P243"><text:tab/>fitter <text:s/>package.<text:span text:style-name="T110">file</text:span> |</text:p>
      <text:p text:style-name="P241"><text:tab/>validator <text:s/>package.<text:span text:style-name="T110">file</text:span> |</text:p>
      <text:p text:style-name="P241"><text:tab/><text:span text:style-name="T150">reduce-selection <text:s/>package.file |</text:span></text:p>
      <text:p text:style-name="P241"><text:tab/>averager |</text:p>
      <text:p text:style-name="P241"><text:tab/>viewer <text:span text:style-name="T110">&gt; results.tsv</text:span></text:p>
      <text:p text:style-name="P44"/>
      <text:p text:style-name="P48">A minimal operation <text:span text:style-name="T141">is</text:span>:</text:p>
      <text:p text:style-name="P48"/>
      <text:p text:style-name="P245"><text:tab/>framer <text:s/>package.file <text:s/>data.file &gt; framer.<text:span text:style-name="T121">dat</text:span></text:p>
      <text:p text:style-name="P46"/>
      <text:p text:style-name="P52">where that output file can be used at a later date, even skipping the extra processing steps <text:span text:style-name="T219">to view its contents</text:span>:</text:p>
      <text:p text:style-name="P52"/>
      <text:p text:style-name="P240"><text:tab/>viewer &lt; framer.<text:span text:style-name="T142">dat</text:span> &gt; unprocessed.results.<text:span text:style-name="T129">tsv</text:span></text:p>
      <text:p text:style-name="P346">2) Programs</text:p>
      <text:p text:style-name="P182"/>
      <text:p text:style-name="P199"><text:span text:style-name="T3">2.1) </text:span>averager</text:p>
      <text:p text:style-name="P103"/>
      <text:p text:style-name="P108">Given an interval value of 1 to 60 minutes, this filter will snap every time stamp to the <text:span text:style-name="T219">previous</text:span> earlier multiple of that interval and output an average of the sensor values which match that snapped time stamp.</text:p>
      <text:p text:style-name="P108"><text:tab/>A selection of 0 or less has the meaning of "no averaging".</text:p>
      <text:p text:style-name="P110">If <text:span text:style-name="T219">field</text:span> validation <text:span text:style-name="T219">(validator program) </text:span>is desired, that step should be performed before averaging in order to avoid including unwanted values in the averages.</text:p>
      <text:p text:style-name="P112"><text:tab/><text:span text:style-name="T115">Any values which are described as strings, such as some frame status values, will not be averaged and will not be output from the averager. A GPS sync quality is the example of such a string status value.</text:span></text:p>
      <text:p text:style-name="P112"/>
      <text:p text:style-name="P163">With an interval of 15, the time will fall into 4 bins: 0 &lt;= min &lt; 15, 15 &lt; min &lt;= 30, 30 &lt; min &lt;= 45, 45 &lt; min &lt; 60. with the output minutes of 0, 15, 30, 45.</text:p>
      <text:p text:style-name="P112"/>
      <text:p text:style-name="P115">This program takes only the interval value as a parameter, a single simple number.</text:p>
      <text:p text:style-name="P115"><text:tab/><text:span text:style-name="T116">If not specified, the default interval is 15 minutes.</text:span> </text:p>
      <text:p text:style-name="P114"/>
      <text:p text:style-name="P116">An example with the default interval is like this:</text:p>
      <text:p text:style-name="P116"/>
      <text:p text:style-name="P275"><text:tab/>framer package.file data.file | averager &gt; averaged.<text:span text:style-name="T121">dat</text:span></text:p>
      <text:p text:style-name="P116"/>
      <text:p text:style-name="P116">Using a different interval, 5 minutes is like this:</text:p>
      <text:p text:style-name="P116"/>
      <text:p text:style-name="P275"><text:tab/>framer package.file data.file |</text:p>
      <text:p text:style-name="P275"><text:tab/>averager –interval=5 &gt; averaged.<text:span text:style-name="T121">dat</text:span></text:p>
      <text:p text:style-name="P116"/>
      <text:p text:style-name="P116">There may be situations where processing requires different averaging on the same data set:</text:p>
      <text:p text:style-name="P116"/>
      <text:p text:style-name="P275"><text:tab/>framer package.file data.file &gt; framer.<text:span text:style-name="T121">dat</text:span></text:p>
      <text:p text:style-name="P275"><text:tab/>averager –interval=1 <text:s/>&lt; framer.<text:span text:style-name="T121">dat</text:span> <text:s/>&gt; ave.1.min.<text:span text:style-name="T121">dat</text:span></text:p>
      <text:p text:style-name="P275"><text:tab/>averager –interval=30 &lt; framer.<text:span text:style-name="T121">dat</text:span> &gt; ave.30.min.<text:span text:style-name="T121">dat</text:span></text:p>
      <text:p text:style-name="P275"/>
      <text:p text:style-name="P117">As mentioned above, if field validation is required then it ought to be performed before averaging so that undesired/impossible values are not included in the averages:</text:p>
      <text:p text:style-name="P276"/>
      <text:p text:style-name="P276"><text:tab/>framer package.file data.file |</text:p>
      <text:p text:style-name="P276"><text:tab/>validator package.file |</text:p>
      <text:p text:style-name="P276"><text:tab/>averager &gt; ave.<text:span text:style-name="T121">dat</text:span></text:p>
      <text:p text:style-name="P276"/>
      <text:p text:style-name="P113"/>
      <text:p text:style-name="P113"/>
      <text:p text:style-name="P113"/>
      <text:p text:style-name="P199"><text:span text:style-name="T118">2.2) c</text:span>heck-conf<text:span text:style-name="T117">ig</text:span></text:p>
      <text:p text:style-name="P4"><text:soft-page-break/></text:p>
      <text:p text:style-name="P214"><text:span text:style-name="T8">This program is not a data filter. It is used to check a</text:span><text:span text:style-name="T7"> single configuration file for errors. <text:tab/></text:span><text:span text:style-name="T8">Errors generate messages on standard error and an error code returned to the operating system.</text:span></text:p>
      <text:p text:style-name="P214"><text:span text:style-name="T8"><text:tab/></text:span><text:span text:style-name="T11">The only parameter for this program is the full path to a single configuration file.</text:span></text:p>
      <text:p text:style-name="P221"/>
      <text:p text:style-name="P222">An example operation is:</text:p>
      <text:p text:style-name="P222"/>
      <text:p text:style-name="P329"><text:tab/>check-config aquadopp.7455.conf</text:p>
      <text:p text:style-name="P222"/>
      <text:p text:style-name="P222">If operating in a Bash shell, the output code can be checked like this:</text:p>
      <text:p text:style-name="P222"/>
      <text:p text:style-name="P329"><text:tab/>if ./check-config config.file</text:p>
      <text:p text:style-name="P329"><text:tab/>then</text:p>
      <text:p text:style-name="P329"><text:tab/><text:tab/>echo config ok</text:p>
      <text:p text:style-name="P329"><text:tab/>else</text:p>
      <text:p text:style-name="P329"><text:tab/><text:tab/>echo error in config</text:p>
      <text:p text:style-name="P329"><text:tab/>fi</text:p>
      <text:p text:style-name="P178"/>
      <text:p text:style-name="P199"/>
      <text:p text:style-name="P199"><text:span text:style-name="T118">2.3) c</text:span>heck-package</text:p>
      <text:p text:style-name="P102"/>
      <text:p text:style-name="P113"><text:span text:style-name="T8">This program is not a data filter. It is used to check for errors in a </text:span><text:span text:style-name="T5">package file along with each of the configuration files specified in the package.</text:span></text:p>
      <text:p text:style-name="P113"><text:tab/><text:span text:style-name="T24">Errors generate messages on standard error and an error code returned to the operating system.</text:span></text:p>
      <text:p text:style-name="P118"><text:tab/>This program <text:span text:style-name="T119">takes as a parameter the full path to a package file. Also an optional configuration path, where the configuration files are expected to be located, as described in section 4.</text:span></text:p>
      <text:p text:style-name="P118"/>
      <text:p text:style-name="P118">An example operation is like this:</text:p>
      <text:p text:style-name="P118"/>
      <text:p text:style-name="P277"><text:tab/>check-package package.file</text:p>
      <text:p text:style-name="P277"/>
      <text:p text:style-name="P119">Using the configuration path like this:</text:p>
      <text:p text:style-name="P119"/>
      <text:p text:style-name="P278"><text:tab/>check-package –configpath=<text:span text:style-name="T219">dir.</text:span>path package.file</text:p>
      <text:p text:style-name="P118"/>
      <text:p text:style-name="P223">If operating in a Bash shell, the output code can be checked like this:</text:p>
      <text:p text:style-name="P324"><text:span text:style-name="T6"><text:tab/>if ./check-</text:span><text:span text:style-name="T12">package</text:span><text:span text:style-name="T6"> </text:span><text:span text:style-name="T12">package-file</text:span></text:p>
      <text:p text:style-name="P330"><text:tab/>then</text:p>
      <text:p text:style-name="P330"><text:tab/><text:tab/>echo ok</text:p>
      <text:p text:style-name="P330"><text:tab/>else</text:p>
      <text:p text:style-name="P324"><text:span text:style-name="T6"><text:tab/><text:tab/>echo error in </text:span><text:span text:style-name="T12">config package</text:span></text:p>
      <text:p text:style-name="P248"><text:tab/>fi</text:p>
      <text:p text:style-name="P197">2.4) data-join</text:p>
      <text:p text:style-name="P197"><text:soft-page-break/></text:p>
      <text:p text:style-name="P86">This program acts as a filter to join multiple intermediate data files, outputting the combination. This is the only filter program which does not require input on stdin, files can be specified as options.</text:p>
      <text:p text:style-name="P86"><text:tab/><text:span text:style-name="T222">The order of joining may be significant since once a value for any instrument/time/field is saved it will not be replaced by a matching key from a later joined file.</text:span></text:p>
      <text:p text:style-name="P86"/>
      <text:p text:style-name="P86">An example operation is like this:</text:p>
      <text:p text:style-name="P86"/>
      <text:p text:style-name="P264"><text:tab/>data-join second.dat &lt; first.dat <text:s/>&gt; together.dat</text:p>
      <text:p text:style-name="P86"/>
      <text:p text:style-name="P86">Also like this:</text:p>
      <text:p text:style-name="P86"/>
      <text:p text:style-name="P264"><text:tab/>data-join first.dat second.dat &gt; together.dat</text:p>
      <text:p text:style-name="P86"/>
      <text:p text:style-name="P86">Or</text:p>
      <text:p text:style-name="P86"/>
      <text:p text:style-name="P264"><text:tab/>data-join *.dat &gt; all.together.dat</text:p>
      <text:p text:style-name="P86"/>
      <text:p text:style-name="P86">Or</text:p>
      <text:p text:style-name="P86"/>
      <text:p text:style-name="P337"><text:tab/>framer package.file data.flle | data-join saved.dat &gt; together.dat</text:p>
      <text:p text:style-name="P86"/>
      <text:p text:style-name="P87">But not more that one input via stdin:</text:p>
      <text:p text:style-name="P87"/>
      <text:p text:style-name="P265"><text:tab/>cat *.dat | data-join → ERROR</text:p>
      <text:p text:style-name="P86"/>
      <text:p text:style-name="P86"/>
      <text:p text:style-name="P183"><text:span text:style-name="T122">2</text:span>.<text:span text:style-name="T220">5</text:span>) <text:span text:style-name="T120">data-ranges</text:span></text:p>
      <text:p text:style-name="P33"/>
      <text:p text:style-name="P216">This program will display information on the <text:span text:style-name="T131">dates</text:span> contained in an intermediate data file.</text:p>
      <text:p text:style-name="P216"><text:tab/><text:span text:style-name="T85">No parameters or options are required, only a framer style data file on standard input.</text:span></text:p>
      <text:p text:style-name="P218">The output is a human readable table showing for each instrument: the number of records and the min and max timestamps.</text:p>
      <text:p text:style-name="P218"><text:tab/><text:span text:style-name="T132">The output from this program is not for processing by any of the other framer programs.</text:span></text:p>
      <text:p text:style-name="P218"><text:tab/><text:span text:style-name="T219">Example output is shown in section 8.2</text:span></text:p>
      <text:p text:style-name="P218"/>
      <text:p text:style-name="P218">An example operation is:</text:p>
      <text:p text:style-name="P218"/>
      <text:p text:style-name="P326"><text:tab/>framer package.file data.file | data-ranges</text:p>
      <text:p text:style-name="P326"/>
      <text:p text:style-name="P218">After an averaging operation the number of records and date ranges will be different:</text:p>
      <text:p text:style-name="P326"/>
      <text:p text:style-name="P326"><text:tab/>framer package.file data.file &gt; frames.dat</text:p>
      <text:p text:style-name="P326"><text:tab/>data-ranges &lt; frames.dat</text:p>
      <text:p text:style-name="P326"><text:soft-page-break/><text:tab/>averager –interval=30 &lt; frames.dat | data-ranges</text:p>
      <text:p text:style-name="P218"/>
      <text:p text:style-name="P184"/>
      <text:p text:style-name="P184"><text:span text:style-name="T122">2</text:span>.<text:span text:style-name="T220">6</text:span>) <text:span text:style-name="T120">data-stats</text:span></text:p>
      <text:p text:style-name="P34"/>
      <text:p text:style-name="P217">This program will display <text:span text:style-name="T131">basic statistics </text:span>on the values contained in an intermediate data file.</text:p>
      <text:p text:style-name="P217"><text:tab/><text:span text:style-name="T85">No parameters or options are required, only a framer style data file on standard input.</text:span></text:p>
      <text:p text:style-name="P217"/>
      <text:p text:style-name="P219">The output is a human readable table showing for each instrument: the number of records and the min, max, <text:span text:style-name="T133">median and standard deviation.</text:span></text:p>
      <text:p text:style-name="P219"><text:tab/><text:span text:style-name="T132">The output from this program is not for processing by any of the other framer programs.</text:span></text:p>
      <text:p text:style-name="P219"><text:tab/><text:span text:style-name="T219">Example output is shown in section 8.3</text:span></text:p>
      <text:p text:style-name="P219"/>
      <text:p text:style-name="P219">An example operation is:</text:p>
      <text:p text:style-name="P219"/>
      <text:p text:style-name="P327"><text:tab/>framer package.file data.file | data-<text:span text:style-name="T133">stats</text:span></text:p>
      <text:p text:style-name="P327"/>
      <text:p text:style-name="P219">After an averaging operation the number of records and date ranges will be different:</text:p>
      <text:p text:style-name="P327"/>
      <text:p text:style-name="P327"><text:tab/>framer package.file data.file &gt; frames.dat</text:p>
      <text:p text:style-name="P327"><text:tab/>data-<text:span text:style-name="T133">stats</text:span> &lt; frames.dat</text:p>
      <text:p text:style-name="P327"><text:tab/>averager –interval=30 &lt; frames.dat | data-<text:span text:style-name="T133">stats</text:span></text:p>
      <text:p text:style-name="P327"/>
      <text:p text:style-name="P225">In combination with date selection, the time of an anomaly can be located:</text:p>
      <text:p text:style-name="P332"/>
      <text:p text:style-name="P332"><text:tab/><text:span text:style-name="T134">framer package.file data.file &gt; frames.dat</text:span></text:p>
      <text:p text:style-name="P333"><text:tab/>date-select –mindate=2018-05-02 –maxdate=2018-05-04 &lt; frames.dat | data-stat<text:span text:style-name="T135">s</text:span></text:p>
      <text:p text:style-name="P333"><text:tab/>date-select –mindate=2018-05-05 –maxdate=2018-05-06 &lt; frames.dat | data-stat<text:span text:style-name="T135">s</text:span></text:p>
      <text:p text:style-name="P327"/>
      <text:p text:style-name="P185"/>
      <text:p text:style-name="P185">2.<text:span text:style-name="T220">7</text:span>) date-select</text:p>
      <text:p text:style-name="P185"/>
      <text:p text:style-name="P53">This program acts as a filter to extract data within a specified date range (precision at the day level rather down to an hour <text:span text:style-name="T224">or smaller</text:span>).</text:p>
      <text:p text:style-name="P53"><text:tab/><text:span text:style-name="T123">There are two optional parameters: minimum date which defaults to the year 1900, and maximum date which defaults to the year 2999. The dates must be specified in the format YYYY-MM-DD.</text:span></text:p>
      <text:p text:style-name="P53"/>
      <text:p text:style-name="P54">An example operation where nothing changes (assuming all the data is within the default dates):</text:p>
      <text:p text:style-name="P54"/>
      <text:p text:style-name="P246"><text:tab/>framer package.file data.file | date-select &gt; framer.dat</text:p>
      <text:p text:style-name="P54">An example selecting data for only the year 2018:</text:p>
      <text:p text:style-name="P54"/>
      <text:p text:style-name="P246"><text:tab/>framer package.file data.file |</text:p>
      <text:p text:style-name="P246"><text:soft-page-break/><text:tab/>date-select –mindate=2018-01-01 –maxdate=2018-<text:span text:style-name="T125">12</text:span>-<text:span text:style-name="T125">3</text:span>1 |</text:p>
      <text:p text:style-name="P246"><text:tab/>viewer</text:p>
      <text:p text:style-name="P246"/>
      <text:p text:style-name="P59">An example of selecting everything <text:span text:style-name="T224">before</text:span> July 1<text:span text:style-name="T144">st</text:span> and everything <text:span text:style-name="T224">since </text:span>July <text:span text:style-name="T148">1</text:span><text:span text:style-name="T145">st</text:span><text:span text:style-name="T148"> which are then processed separately:</text:span></text:p>
      <text:p text:style-name="P252"/>
      <text:p text:style-name="P252"><text:tab/>framer package.file data.file &gt; frames.dat</text:p>
      <text:p text:style-name="P254"><text:tab/>dat<text:span text:style-name="T146">e</text:span>-select –maxdate=2018-06-30 <text:span text:style-name="T146">&lt; frames.dat </text:span>&gt; before.july1.dat</text:p>
      <text:p text:style-name="P252"><text:tab/>dat<text:span text:style-name="T146">e</text:span>-select –mindate=2018-07-01 <text:span text:style-name="T146">&lt; frames.dat </text:span>&gt; since.july1.dat</text:p>
      <text:p text:style-name="P252"/>
      <text:p text:style-name="P254"><text:tab/><text:span text:style-name="T148">fitter package.file &lt; beforejuly1.dat|averager|viewer&gt;before.tsv</text:span></text:p>
      <text:p text:style-name="P252"><text:tab/><text:span text:style-name="T148">fitter package.file &lt; since.july1.dat|averager|viewer&gt;since.tsv</text:span></text:p>
      <text:p text:style-name="P252"/>
      <text:p text:style-name="P92">The same example without saving the intermediate files:</text:p>
      <text:p text:style-name="P92"/>
      <text:p text:style-name="P254"><text:tab/>framer package.file data.file <text:span text:style-name="T149">|</text:span></text:p>
      <text:p text:style-name="P254"><text:tab/>dat<text:span text:style-name="T146">e</text:span>-select –maxdate=2018-06-30 <text:span text:style-name="T149">|</text:span></text:p>
      <text:p text:style-name="P254"><text:tab/><text:span text:style-name="T148">fitter package.file | averager | viewer &gt; before.tsv</text:span></text:p>
      <text:p text:style-name="P255"/>
      <text:p text:style-name="P253"><text:tab/>framer package.file data.file <text:span text:style-name="T149">| </text:span></text:p>
      <text:p text:style-name="P253"><text:tab/>dat<text:span text:style-name="T146">e</text:span>-select –mindate=2018-07-01 <text:span text:style-name="T149">|</text:span></text:p>
      <text:p text:style-name="P255"><text:tab/>fitter package.file | averager | viewer &gt; since.tsv</text:p>
      <text:p text:style-name="P246"/>
      <text:p text:style-name="P54">The date selection can be applied between any two operations:</text:p>
      <text:p text:style-name="P246"/>
      <text:p text:style-name="P246"><text:tab/>framer package.file data.file |</text:p>
      <text:p text:style-name="P247"><text:tab/>date-select –mindate=2018-05-01 –maxdate=2018-05-31 |</text:p>
      <text:p text:style-name="P246"><text:tab/>averager –interval=10 | <text:span text:style-name="T224">viewer</text:span></text:p>
      <text:p text:style-name="P246"><text:tab/></text:p>
      <text:p text:style-name="P54">The date selection can be applied more than once:</text:p>
      <text:p text:style-name="P246"/>
      <text:p text:style-name="P246"><text:tab/>framer package.file data.file |</text:p>
      <text:p text:style-name="P246"><text:tab/>date-select –mindate=2018-05-01 –maxdate=2018-05-31 |</text:p>
      <text:p text:style-name="P246"><text:tab/>averager –interval=15 |</text:p>
      <text:p text:style-name="P246"><text:tab/>date-select –mindate=2018-05-12 –maxdate=2018-0<text:span text:style-name="T124">5</text:span>-15 | <text:tab/>viewer</text:p>
      <text:p text:style-name="P246"/>
      <text:p text:style-name="P246"/>
      <text:p text:style-name="P187"><text:span text:style-name="T164">2.</text:span><text:span text:style-name="T165">8</text:span><text:span text:style-name="T164">) f</text:span><text:span text:style-name="T162">itter</text:span></text:p>
      <text:p text:style-name="P102"/>
      <text:p text:style-name="P170"><text:span text:style-name="T8">The output values </text:span><text:span text:style-name="T22">from this program </text:span><text:span text:style-name="T8">will be </text:span><text:span text:style-name="T7">modified by </text:span><text:span text:style-name="T8">using </text:span><text:span text:style-name="T7">the fitting equation</text:span><text:span text:style-name="T8">s</text:span><text:span text:style-name="T7"> as specified in the configuration file. </text:span><text:span text:style-name="T16">Fields which are not configured f</text:span><text:span text:style-name="T23">o</text:span><text:span text:style-name="T16">r fitting are unchanged.</text:span></text:p>
      <text:p text:style-name="P171"><text:span text:style-name="T7"><text:tab/></text:span><text:span text:style-name="T13">This fitting is generally used to convert engineering values (raw counts) into scientific values by way of calibration coefficients.</text:span></text:p>
      <text:p text:style-name="P170"><text:span text:style-name="T7"><text:tab/></text:span><text:span text:style-name="T13">The fit options are described with the configuration files in section </text:span><text:span text:style-name="T21">5</text:span><text:span text:style-name="T20">.</text:span></text:p>
      <text:p text:style-name="P55"/>
      <text:p text:style-name="P170"><text:span text:style-name="T9">If frame validation is desired, that step should be performed after fitting because the validation values are </text:span><text:span text:style-name="T23">usually </text:span><text:span text:style-name="T13">defined in scientific </text:span><text:span text:style-name="T9">units.</text:span></text:p>
      <text:p text:style-name="P170"><text:soft-page-break/><text:span text:style-name="T9"><text:tab/></text:span><text:span text:style-name="T14">It probably doesn’t matter if averaging occurs before or after fitting. <text:s/></text:span><text:span text:style-name="T17">Unlike the other filter programs, fitting should not be applied more than once on the same data set.</text:span></text:p>
      <text:p text:style-name="P56"/>
      <text:p text:style-name="P172"><text:span text:style-name="T10">T</text:span><text:span text:style-name="T6">his programs takes as parameter</text:span><text:span text:style-name="T19">s</text:span><text:span text:style-name="T6"> a package file and an optional configuration path.</text:span></text:p>
      <text:p text:style-name="P58"/>
      <text:p text:style-name="P172"><text:span text:style-name="T8">A</text:span><text:span text:style-name="T6">n example operation is:</text:span></text:p>
      <text:p text:style-name="P55"/>
      <text:p text:style-name="P321"><text:span text:style-name="T6"><text:tab/>framer package.file data.file | fitter package.file &gt; fit.</text:span><text:span text:style-name="T15">dat</text:span></text:p>
      <text:p text:style-name="P250"/>
      <text:p text:style-name="P55">With the optional configuration file path:</text:p>
      <text:p text:style-name="P55"/>
      <text:p text:style-name="P250"><text:tab/>framer –configpath=directory.path package.file data.file |</text:p>
      <text:p text:style-name="P321"><text:span text:style-name="T6"><text:tab/>fitter –configpath=directory.path package.file &gt; fit.</text:span><text:span text:style-name="T15">dat</text:span></text:p>
      <text:p text:style-name="P55"/>
      <text:p text:style-name="P57">Combined with other programs:</text:p>
      <text:p text:style-name="P57"/>
      <text:p text:style-name="P251"><text:tab/>framer package.file data.file | averager |</text:p>
      <text:p text:style-name="P322"><text:span text:style-name="T6"><text:tab/>fitter package.file | viewer &gt; ave.and.fit.</text:span><text:span text:style-name="T15">dat</text:span></text:p>
      <text:p text:style-name="P37"/>
      <text:p text:style-name="P199"/>
      <text:p text:style-name="P199"><text:span text:style-name="T122">2.9) f</text:span>ramer</text:p>
      <text:p text:style-name="P102"/>
      <text:p text:style-name="P109">With a raw data file and a package of configuration files the output <text:span text:style-name="T225">from this program </text:span>will contain the <text:span text:style-name="T130">data</text:span> values for every frame in the raw file as matched by the definition<text:span text:style-name="T125">s</text:span> of the configuration files.</text:p>
      <text:p text:style-name="P109"><text:tab/>Note that all fields, not just those <text:span text:style-name="T130">configured</text:span> as report-able, are output. <text:span text:style-name="T130">This is because non-report-able fields may be useful for other processing purposes.</text:span></text:p>
      <text:p text:style-name="P109"><text:tab/><text:span text:style-name="T225">The package files are described in section 4. The configuration files are described in section 5.</text:span></text:p>
      <text:p text:style-name="P109"/>
      <text:p text:style-name="P120">This program takes a data file name, a package file name and an optional configuration path as parameters. It does not take input via stdin. The output is to stdout.</text:p>
      <text:p text:style-name="P120"><text:tab/>Like the other programs it writes errors to stderr and a serious error will cause an error code to be reported to the operating system</text:p>
      <text:p text:style-name="P120"/>
      <text:p text:style-name="P120">Along with ou<text:span text:style-name="T147">t</text:span>putting frame dat<text:span text:style-name="T130">a</text:span>, it will perform indiv<text:span text:style-name="T147">i</text:span>dual frame validation and frame checksum tests if specified in the configuration file. Any frame which fails validation or checksum will not be copied to output.</text:p>
      <text:p text:style-name="P120"><text:tab/>An additional test is the validity of the <text:span text:style-name="T126">7 byte </text:span>timestamp following each frame. <text:span text:style-name="T126">If valid, that is the timestamp output with the frame. Otherwise a bad timestamp (date is impossible) causes the frame to be skipped.</text:span></text:p>
      <text:p text:style-name="P120"/>
      <text:p text:style-name="P121">An example operation:</text:p>
      <text:p text:style-name="P121"/>
      <text:p text:style-name="P279"><text:tab/>framer package.file data.file &gt; framer.dat</text:p>
      <text:p text:style-name="P121"/>
      <text:p text:style-name="P121">Specifying a location for the configuration files:</text:p>
      <text:p text:style-name="P121"><text:soft-page-break/></text:p>
      <text:p text:style-name="P279"><text:tab/>framer –configpath=dir.name package.file &gt; framer.dat</text:p>
      <text:p text:style-name="P279"/>
      <text:p text:style-name="P215"><text:span text:style-name="T6">If operating in a Bash shell, the </text:span><text:span text:style-name="T18">process</text:span><text:span text:style-name="T6"> can be checked like this:</text:span></text:p>
      <text:p text:style-name="P224"/>
      <text:p text:style-name="P325"><text:span text:style-name="T6"><text:tab/>if </text:span><text:span text:style-name="T18">framer packa</text:span><text:span text:style-name="T20">g</text:span><text:span text:style-name="T18">e.file data</text:span><text:span text:style-name="T6">.file </text:span><text:span text:style-name="T18">&gt;framer.dat</text:span></text:p>
      <text:p text:style-name="P331"><text:tab/>then</text:p>
      <text:p text:style-name="P325"><text:span text:style-name="T6"><text:tab/><text:tab/>echo </text:span><text:span text:style-name="T18">framer ok</text:span></text:p>
      <text:p text:style-name="P331"><text:tab/>else</text:p>
      <text:p text:style-name="P325"><text:span text:style-name="T6"><text:tab/><text:tab/>echo </text:span><text:span text:style-name="T18">framer failed</text:span></text:p>
      <text:p text:style-name="P249"><text:tab/>fi</text:p>
      <text:p text:style-name="P121"/>
      <text:p text:style-name="P121">A typical operation from start to end where the final output is <text:span text:style-name="T128">a</text:span> tab delimited table which is human readable and <text:span text:style-name="T128">l</text:span>oadable into a spreadsheet or other program:</text:p>
      <text:p text:style-name="P121"/>
      <text:p text:style-name="P242"><text:tab/>framer –<text:span text:style-name="T127">configpath=dir.name</text:span> package.<text:span text:style-name="T110">file</text:span> <text:span text:style-name="T110">data.file </text:span>|</text:p>
      <text:p text:style-name="P243"><text:tab/>fitter –<text:span text:style-name="T127">configpath=dir.name</text:span> package.<text:span text:style-name="T110">file</text:span> |</text:p>
      <text:p text:style-name="P242"><text:tab/>validator –<text:span text:style-name="T127">configpath=dir.name </text:span>package.<text:span text:style-name="T110">file</text:span> |</text:p>
      <text:p text:style-name="P242"><text:tab/><text:span text:style-name="T127">reduce-selection –configpath=dir.name package.file |</text:span></text:p>
      <text:p text:style-name="P242"><text:tab/>averager |</text:p>
      <text:p text:style-name="P328"><text:span text:style-name="T57"><text:tab/>viewer </text:span><text:span text:style-name="T58">&gt; results.tsv</text:span></text:p>
      <text:p text:style-name="P47"/>
      <text:p text:style-name="P199"/>
      <text:p text:style-name="P199"><text:span text:style-name="T61">2.10) r</text:span>educe-sel<text:span text:style-name="T5">e</text:span>ction</text:p>
      <text:p text:style-name="P226"/>
      <text:p text:style-name="P235">This program will output only the <text:span text:style-name="T135">data</text:span> fields which <text:span text:style-name="T135">are configured with the “report” option set to “true”.</text:span></text:p>
      <text:p text:style-name="P178"><text:tab/><text:span text:style-name="T25">Note that the configuration package specified at any step, this one in particular, need not be the exact same package used in the previous step. In this manner is it possible to create subsets of the data for further alternate processing.</text:span></text:p>
      <text:p text:style-name="P178"/>
      <text:p text:style-name="P173"><text:span text:style-name="T10">T</text:span><text:span text:style-name="T6">his programs takes as parameter</text:span><text:span text:style-name="T19">s</text:span><text:span text:style-name="T6"> a package file and an optional configuration path.</text:span></text:p>
      <text:p text:style-name="P281"/>
      <text:p text:style-name="P236">An example operation is:</text:p>
      <text:p text:style-name="P236"/>
      <text:p text:style-name="P280"><text:tab/>framer package.file data.file |</text:p>
      <text:p text:style-name="P280"><text:tab/>reduce-selection package.file &gt; reduced.dat</text:p>
      <text:p text:style-name="P280"/>
      <text:p text:style-name="P236">An example <text:span text:style-name="T136">of breaking out different data sets from the same data file by using different configuration packages:</text:span></text:p>
      <text:p text:style-name="P236"/>
      <text:p text:style-name="P280"><text:tab/>framer package.file data.file <text:span text:style-name="T136">&gt; frames.dat</text:span></text:p>
      <text:p text:style-name="P280"><text:tab/>reduce-selection <text:span text:style-name="T136">one.package</text:span>.file <text:span text:style-name="T136">&lt; frames.dat </text:span>&gt; <text:span text:style-name="T136">set1</text:span>.dat</text:p>
      <text:p text:style-name="P280"><text:tab/>reduce-selection <text:span text:style-name="T136">two.package</text:span>.file <text:span text:style-name="T136">&lt; frames.dat </text:span>&gt; <text:span text:style-name="T136">set2</text:span>.dat</text:p>
      <text:p text:style-name="P2"/>
      <text:p text:style-name="P199"/>
      <text:p text:style-name="P199"><text:soft-page-break/><text:span text:style-name="T122">2.11) </text:span>validator</text:p>
      <text:p text:style-name="P102"/>
      <text:p text:style-name="P123">This program performs validation against all of the fields which have this option set in the configuration file. Th<text:span text:style-name="T226">e</text:span> validation consists of checking against a minimum and/or maximum. Any values which fail the validation are not output.</text:p>
      <text:p text:style-name="P124"><text:tab/> <text:span text:style-name="T143">This operation is intended to be used for removing impossible values and to prevent those values from being included in the averaging process. For example: if it is known that an instrument glitch sometimes produces a negative pH, then the field validation for pH can be configured to have a minimum of zero.</text:span></text:p>
      <text:p text:style-name="P111"><text:span text:style-name="T137"><text:tab/></text:span>If th<text:span text:style-name="T226">e validation</text:span> operation is desired, the fitting step should be performed first because the validation values are <text:span text:style-name="T226">usually specified</text:span> in scientific units.</text:p>
      <text:p text:style-name="P111"><text:tab/><text:span text:style-name="T138">This operation, “field validation” is different from the “frame validation” which is performed by the framer program. This “field validation” is for individual fields, whereas the “frame validation” affects a whole frame regardless of all the included fields.</text:span></text:p>
      <text:p text:style-name="P111"/>
      <text:p text:style-name="P174"><text:span text:style-name="T10">T</text:span><text:span text:style-name="T6">his programs takes as parameter</text:span><text:span text:style-name="T19">s</text:span><text:span text:style-name="T6"> a package file and an optional configuration path.</text:span></text:p>
      <text:p text:style-name="P111"/>
      <text:p text:style-name="P122">An example operation is:</text:p>
      <text:p text:style-name="P122"/>
      <text:p text:style-name="P282"><text:tab/>framer package.file data.file |</text:p>
      <text:p text:style-name="P282"><text:tab/>fitter package.file |</text:p>
      <text:p text:style-name="P282"><text:tab/>validator package.file | viewer &gt; results.tsv</text:p>
      <text:p text:style-name="P25"/>
      <text:p text:style-name="P199"/>
      <text:p text:style-name="P199"><text:span text:style-name="T122">2.12) v</text:span>iewer</text:p>
      <text:p text:style-name="P4"/>
      <text:p text:style-name="P104">This program will c<text:span text:style-name="T139">onvert</text:span> an intermediate data file on standard input to human readable <text:span text:style-name="T226">tab delimited format </text:span>on standard output. <text:span text:style-name="T139">Or the output can be saved for viewing in a spreadsheet or other program.</text:span></text:p>
      <text:p text:style-name="P104"><text:tab/>The output <text:span text:style-name="T139">has column names on the first line, followed by one line for the data at each timestamp in </text:span>ascending timestamp <text:span text:style-name="T139">order.</text:span></text:p>
      <text:p text:style-name="P104"><text:tab/><text:span text:style-name="T139">This program can be applied after any processing step, but always becomes the final step.</text:span></text:p>
      <text:p text:style-name="P104"/>
      <text:p text:style-name="P107">This program takes one optional parameter to set the format of the output. By default the format has the data separated by instrument ( --<text:span text:style-name="T161">style</text:span>=separate ), with the other option of combining all instrument data at the same timestamp into a single line ( --<text:span text:style-name="T161">style</text:span>=combine<text:span text:style-name="T160">d</text:span> ). <text:tab/>The combine<text:span text:style-name="T160">d</text:span> option should only be used when there is no possibility of field <text:span text:style-name="T245">name duplication between instruments</text:span>, since that condition causes an undefined result. For <text:span text:style-name="T226">example:</text:span> if two instruments produce a temperature at the same timestamp, <text:span text:style-name="T245">is it not defined </text:span>which temperature will be output.</text:p>
      <text:p text:style-name="P107"><text:tab/><text:span text:style-name="T219">Example output is shown in section 8.1</text:span></text:p>
      <text:p text:style-name="P106"/>
      <text:p text:style-name="P105">An example operation is:</text:p>
      <text:p text:style-name="P105"/>
      <text:p text:style-name="P323"><text:tab/>framer package.file data.file | viewer</text:p>
      <text:p text:style-name="P105"><text:soft-page-break/></text:p>
      <text:p text:style-name="P105">Example operation after any step:</text:p>
      <text:p text:style-name="P105"/>
      <text:p text:style-name="P323"><text:tab/>framer package.file data.file &gt; frames.dat</text:p>
      <text:p text:style-name="P323"><text:tab/>viewer &lt; frames.dat &gt; everything.tsv</text:p>
      <text:p text:style-name="P323"><text:tab/>fitter package.file &lt; frames.dat | viewer &gt; fit.tsv</text:p>
      <text:p text:style-name="P258"><text:span text:style-name="T162"><text:tab/></text:span><text:span text:style-name="T163">fitter package.file &lt; frames.dat | averager | viewer &gt; ave.tsv</text:span></text:p>
      <text:p text:style-name="P347"><text:span text:style-name="T143">3) Common </text:span>Options and Parameters</text:p>
      <text:p text:style-name="P180"/>
      <text:p text:style-name="P77">Note that these options begin with double dashes.</text:p>
      <text:p text:style-name="P27"/>
      <text:p text:style-name="P227"><text:span text:style-name="T69">3.1</text:span><text:span text:style-name="T64">) </text:span><text:span text:style-name="T65">--</text:span><text:span text:style-name="T66">configpath</text:span></text:p>
      <text:p text:style-name="P229"/>
      <text:p text:style-name="P60"><text:span text:style-name="T26">T</text:span>his option <text:span text:style-name="T89">sets the path where each program will look for the configuration files named in the package file. All of the programs which use a package file will use this parameter.</text:span></text:p>
      <text:p text:style-name="P62"><text:tab/>The default is ".", the current directory.</text:p>
      <text:p text:style-name="P62"><text:tab/><text:span text:style-name="T208">Example: --configpath=data/setups</text:span></text:p>
      <text:p text:style-name="P62"/>
      <text:p text:style-name="P228"><text:span text:style-name="T69">3.</text:span><text:span text:style-name="T76">2</text:span><text:span text:style-name="T64">) </text:span><text:span text:style-name="T65">--</text:span><text:span text:style-name="T76">enable-tests=yes or no</text:span></text:p>
      <text:p text:style-name="P232"/>
      <text:p text:style-name="P93">This option is used by the programs framer <text:span text:style-name="T236">and </text:span>validator.</text:p>
      <text:p text:style-name="P93"/>
      <text:p text:style-name="P93">By default (“yes”) the testing for check sums, frame validity, field transform and field validity is enabled, and that should be the standard operating setting.</text:p>
      <text:p text:style-name="P93"/>
      <text:p text:style-name="P93">There are possible conditions when those tests need to be disabled without having to <text:span text:style-name="T233">edit</text:span> any of the associated instrument configuration files.</text:p>
      <text:p text:style-name="P93"><text:tab/><text:span text:style-name="T234">Note that individual tests cannot be disabled with this flag, all of the tests for all the package files will be disabled.</text:span></text:p>
      <text:p text:style-name="P94"><text:tab/>To disable use: --ena<text:span text:style-name="T235">b</text:span>le-tests=no</text:p>
      <text:p text:style-name="P64"/>
      <text:p text:style-name="P78"/>
      <text:p text:style-name="P233"><text:span text:style-name="T69">3.</text:span><text:span text:style-name="T76">3</text:span><text:span text:style-name="T69">) --</text:span><text:span text:style-name="T68">verbose</text:span></text:p>
      <text:p text:style-name="P6"/>
      <text:p text:style-name="P61">This option sets the level of program information displayed to standard <text:span text:style-name="T150">error</text:span>. When set to zero a program is "silent", excepting fatal errors. The default level is one which causes a minimum of information to the displayed. The maximum level is 9 for the maximum output.</text:p>
      <text:p text:style-name="P61"><text:tab/><text:span text:style-name="T208">Example: --verbose=2</text:span></text:p>
      <text:p text:style-name="P230"/>
      <text:p text:style-name="P234"><text:span text:style-name="T69">3.</text:span><text:span text:style-name="T76">4</text:span><text:span text:style-name="T64">) </text:span><text:span text:style-name="T65">--</text:span><text:span text:style-name="T67">version</text:span></text:p>
      <text:p text:style-name="P5"/>
      <text:p text:style-name="P61"><text:span text:style-name="T61">T</text:span>his option causes any program to display its version number then exit.</text:p>
      <text:p text:style-name="P176"/>
      <text:p text:style-name="P237"><text:span text:style-name="T91">3</text:span><text:span text:style-name="T90">.</text:span><text:span text:style-name="T92">5</text:span><text:span text:style-name="T90">) package file</text:span></text:p>
      <text:p text:style-name="P7"/>
      <text:p text:style-name="P65">Th<text:span text:style-name="T150">is is the full path to the package file. Description of the contents is described in section 4.</text:span></text:p>
      <text:p text:style-name="P35"/>
      <text:p text:style-name="P231">3.<text:span text:style-name="T232">6</text:span>) data file</text:p>
      <text:p text:style-name="P36"/>
      <text:p text:style-name="P238">The data file name is required by the fitter. The file's full path is required, i.e. there is no relation to the configpath option.</text:p>
      <text:p text:style-name="P349">4) Package Files</text:p>
      <text:p text:style-name="P29"/>
      <text:p text:style-name="P63">This <text:span text:style-name="T93">is a simple text </text:span>file <text:span text:style-name="T93">which names the instruments used to process a data file.</text:span></text:p>
      <text:p text:style-name="P63"><text:tab/><text:span text:style-name="T4">A comment in this file is any text following a "#" character. Comments are ignored during processing and so may be used to hide an instrument from being used.</text:span></text:p>
      <text:p text:style-name="P68"><text:tab/>Each line of the package file represents a single instrument with two parts separated by a space. The first part is the instrument name, second is the instrument serial number. The instrument name will be converted to lower case and leading zeros will be removed from the serial number.</text:p>
      <text:p text:style-name="P63"><text:tab/><text:span text:style-name="T157">Each processing program will expect to find a file matching a name of instrument + dot + serial number + “.conf” suffix in the location specified by the configpath parameter.</text:span></text:p>
      <text:p text:style-name="P66"><text:span text:style-name="T94"><text:tab/></text:span>A missing configuration file will cause a <text:span text:style-name="T158">program to exit with an</text:span> error.</text:p>
      <text:p text:style-name="P66"/>
      <text:p text:style-name="P70">Strictly speaking, the two parts of the name need not match the instrument and serial number defined in the configuration file, but it is a useful technique.</text:p>
      <text:p text:style-name="P66"/>
      <text:p text:style-name="P69">An example of <text:span text:style-name="T159">a </text:span>package file is:</text:p>
      <text:p text:style-name="P9"/>
      <text:p text:style-name="P45"><text:tab/><text:span text:style-name="T153">StorX 129</text:span></text:p>
      <text:p text:style-name="P256"><text:tab/><text:span text:style-name="T95">Suna 0052</text:span></text:p>
      <text:p text:style-name="P256"><text:tab/><text:span text:style-name="T95">WQMX 1050</text:span></text:p>
      <text:p text:style-name="P9"/>
      <text:p text:style-name="P67">which will cause the program to look in configpath for <text:span text:style-name="T158">three files:</text:span></text:p>
      <text:p text:style-name="P67"/>
      <text:p text:style-name="P257"><text:tab/>storx.129.conf</text:p>
      <text:p text:style-name="P257"><text:tab/>suna.52.conf</text:p>
      <text:p text:style-name="P257"><text:tab/>wqmx.1050.conf</text:p>
      <text:p text:style-name="P71"/>
      <text:p text:style-name="P29"/>
      <text:p text:style-name="P27"/>
      <text:p text:style-name="P347"><text:span text:style-name="T28">5) </text:span>Configuration Files</text:p>
      <text:p text:style-name="P125"/>
      <text:p text:style-name="P152">The contents of data frames and details on how the values should be extracted from data files are described in the framer configuration files. These are JSON formatted files which may be reformatted or validated by any number of on-line JSON validation tools. As described in the Package Files section, each configuration file is for a single instrument with a name format of "instrument dot serial-number dot conf" all lower case.</text:p>
      <text:p text:style-name="P125"><text:tab/>All items within the file should be double quoted strings and non-printable characters must be stored by their UNICODE values: CR = "\u000D", LF= "\u000A", tab = “\u0009” or standard escape codes: CR = “\r”, LF = “\n”, TAB = “\t”,</text:p>
      <text:p text:style-name="P153"><text:tab/>Character case is not important, except for the "frame_header" where the characters must match exactly the sync word in the data file. String values used in validation testing are also to be stored in exact character case.</text:p>
      <text:p text:style-name="P125"><text:tab/>Ordering of the items within the file is not important with the one major exception that the fields section must be an ordered array (denoted by JSON square brackets rather than curly brackets) in the same sequence as the <text:span text:style-name="T227">order in which</text:span> fields appear in the instrument frame.</text:p>
      <text:p text:style-name="P126"/>
      <text:p text:style-name="P10"/>
      <text:p text:style-name="P188">5.1) Common Keywords</text:p>
      <text:p text:style-name="P31"/>
      <text:p text:style-name="P16"><text:span text:style-name="T171">5.1.</text:span><text:span text:style-name="T174">1</text:span><text:span text:style-name="T171">) </text:span><text:span text:style-name="T174">comment</text:span><text:span text:style-name="T175"> - </text:span><text:span text:style-name="T187">can be placed in any section to aid in human understanding of the selection or chosen options</text:span><text:span text:style-name="T175">.</text:span></text:p>
      <text:p text:style-name="P166"/>
      <text:p text:style-name="P23"><text:span text:style-name="T175">E</text:span><text:span text:style-name="T167">xample usage:</text:span></text:p>
      <text:p text:style-name="P167"/>
      <text:p text:style-name="P343">"frame_validity": [</text:p>
      <text:p text:style-name="P343"><text:s text:c="14"/>{ "name": "status", "<text:span text:style-name="T253">comment</text:span>": "<text:span text:style-name="T253">require verified GPS sync</text:span>",</text:p>
      <text:p text:style-name="P343"><text:tab/><text:tab/><text:tab/>"op": "=", "value": "A", "enable": "true" }</text:p>
      <text:p text:style-name="P343"><text:s text:c="14"/>],</text:p>
      <text:p text:style-name="P167"/>
      <text:p text:style-name="P166"/>
      <text:p text:style-name="P14"><text:span text:style-name="T171">5.1.</text:span><text:span text:style-name="T174">2</text:span><text:span text:style-name="T171">) </text:span><text:span text:style-name="T172">enable</text:span><text:span text:style-name="T175"> - several optional configuration items make use of this keyword to mark the item as turned on. The "on" value is one of "true", “</text:span><text:span text:style-name="T176">t”, </text:span><text:span text:style-name="T175">"yes", “</text:span><text:span text:style-name="T176">y”, “on”, “ok” </text:span><text:span text:style-name="T175">or "1". All other values or if the keyword is missing is considered as "off".</text:span></text:p>
      <text:p text:style-name="P129"><text:tab/><text:span text:style-name="T101">This keyword provides a method of disabling an operation without removing the section from the configuration file or setting to a non-true value.</text:span></text:p>
      <text:p text:style-name="P14"/>
      <text:p text:style-name="P14"/>
      <text:p text:style-name="P17"><text:span text:style-name="T171">5.1.</text:span><text:span text:style-name="T174">3</text:span><text:span text:style-name="T171">) </text:span><text:span text:style-name="T173">report</text:span><text:span text:style-name="T79"> </text:span><text:span text:style-name="T177">- several configuration items make use of this keyword to mark the value as "to be output". Similar to the "enable" keyword, it takes "on" values of "true", “</text:span><text:span text:style-name="T178">t”, </text:span><text:span text:style-name="T177">"yes", “</text:span><text:span text:style-name="T178">y”, “on”, “ok”, </text:span><text:span text:style-name="T177">or "1". All other values or a missing pair is considered "off"</text:span><text:span text:style-name="T79">.</text:span></text:p>
      <text:p text:style-name="P350">5.<text:span text:style-name="T63">2</text:span>) Key<text:span text:style-name="T83">word</text:span> Definitions</text:p>
      <text:p text:style-name="P186"/>
      <text:p text:style-name="P202"><text:span text:style-name="T64">5.</text:span><text:span text:style-name="T70">2</text:span><text:span text:style-name="T64">.</text:span><text:span text:style-name="T73">1</text:span><text:span text:style-name="T64">) instrument</text:span><text:span text:style-name="T29"> - which is typically the instrument name. This pair is informational and not used as part of any computation. </text:span><text:span text:style-name="T48">But it is required for identification in the output data files.</text:span></text:p>
      <text:p text:style-name="P155"/>
      <text:p text:style-name="P134">Example usage is:</text:p>
      <text:p text:style-name="P134"/>
      <text:p text:style-name="P292"><text:tab/>"instrument": "SUNA"</text:p>
      <text:p text:style-name="P127"/>
      <text:p text:style-name="P127"/>
      <text:p text:style-name="P202"><text:span text:style-name="T64">5.</text:span><text:span text:style-name="T70">2</text:span><text:span text:style-name="T64">.</text:span><text:span text:style-name="T73">2</text:span><text:span text:style-name="T64">) serial</text:span><text:span text:style-name="T29"> - the serial number of the instrument. Also </text:span><text:span text:style-name="T48">required for identification in the output data files.</text:span></text:p>
      <text:p text:style-name="P127"/>
      <text:p text:style-name="P134">Example usage is:</text:p>
      <text:p text:style-name="P134"/>
      <text:p text:style-name="P259"><text:tab/>"serial": "567"</text:p>
      <text:p text:style-name="P259"/>
      <text:p text:style-name="P175"/>
      <text:p text:style-name="P30"><text:span text:style-name="T168">5.</text:span><text:span text:style-name="T169">2</text:span><text:span text:style-name="T168">.3) frame_header</text:span><text:span text:style-name="T29"> </text:span><text:span text:style-name="T179">- </text:span><text:span text:style-name="T183">defines the </text:span><text:span text:style-name="T185">sync word</text:span><text:span text:style-name="T183"> of the </text:span><text:span text:style-name="T184">instrument </text:span><text:span text:style-name="T183">frame which is used to locate each frame within the data file. </text:span></text:p>
      <text:p text:style-name="P156"/>
      <text:p text:style-name="P134">Example usage is:</text:p>
      <text:p text:style-name="P22"/>
      <text:p text:style-name="P292"><text:tab/>"frame_header": "SATSLB0512"</text:p>
      <text:p text:style-name="P19"/>
      <text:p text:style-name="P19"/>
      <text:p text:style-name="P203"><text:span text:style-name="T64">5.</text:span><text:span text:style-name="T70">2</text:span><text:span text:style-name="T64">.</text:span><text:span text:style-name="T73">4</text:span><text:span text:style-name="T64">) frame_type</text:span><text:span text:style-name="T29"> - either "ASCII" or "BINARY" as required by the instrument configuration.</text:span></text:p>
      <text:p text:style-name="P154"/>
      <text:p text:style-name="P134">Example usage is:</text:p>
      <text:p text:style-name="P22"/>
      <text:p text:style-name="P292"><text:tab/><text:tab/>"frame_type": "ascii"</text:p>
      <text:p text:style-name="P134">and</text:p>
      <text:p text:style-name="P292"><text:tab/><text:tab/>"frame_type": "binary"</text:p>
      <text:p text:style-name="P292"/>
      <text:p text:style-name="P292"/>
      <text:p text:style-name="P203"><text:span text:style-name="T64">5.</text:span><text:span text:style-name="T70">2</text:span><text:span text:style-name="T64">.</text:span><text:span text:style-name="T73">5</text:span><text:span text:style-name="T64">) frame_terminator</text:span><text:span text:style-name="T29"> - the characters which match the end of </text:span><text:span text:style-name="T49">an </text:span><text:span text:style-name="T33">ASCII </text:span><text:span text:style-name="T29">frame. This </text:span><text:span text:style-name="T33">is </text:span><text:span text:style-name="T50">required for ASCII frames, </text:span><text:span text:style-name="T33">optional/</text:span><text:span text:style-name="T29">ignored in </text:span><text:span text:style-name="T33">binary</text:span><text:span text:style-name="T29"> configurations.</text:span></text:p>
      <text:p text:style-name="P154"/>
      <text:p text:style-name="P134">Example usage is:</text:p>
      <text:p text:style-name="P22"/>
      <text:p text:style-name="P292"><text:tab/>"frame_terminator": "\u000d\u000a"</text:p>
      <text:p text:style-name="P24"/>
      <text:p text:style-name="P10"/>
      <text:p text:style-name="P28"><text:soft-page-break/><text:span text:style-name="T168">5.</text:span><text:span text:style-name="T169">2</text:span><text:span text:style-name="T168">.</text:span><text:span text:style-name="T170">6</text:span><text:span text:style-name="T168">) checksum</text:span><text:span text:style-name="T29"> </text:span><text:span text:style-name="T179">- an optional array of items which describe how the frame checksum is computed.</text:span></text:p>
      <text:p text:style-name="P132"><text:tab/>Each item within the array consists of the key-value pairs "name", "type", "enable" <text:span text:style-name="T106">and</text:span> <text:span text:style-name="T106">"skip"</text:span>.</text:p>
      <text:p text:style-name="P132"><text:tab/><text:span text:style-name="T96">The value of the "name" item is the field which contains the instrument's checksum for each frame.</text:span></text:p>
      <text:p text:style-name="P132"><text:tab/><text:span text:style-name="T106">The value of the "skip" item is the number of characters to at the beginning of the frame which will not be included in the checksum calculations. For example: GPS frames often begin with a “$” which should be ignored, in which case the skip value should be “1”.</text:span></text:p>
      <text:p text:style-name="P132"><text:tab/><text:span text:style-name="T63">These checks are performed by the framer program. A bad checksum will cause the data frame to not be output.</text:span></text:p>
      <text:p text:style-name="P132"><text:tab/><text:span text:style-name="T228">Though unlikey, it is possible to specify multiple checksums.</text:span></text:p>
      <text:p text:style-name="P28"><text:span text:style-name="T179"><text:s/><text:tab/></text:span><text:span text:style-name="T182">The only s</text:span><text:span text:style-name="T180">upported typ</text:span><text:span text:style-name="T182">e is </text:span><text:span text:style-name="T180"><text:s/></text:span><text:span text:style-name="T181">"NMEA".</text:span></text:p>
      <text:p text:style-name="P157"/>
      <text:p text:style-name="P133">Example usage is:</text:p>
      <text:p text:style-name="P133"/>
      <text:p text:style-name="P283"><text:tab/>"checksum": [ { "name": "<text:span text:style-name="T84">checksum_field</text:span>",</text:p>
      <text:p text:style-name="P283"><text:tab/><text:tab/><text:tab/><text:tab/> "type": "NMEA",</text:p>
      <text:p text:style-name="P283"><text:tab/><text:tab/><text:tab/><text:tab/> "enable": "true" } <text:span text:style-name="T84">]</text:span></text:p>
      <text:p text:style-name="P42"/>
      <text:p text:style-name="P20"/>
      <text:p text:style-name="P201"><text:span text:style-name="T64">5.</text:span><text:span text:style-name="T70">2</text:span><text:span text:style-name="T64">.</text:span><text:span text:style-name="T73">7</text:span><text:span text:style-name="T64">) constants</text:span><text:span text:style-name="T29"> - an </text:span><text:span text:style-name="T30">optional </text:span><text:span text:style-name="T29">array of </text:span><text:span text:style-name="T33">field values </text:span><text:span text:style-name="T29">which do not appear in the instrument data frame but </text:span><text:span text:style-name="T34">will be output as if they are data values. Such values </text:span><text:span text:style-name="T29">may be useful for further data processing </text:span><text:span text:style-name="T34">or frame identification.</text:span></text:p>
      <text:p text:style-name="P201"><text:span text:style-name="T30"><text:tab/>Placing calibration coeffic</text:span><text:span text:style-name="T32">i</text:span><text:span text:style-name="T30">ents here is a reasonable usage. Another use might be to place the instrument serial number here so that the instrument can be identified in </text:span><text:span text:style-name="T51">processing by alternate programs.</text:span></text:p>
      <text:p text:style-name="P132"><text:tab/>Each item within the array consists of the key-value pairs "name", "value", <text:span text:style-name="T228">and </text:span>"report" which are described further in the fields section.</text:p>
      <text:p text:style-name="P138"><text:tab/>Values of the constants are always taken to be numeric, i.e. they cannot be string types.</text:p>
      <text:p text:style-name="P138"/>
      <text:p text:style-name="P133">Example usage is:</text:p>
      <text:p text:style-name="P18"/>
      <text:p text:style-name="P288"><text:tab/><text:span text:style-name="T60">"constants": [ { "name": "offset",</text:span></text:p>
      <text:p text:style-name="P290"><text:tab/><text:tab/><text:tab/><text:tab/> <text:s/><text:span text:style-name="T60">"</text:span>value<text:span text:style-name="T60">"</text:span>: <text:span text:style-name="T60">"</text:span>3.14<text:span text:style-name="T60">"</text:span>,</text:p>
      <text:p text:style-name="P290"><text:tab/><text:tab/><text:tab/><text:tab/> <text:s/><text:span text:style-name="T60">"</text:span>report<text:span text:style-name="T60">"</text:span>: <text:span text:style-name="T60">"</text:span>true<text:span text:style-name="T60">"</text:span> } ]</text:p>
      <text:p text:style-name="P39"/>
      <text:p text:style-name="P135">or</text:p>
      <text:p text:style-name="P38"/>
      <text:p text:style-name="P289"><text:tab/>"<text:span text:style-name="T84">constants": [ { "name": "slope",</text:span></text:p>
      <text:p text:style-name="P291"><text:tab/><text:tab/><text:tab/><text:tab/> <text:s/>"value": "42.0",</text:p>
      <text:p text:style-name="P291"><text:tab/><text:tab/><text:tab/><text:tab/> <text:s/>"report": "true" },</text:p>
      <text:p text:style-name="P289"><text:tab/><text:tab/><text:tab/><text:tab/><text:span text:style-name="T84">{ "name": "sn",</text:span></text:p>
      <text:p text:style-name="P291"><text:tab/><text:tab/><text:tab/><text:tab/> <text:s/>"value": "411",</text:p>
      <text:p text:style-name="P291"><text:tab/><text:tab/><text:tab/><text:tab/> <text:s/>"report": "false" } ]</text:p>
      <text:p text:style-name="P211"><text:span text:style-name="T72">5.</text:span><text:span text:style-name="T64">2.</text:span><text:span text:style-name="T78">8</text:span><text:span text:style-name="T64">) </text:span><text:span text:style-name="T77">duplicates</text:span><text:span text:style-name="T57"> - </text:span><text:span text:style-name="T59">an optional array</text:span><text:span text:style-name="T42"> </text:span><text:span text:style-name="T52">allows a method of outputting a second copy of any of the </text:span><text:span text:style-name="T53">data values. In this way multiple fit operations can be performed on the same <text:s/></text:span><text:soft-page-break/><text:span text:style-name="T53">value, or output of a fit and unfit value at the same time.</text:span></text:p>
      <text:p text:style-name="P211"><text:span text:style-name="T53"><text:tab/>A </text:span><text:span text:style-name="T54">value can have any number of duplicates </text:span><text:span text:style-name="T56">and the list can contain any set of fields.</text:span></text:p>
      <text:p text:style-name="P212"><text:span text:style-name="T54">A </text:span><text:span text:style-name="T29">duplicate takes many of the same options as a field: report, fit, validate, and transform. But a duplicate cannot be used in a checksum or field validator. </text:span><text:span text:style-name="T55">Length and type options are not needed. Only numeric fields can be duplicated.</text:span></text:p>
      <text:p text:style-name="P164"><text:tab/>The additional item is the “of” option which specifies the name of the field which is being duplicated.</text:p>
      <text:p text:style-name="P164"><text:tab/><text:span text:style-name="T250">The field being duplicated must be report-able for the duplicate to be output.</text:span></text:p>
      <text:p text:style-name="P164"/>
      <text:p text:style-name="P164">Example usage is:</text:p>
      <text:p text:style-name="P165"/>
      <text:p text:style-name="P211"><text:span text:style-name="T52"><text:tab/></text:span><text:span text:style-name="T155">"</text:span><text:span text:style-name="T156">duplicates</text:span><text:span text:style-name="T155">": </text:span><text:span text:style-name="T156">[</text:span></text:p>
      <text:p text:style-name="P307"><text:s/><text:tab/><text:tab/>{ "name": "<text:span text:style-name="T248">DOUBLE_</text:span>VOLT", "report": "true", "<text:span text:style-name="T248">of</text:span>": "VOLT<text:span text:style-name="T248">AGE</text:span>",</text:p>
      <text:p text:style-name="P307"><text:s text:c="2"/><text:tab/><text:tab/><text:tab/>"fit": { "type": "POLYU",</text:p>
      <text:p text:style-name="P307"><text:tab/><text:tab/><text:tab/>"coeffs": [{ "name": "a0", "value": "0" },</text:p>
      <text:p text:style-name="P307"><text:s text:c="5"/><text:tab/><text:tab/><text:tab/> <text:s text:c="8"/><text:span text:style-name="T240">{</text:span> "name": "a1", "value": "<text:span text:style-name="T248">2</text:span>" }] }</text:p>
      <text:p text:style-name="P320"><text:s text:c="3"/><text:tab/><text:tab/>},</text:p>
      <text:p text:style-name="P307"><text:s/><text:tab/><text:tab/>{ "name": "<text:span text:style-name="T248">HALF_</text:span>VOLT", "report": "true", "<text:span text:style-name="T248">of</text:span>": "VOLT<text:span text:style-name="T248">AGE</text:span>",</text:p>
      <text:p text:style-name="P307"><text:s text:c="2"/><text:tab/><text:tab/><text:tab/>"fit": { "type": "POLYU",</text:p>
      <text:p text:style-name="P307"><text:tab/><text:tab/><text:tab/>"coeffs": [{ "name": "a0", "value": "0" },</text:p>
      <text:p text:style-name="P307"><text:s text:c="5"/><text:tab/><text:tab/><text:tab/> <text:s text:c="8"/><text:span text:style-name="T240">{</text:span> "name": "a1", "value": "<text:span text:style-name="T248">0.5</text:span>" }] }</text:p>
      <text:p text:style-name="P320"><text:s text:c="3"/><text:tab/><text:tab/>},</text:p>
      <text:p text:style-name="P307"><text:s/><text:tab/><text:tab/>{ "name": "<text:span text:style-name="T249">RAWPUMP</text:span>", "report": "true", "<text:span text:style-name="T248">of</text:span>": "<text:span text:style-name="T249">PUMP</text:span>"</text:p>
      <text:p text:style-name="P320"><text:s text:c="3"/><text:tab/><text:tab/>}</text:p>
      <text:p text:style-name="P320"><text:tab/>]</text:p>
      <text:p text:style-name="P11"/>
      <text:p text:style-name="P11"/>
      <text:p text:style-name="P200"><text:span text:style-name="T64">5.</text:span><text:span text:style-name="T70">2</text:span><text:span text:style-name="T64">.</text:span><text:span text:style-name="T78">9</text:span><text:span text:style-name="T64">) frame_validity</text:span><text:span text:style-name="T29"> - an optional array of items which describe how to verify if a whole frame is considered valid based on the sensor scientific units </text:span><text:span text:style-name="T33">rather </text:span><text:span text:style-name="T29">th</text:span><text:span text:style-name="T33">an a</text:span><text:span text:style-name="T29"> check sum. <text:tab/>For example: </text:span><text:span text:style-name="T51">a</text:span><text:span text:style-name="T29"> GPS frame is valid only if the status field equals "A". </text:span><text:span text:style-name="T31">Another example is that a SUNA frame is valid only if the RMSe is &gt; 0.01</text:span></text:p>
      <text:p text:style-name="P139"><text:tab/>Each item within the array consists of the key-value pairs "name", "type", "op", "value", "enable". <text:s/><text:span text:style-name="T98">The value of the name item is the sensor field to which the test is applied. The value of the op (operator) item is the comparison used in the test: "=", "&lt;", "&lt;=", "&gt;", "&gt;=", and for not equal either "&lt;&gt;" or "!=". The value item is used in the test against the sensor field.</text:span></text:p>
      <text:p text:style-name="P139"><text:tab/><text:span text:style-name="T98">The test is performed as if by reading the items in this order: name op value; with the validation passing the test if the comparison is true. I.E. "rmse &lt; 0.01" will pass only when the RMSe is less than 0.01</text:span></text:p>
      <text:p text:style-name="P139"><text:tab/><text:span text:style-name="T62">These checks are performed by the framer program. If one of the validations fails the frame in question is not output.</text:span></text:p>
      <text:p text:style-name="P139"/>
      <text:p text:style-name="P136">Example usage is:</text:p>
      <text:p text:style-name="P12"/>
      <text:p text:style-name="P284"><text:tab/>"frame_validity": [ { "name": "status",</text:p>
      <text:p text:style-name="P284"><text:tab/><text:tab/><text:tab/>"op": "=", "value": "A", "enable": "true" } ],</text:p>
      <text:p text:style-name="P12"/>
      <text:p text:style-name="P140">or</text:p>
      <text:p text:style-name="P21"><text:soft-page-break/></text:p>
      <text:p text:style-name="P294"><text:tab/>"frame_validity": [ { "name": "nitrate_RMSe",</text:p>
      <text:p text:style-name="P294"><text:s text:c="11"/>"op": "<text:span text:style-name="T104">&lt;</text:span>", "value": "0.01", "enable": "true" } ],</text:p>
      <text:p text:style-name="P40"/>
      <text:p text:style-name="P13"/>
      <text:p text:style-name="P204"><text:span text:style-name="T71">5.2</text:span><text:span text:style-name="T64">.</text:span><text:span text:style-name="T78">10</text:span><text:span text:style-name="T64">) fields</text:span><text:span text:style-name="T29"> - an array of items describing each field in the data frame.</text:span></text:p>
      <text:p text:style-name="P141"><text:tab/>Each item within the array consists of the key-value pairs "name", "type", "delimiter", "length", "report" and the objects "fit", "<text:span text:style-name="T101">transform" and</text:span> "validity".</text:p>
      <text:p text:style-name="P141"/>
      <text:p text:style-name="P144">A simple example field section is:</text:p>
      <text:p text:style-name="P144"/>
      <text:p text:style-name="P300"><text:s text:c="2"/>{ "name": "PUMP", "report": "true",</text:p>
      <text:p text:style-name="P300"><text:s text:c="8"/>"type": "AI", "delimiter": "," },</text:p>
      <text:p text:style-name="P300"/>
      <text:p text:style-name="P300"/>
      <text:p text:style-name="P143"><text:span text:style-name="T193">5.2.</text:span><text:span text:style-name="T194">10</text:span><text:span text:style-name="T193">.1 ) fields/type</text:span> - <text:span text:style-name="T191">The type describes the format of the value within the data frame.</text:span></text:p>
      <text:p text:style-name="P158"><text:tab/>For ASCII frames the type may be AS = text, AI = integer, AU = integer, AF = float, AD = double/float, <text:span text:style-name="T215">AX = skip/ignore</text:span>.</text:p>
      <text:p text:style-name="P142"><text:tab/><text:span text:style-name="T192">For binary frames the type may be BS = signed integer, BF = float, BD = double, BU = unsigned integer, BB = binary bytes/ignore, BSLE = signed integer little endian, BULE = unsigned integer little endian.</text:span></text:p>
      <text:p text:style-name="P142"><text:tab/><text:span text:style-name="T215">The skip/ignore fields are not output by the framer program, i.e. are not report-able.</text:span></text:p>
      <text:p text:style-name="P142"/>
      <text:p text:style-name="P142"/>
      <text:p text:style-name="P143"><text:span text:style-name="T188">5.2.</text:span><text:span text:style-name="T190">10</text:span><text:span text:style-name="T188">.2) fields/length</text:span> - <text:span text:style-name="T60">The length </text:span>is optional/ignored for ASCII frames but is required for binary frames, <text:span text:style-name="T228">specifying the number of bytes for the field.</text:span> The integer types can take lengths of 1, 2, 4 or 8. <text:span text:style-name="T195">The BF type must take a length of 4. The BD type must take a length of 8. The BB type can take any length and so is useful for skipping a section of bytes. The BB type cannot be set as report-able.</text:span></text:p>
      <text:p text:style-name="P143"/>
      <text:p text:style-name="P146">An example with a length is:</text:p>
      <text:p text:style-name="P146"/>
      <text:p text:style-name="P301"><text:s text:c="2"/>{ "name": "PUMP", "report": "true", "type": "<text:span text:style-name="T196">BU</text:span>", "<text:span text:style-name="T196">length</text:span>": <text:span text:style-name="T196">2</text:span> },</text:p>
      <text:p text:style-name="P301"/>
      <text:p text:style-name="P143"/>
      <text:p text:style-name="P205"><text:span text:style-name="T64">5.2.</text:span><text:span text:style-name="T78">10</text:span><text:span text:style-name="T64">.3) fields/delimiter </text:span><text:span text:style-name="T57">-</text:span><text:span text:style-name="T64"> </text:span><text:span text:style-name="T35">The delimiter item </text:span><text:span text:style-name="T29">is </text:span><text:span text:style-name="T35">required for ASCII frames, signifying a character string which separates each field from the previous field.</text:span></text:p>
      <text:p text:style-name="P205"><text:span text:style-name="T35"><text:tab/></text:span><text:span text:style-name="T37">A non-printable character should be defined as a UNICODE character or escape character such as tab = “\u0009” or “\t”.</text:span></text:p>
      <text:p text:style-name="P161"/>
      <text:p text:style-name="P145">A simple example field section is:</text:p>
      <text:p text:style-name="P145"/>
      <text:p text:style-name="P304"><text:s text:c="2"/>{ "name": "PUMP", "report": "true",</text:p>
      <text:p text:style-name="P317"><text:s text:c="8"/>"type": "AI", "delimiter": "," },</text:p>
      <text:p text:style-name="P161"/>
      <text:p text:style-name="P141"><text:soft-page-break/></text:p>
      <text:p text:style-name="P206"><text:span text:style-name="T64">5.2.</text:span><text:span text:style-name="T78">10</text:span><text:span text:style-name="T64">.4) fields/fit</text:span><text:span text:style-name="T57"> - </text:span><text:span text:style-name="T36">The fit item </text:span><text:span text:style-name="T39">is used for applying an equation to a data value, typically for converting raw counts to scientific units.</text:span></text:p>
      <text:p text:style-name="P207"><text:span text:style-name="T39"><text:tab/>The fit section requires a </text:span><text:span text:style-name="T36">"type" </text:span><text:span text:style-name="T39">and </text:span><text:span text:style-name="T36">"coeffs" which is an array of "name" and "value" pairs. The fit types </text:span><text:span text:style-name="T40">are:</text:span></text:p>
      <text:p text:style-name="P207"><text:span text:style-name="T40"><text:tab/></text:span><text:span text:style-name="T36">"POLY</text:span><text:span text:style-name="T40">F</text:span><text:span text:style-name="T36">" </text:span><text:span text:style-name="T40">which is y = a0 * ( x – a1 ) * ( x – a2 ) … where the coeff names are “a0”, “a1”, “a2”, etc.</text:span></text:p>
      <text:p text:style-name="P207"><text:span text:style-name="T36"><text:tab/>"POLY</text:span><text:span text:style-name="T40">U</text:span><text:span text:style-name="T36">" </text:span><text:span text:style-name="T40">which is y = a0 + a1 * x + a2 * x^2 … <text:s/>where the coeff names are “a0”, “a1”, “a2”, etc.</text:span></text:p>
      <text:p text:style-name="P207"><text:span text:style-name="T36"><text:tab/>"OPTIC2" </text:span><text:span text:style-name="T41">which is y = Im * a1 * ( x – a0 ) where the coeff names are “im”, “a0”, “a1”</text:span></text:p>
      <text:p text:style-name="P168"><text:tab/>“OPTIC3” which is y = Im * a1 * ( x – a0 ) * Cint / Aint where the coeff names are “im”, “a0”, “a1”, “cint”, “aint”.</text:p>
      <text:p text:style-name="P169"><text:tab/>“<text:span text:style-name="T2">POW10</text:span>” which is y = Im * <text:span text:style-name="T2">10^(</text:span> x – a0 )/<text:span text:style-name="T2">a1 </text:span>where the coeff names are “im”, “a0”, “a1”.</text:p>
      <text:p text:style-name="P205"><text:span text:style-name="T38"><text:tab/></text:span><text:span text:style-name="T39">Only one fit can be applied to a field. The fitting operations are performed by the fitter program.</text:span></text:p>
      <text:p text:style-name="P159"/>
      <text:p text:style-name="P208"><text:span text:style-name="T38">A</text:span><text:span text:style-name="T29">n example field with a fit is:</text:span></text:p>
      <text:p text:style-name="P160"/>
      <text:p text:style-name="P302"><text:s text:c="3"/>{ "name": "VOLTAGE", "report": "true",</text:p>
      <text:p text:style-name="P302"><text:s text:c="8"/>"type": "BU", "length": "2",</text:p>
      <text:p text:style-name="P302"><text:s text:c="8"/>"fit": { "type": "POLYU",</text:p>
      <text:p text:style-name="P302"><text:tab/><text:tab/> <text:s text:c="2"/>"coeffs": [{ "name": "a0", "value": "0.25" },</text:p>
      <text:p text:style-name="P302"><text:tab/><text:tab/><text:tab/> <text:s text:c="8"/><text:span text:style-name="T240">{</text:span> "name": "a1", "value": "0.000382698" }] }</text:p>
      <text:p text:style-name="P313"><text:s text:c="3"/>},</text:p>
      <text:p text:style-name="P160"/>
      <text:p text:style-name="P160"/>
      <text:p text:style-name="P209"><text:span text:style-name="T72">5.</text:span><text:span text:style-name="T64">2.</text:span><text:span text:style-name="T78">10</text:span><text:span text:style-name="T64">.5) fields/validity</text:span><text:span text:style-name="T57"> - </text:span><text:span text:style-name="T42">The validity item is </text:span><text:span text:style-name="T43">for checking that the field value is within specified limits. The value will not be output if it is outside the validation limits. <text:s/></text:span><text:span text:style-name="T45">More than one validation can be applied to a field, </text:span><text:span text:style-name="T46">so the definitions are included in a square bracket array.</text:span></text:p>
      <text:p text:style-name="P209"><text:span text:style-name="T43"><text:tab/></text:span><text:span text:style-name="T44">Note that the field validator is for the specific field, whereas the frame validator defined at the frame level applies to the whole frame. </text:span></text:p>
      <text:p text:style-name="P209"><text:span text:style-name="T43"><text:tab/></text:span><text:span text:style-name="T42"> </text:span><text:span text:style-name="T45">The definition is </text:span><text:span text:style-name="T42">a </text:span><text:span text:style-name="T46">set of </text:span><text:span text:style-name="T42">"enable", "op" and "value" </text:span><text:span text:style-name="T47">items. The “op” (operator) </text:span><text:span text:style-name="T42">is one of "=", "&gt;", "&gt;=", "&lt;", "&lt;=", and for not equal "&lt;&gt;" or "!=".</text:span></text:p>
      <text:p text:style-name="P210"><text:span text:style-name="T42"><text:tab/></text:span><text:span text:style-name="T43">The validation checks are applied by the validator program. </text:span><text:span text:style-name="T47">The comparison values are usually given in </text:span><text:span text:style-name="T42">scientific units,</text:span><text:span text:style-name="T47"> so that the fitter program should be run before the validator program.</text:span></text:p>
      <text:p text:style-name="P148"/>
      <text:p text:style-name="P147"><text:span text:style-name="T197">A</text:span>n example <text:span text:style-name="T197">of a field </text:span>with a validity check:</text:p>
      <text:p text:style-name="P41"/>
      <text:p text:style-name="P308"><text:tab/>{ "name": "p<text:span text:style-name="T100">H</text:span>", "report": "true",</text:p>
      <text:p text:style-name="P308"><text:tab/><text:tab/>"type": "AF", "delimiter": ",",</text:p>
      <text:p text:style-name="P309"><text:tab/><text:tab/>"validity": [</text:p>
      <text:p text:style-name="P309"><text:tab/><text:tab/><text:tab/>{ "op": "&gt;<text:span text:style-name="T99">=</text:span>", "value": "0", "<text:span text:style-name="T102">enable</text:span>": "<text:span text:style-name="T102">true</text:span>" },</text:p>
      <text:p text:style-name="P309"><text:tab/><text:tab/><text:tab/><text:span text:style-name="T99">{ "op": "&lt;=", "value": "14", "enable": "true" }</text:span> ]</text:p>
      <text:p text:style-name="P309"><text:tab/> },</text:p>
      <text:p text:style-name="P41"/>
      <text:p text:style-name="P41"><text:soft-page-break/></text:p>
      <text:p text:style-name="P130"><text:span text:style-name="T189">5.2.</text:span><text:span text:style-name="T190">10</text:span><text:span text:style-name="T189">.6) fields/transform</text:span><text:span text:style-name="T198"> -The transform is</text:span> an array of items <text:span text:style-name="T81">which will cause a transformation on the field value based on the value of another field. For example the NORTH-SOUTH transform can be used to change a GPS longitude to a negative number if the hemisphere field equals "S".</text:span></text:p>
      <text:p text:style-name="P130"><text:tab/>Each item within the arr<text:span text:style-name="T80">a</text:span>y consists of the key-value pairs "name", "type", and "enable".</text:p>
      <text:p text:style-name="P130"><text:tab/><text:span text:style-name="T97">The value of the name item is the sensor field which is tested in order to apply the transformation to the current field.</text:span></text:p>
      <text:p text:style-name="P130"><text:tab/>Currently only "NORTH-SOUTH" and "EAST-WEST" transforms are available. <text:span text:style-name="T81">EAST-WEST is similar to the NORTH-SOUTH transform for the other geographic direction.</text:span></text:p>
      <text:p text:style-name="P131"><text:tab/><text:span text:style-name="T199">T</text:span>hese operations are performed by the f<text:span text:style-name="T211">ramer program.</text:span></text:p>
      <text:p text:style-name="P130"/>
      <text:p text:style-name="P137">Example usage is:</text:p>
      <text:p text:style-name="P15"/>
      <text:p text:style-name="P315"><text:tab/>"<text:span text:style-name="T84">transform": [{ "name": "lathemi", "enable": "true",</text:span></text:p>
      <text:p text:style-name="P293"><text:s text:c="22"/>"type": "<text:span text:style-name="T212">north-south</text:span>" }],</text:p>
      <text:p text:style-name="P315"/>
      <text:p text:style-name="P162">Example within a field description:</text:p>
      <text:p text:style-name="P43"/>
      <text:p text:style-name="P43"><text:tab/><text:span text:style-name="T154">"fields": [</text:span></text:p>
      <text:p text:style-name="P287"><text:s text:c="4"/>{ "name": "UTCPOS",</text:p>
      <text:p text:style-name="P287"><text:s text:c="8"/>"type": "AF", "delimiter": "," },</text:p>
      <text:p text:style-name="P287"><text:s text:c="4"/>{ "name": "STATUS",</text:p>
      <text:p text:style-name="P287"><text:s text:c="8"/>"type": "AS", "delimiter": "," },</text:p>
      <text:p text:style-name="P287"><text:s text:c="4"/>{ "name": "LATPOS", "report": "true",</text:p>
      <text:p text:style-name="P287"><text:s text:c="8"/>"type": "AF", "delimiter": ",",</text:p>
      <text:p text:style-name="P287"><text:tab/> <text:s text:c="2"/><text:span text:style-name="T63">"transform": [{ "name": "LATHEMI", "enable": "yes",</text:span></text:p>
      <text:p text:style-name="P316"><text:tab/><text:tab/><text:tab/><text:tab/><text:tab/>"type": "<text:span text:style-name="T212">north-south</text:span>",</text:p>
      <text:p text:style-name="P316"><text:s text:c="25"/>"<text:span text:style-name="T210">comment</text:span>": "<text:span text:style-name="T210">ensure correct +/-</text:span>" }] },</text:p>
      <text:p text:style-name="P287"><text:s text:c="4"/>{ "name": "LATHEMI",</text:p>
      <text:p text:style-name="P287"><text:s text:c="8"/>"type": "AS", "delimiter": "," },</text:p>
      <text:p text:style-name="P287"><text:tab/>…</text:p>
      <text:p text:style-name="P287"><text:tab/><text:span text:style-name="T209">]</text:span></text:p>
      <text:p text:style-name="P348"><text:span text:style-name="T166">6) Advanced </text:span>Usage</text:p>
      <text:p text:style-name="P50"/>
      <text:p text:style-name="P193">6.1) reduce-selection</text:p>
      <text:p text:style-name="P193"/>
      <text:p text:style-name="P79">Its almost always a good idea to apply the reduce-selection as early as possible in order to make the intermediate data as small as possible.</text:p>
      <text:p text:style-name="P79"><text:tab/>The reduce-selection acts as a filter <text:s/>that outputs only those fields which are configured as report-able.</text:p>
      <text:p text:style-name="P79"><text:tab/>Immediately after running the framer is best.</text:p>
      <text:p text:style-name="P79"/>
      <text:p text:style-name="P336"><text:tab/>framer package.file data.file | reduce-selection package.file &gt; framer.dat</text:p>
      <text:p text:style-name="P79"/>
      <text:p text:style-name="P193">6.2) <text:span text:style-name="T213">B</text:span>inary integers</text:p>
      <text:p text:style-name="P79"/>
      <text:p text:style-name="P79">There are rare cases where data consists of 3 byte binary integers. Framer does not handle this size. </text:p>
      <text:p text:style-name="P79"><text:tab/>A possible solution is to extract the data <text:span text:style-name="T213">in 3 x 1 byte unsigned integers then perform the reassembly in an alternate program.</text:span></text:p>
      <text:p text:style-name="P79"/>
      <text:p text:style-name="P79"/>
      <text:p text:style-name="P194">6.3) Large data sets</text:p>
      <text:p text:style-name="P80"/>
      <text:p text:style-name="P51">There are cases where <text:span text:style-name="T213">a large data set needs to undergo multiple processing options. First extract all the data using a package file which defines all possible included frames:</text:span></text:p>
      <text:p text:style-name="P51"/>
      <text:p text:style-name="P244"><text:tab/><text:span text:style-name="T213">framer everything.package largedata.file &gt; frames.dat</text:span></text:p>
      <text:p text:style-name="P51"/>
      <text:p text:style-name="P80"><text:span text:style-name="T214">t</text:span>hen <text:span text:style-name="T214">separate out the individual sets by using package files which specify the wanted sets:</text:span></text:p>
      <text:p text:style-name="P80"/>
      <text:p text:style-name="P262"><text:tab/><text:span text:style-name="T214">reduce-selection set1.package &lt; frames.dat &gt; set1.dat</text:span></text:p>
      <text:p text:style-name="P262"><text:tab/><text:span text:style-name="T214">reduce-selection set2.package &lt; frames.dat &gt; set2.dat</text:span></text:p>
      <text:p text:style-name="P263"><text:tab/><text:span text:style-name="T214">reduce-selection set3.package &lt; frames.dat &gt; set3.dat</text:span></text:p>
      <text:p text:style-name="P80"/>
      <text:p text:style-name="P81">followed by further selection by date-select and the remainder of the processing.</text:p>
      <text:p text:style-name="P88"/>
      <text:p text:style-name="P198">6.4) Joining</text:p>
      <text:p text:style-name="P198"/>
      <text:p text:style-name="P101">Intermediate data files which have been split can be joined back together in any sequence.</text:p>
      <text:p text:style-name="P101"><text:tab/>For example, a large data set which spans a whole year which needs to have the month of May removed can be performed like this:</text:p>
      <text:p text:style-name="P101"/>
      <text:p text:style-name="P101"><text:tab/>data-select --maxdate=2018-04-30 &lt; whole-year.dat &gt; before.may.dat</text:p>
      <text:p text:style-name="P101"><text:tab/>data-select --mindat<text:span text:style-name="T221">e=</text:span>2018-06-01 &lt; whole-year.dat &gt; after.may.dat</text:p>
      <text:p text:style-name="P101"><text:tab/>data-join before.may.dat after.may.dat &gt; without.may.dat</text:p>
      <text:p text:style-name="P101"/>
      <text:p text:style-name="P91">Joining can be performed as part of a sequence:</text:p>
      <text:p text:style-name="P91"><text:soft-page-break/></text:p>
      <text:p text:style-name="P266"><text:tab/>framer package.file data.file |</text:p>
      <text:p text:style-name="P266"><text:tab/>data-join other.set.dat |</text:p>
      <text:p text:style-name="P266"><text:tab/>averager &gt; combined.dat</text:p>
      <text:p text:style-name="P81"/>
      <text:p text:style-name="P89">Joining data sets which have been processed differently may produce undesired results.</text:p>
      <text:p text:style-name="P89"><text:tab/>For instance, joining fitted with unfitted will result in values together in different units.</text:p>
      <text:p text:style-name="P89"/>
      <text:p text:style-name="P90"/>
      <text:p text:style-name="P195">6.<text:span text:style-name="T237">5</text:span>) JSON arrays</text:p>
      <text:p text:style-name="P82"/>
      <text:p text:style-name="P345"><text:span text:style-name="T186">The configuration files and intermediate data files are written in JSON (</text:span>JavaScript Object Notation<text:span text:style-name="T217">) </text:span><text:span text:style-name="T186">format.</text:span></text:p>
      <text:p text:style-name="P82"><text:tab/>Note the difference between JSON sets (within {}) vs JSON arrays (within []).</text:p>
      <text:p text:style-name="P82"/>
      <text:p text:style-name="P85">There are configuration options which are specified as arrays because they <text:span text:style-name="T218">can have more than one setting</text:span>. <text:span text:style-name="T218">Also the array specifies an ordering.</text:span></text:p>
      <text:p text:style-name="P85"><text:tab/>And they can be empty <text:span text:style-name="T218">([]) </text:span>if the option is not used. </text:p>
      <text:p text:style-name="P85"/>
      <text:p text:style-name="P196">6.<text:span text:style-name="T237">6</text:span>) <text:span text:style-name="T243">Alternate Fitting</text:span></text:p>
      <text:p text:style-name="P83"/>
      <text:p text:style-name="P84">There are conditions under which the same data value can represent more than one scientific type with the use of alternate fitting coefficients. <text:span text:style-name="T251">This can be performed with “duplicates” on the original data file.</text:span></text:p>
      <text:p text:style-name="P84"><text:tab/><text:span text:style-name="T252">Without the use of “duplicates”, there is a method of applying alternate fits.</text:span></text:p>
      <text:p text:style-name="P84"><text:tab/>For each alternate fitting, the field name requires a unique name if the data is to be later joined together as a single data set.</text:p>
      <text:p text:style-name="P83"><text:tab/>The following contrived example shows how to apply two fits to the same original raw data field to produce two output fields.</text:p>
      <text:p text:style-name="P90"/>
      <text:p text:style-name="P96">The first configuration file might have the following definition which is included in “package1”:</text:p>
      <text:p text:style-name="P90"/>
      <text:p text:style-name="P269">"fields": [</text:p>
      <text:p text:style-name="P305"><text:span text:style-name="T152">{ "name": "V</text:span>OLT", "report": "<text:span text:style-name="T244">y</text:span>", "type": "BU", "length": "2" <text:span text:style-name="T238">}</text:span>,</text:p>
      <text:p text:style-name="P305"/>
      <text:p text:style-name="P305">{ "name": "<text:span text:style-name="T238">ALPHA</text:span>", "report": "<text:span text:style-name="T244">y</text:span>", "type": "BU", "length": "<text:span text:style-name="T238">4</text:span>",</text:p>
      <text:p text:style-name="P305"><text:s text:c="8"/>"fit": { "type": "POLYU",</text:p>
      <text:p text:style-name="P305"><text:tab/><text:tab/> <text:s text:c="2"/>"coeffs": [{ "name": "a0", "value": "0.25" },</text:p>
      <text:p text:style-name="P306"><text:tab/><text:tab/><text:tab/> <text:s text:c="8"/><text:span text:style-name="T240">{</text:span> "name": "a1", "value": "0.000382698" }] <text:span text:style-name="T244">}</text:span></text:p>
      <text:p text:style-name="P319">},</text:p>
      <text:p text:style-name="P305"/>
      <text:p text:style-name="P305">{ "name": "<text:span text:style-name="T238">TEMP</text:span>", "report": "<text:span text:style-name="T244">y</text:span>", "type": "BU", "length": "2" <text:span text:style-name="T238">}</text:span></text:p>
      <text:p text:style-name="P318">]</text:p>
      <text:p text:style-name="P95"/>
      <text:p text:style-name="P96">Another configuration file in “package2” with a different name and set of coefficients for the second field:</text:p>
      <text:p text:style-name="P96"><text:soft-page-break/></text:p>
      <text:p text:style-name="P269">"fields": [</text:p>
      <text:p text:style-name="P305"><text:span text:style-name="T152">{ "name": "V</text:span>OLT", "report": "<text:span text:style-name="T244">y</text:span>", "type": "BU", "length": "2" <text:span text:style-name="T238">}</text:span>,</text:p>
      <text:p text:style-name="P305"/>
      <text:p text:style-name="P305">{ "name": "<text:span text:style-name="T238">BETA</text:span>", "report": "<text:span text:style-name="T244">y</text:span>", "type": "BU", "length": "<text:span text:style-name="T238">4</text:span>",</text:p>
      <text:p text:style-name="P305"><text:s text:c="8"/>"fit": { "type": "POLYU",</text:p>
      <text:p text:style-name="P305"><text:tab/><text:tab/> <text:s text:c="2"/>"coeffs": [{ "name": "a0", "value": "<text:span text:style-name="T238">42</text:span>" },</text:p>
      <text:p text:style-name="P305"><text:tab/><text:tab/><text:tab/> <text:s text:c="8"/><text:span text:style-name="T239">{</text:span> "name": "a1", "value": "<text:span text:style-name="T238">3.0</text:span>" },</text:p>
      <text:p text:style-name="P306"><text:tab/><text:tab/><text:tab/> <text:s text:c="8"/><text:span text:style-name="T239">{</text:span> "name": "a<text:span text:style-name="T239">2</text:span>", "value": "<text:span text:style-name="T239">0.14</text:span>" <text:span text:style-name="T239">}</text:span>] <text:span text:style-name="T244">}</text:span></text:p>
      <text:p text:style-name="P314">},</text:p>
      <text:p text:style-name="P95"/>
      <text:p text:style-name="P305">{ "name": "<text:span text:style-name="T238">TEMP</text:span>", "report": "<text:span text:style-name="T244">y</text:span>", "type": "BU", "length": "2" <text:span text:style-name="T238">}</text:span></text:p>
      <text:p text:style-name="P269">]</text:p>
      <text:p text:style-name="P269"/>
      <text:p text:style-name="P97">Extract the data <text:span text:style-name="T241">and fit with the two separate configurations, then join to have both fields together at the same timestamps.</text:span></text:p>
      <text:p text:style-name="P270"/>
      <text:p text:style-name="P267">framer package<text:span text:style-name="T240">1</text:span>.file data.file |</text:p>
      <text:p text:style-name="P270">fitter package1.file &gt; with-alpha.dat</text:p>
      <text:p text:style-name="P270"/>
      <text:p text:style-name="P270">framer package2.file data.file |</text:p>
      <text:p text:style-name="P270">fitter package2.file &gt; with-beta.dat</text:p>
      <text:p text:style-name="P270"/>
      <text:p text:style-name="P267">data-join <text:span text:style-name="T241">with-alpha</text:span>.dat <text:span text:style-name="T241">with-beta.dat &gt; together.dat</text:span></text:p>
      <text:p text:style-name="P267"/>
      <text:p text:style-name="P267"/>
      <text:p text:style-name="P99">Because of the field name difference between the two configurations, its probably best to perform all the required operations before combining the two data files.</text:p>
      <text:p text:style-name="P98"><text:tab/><text:span text:style-name="T242">The data selection, averaging, stats and viewing can be performed safely after joining.</text:span></text:p>
      <text:p text:style-name="P271"/>
      <text:p text:style-name="P268">framer package<text:span text:style-name="T240">1</text:span>.file data.file |</text:p>
      <text:p text:style-name="P272">fitter package1.file <text:span text:style-name="T242">|</text:span></text:p>
      <text:p text:style-name="P273">validator package1.file |</text:p>
      <text:p text:style-name="P272"><text:span text:style-name="T242">reduce-selection package1.file</text:span> &gt; with-alpha.dat</text:p>
      <text:p text:style-name="P271"/>
      <text:p text:style-name="P271">framer package2.file data.file |</text:p>
      <text:p text:style-name="P272">fitter package2.file <text:span text:style-name="T242">|</text:span></text:p>
      <text:p text:style-name="P273">validator package2.file |</text:p>
      <text:p text:style-name="P272"><text:span text:style-name="T242">reduce-selection package2.file </text:span>&gt; with-beta.dat</text:p>
      <text:p text:style-name="P271"/>
      <text:p text:style-name="P268">data-join <text:span text:style-name="T241">with-alpha</text:span>.dat <text:span text:style-name="T241">with-beta.dat &gt; together.dat</text:span></text:p>
      <text:p text:style-name="P351"><text:span text:style-name="T202">7</text:span>) Intermediate <text:span text:style-name="T202">F</text:span>ile <text:span text:style-name="T202">F</text:span>ormat</text:p>
      <text:p text:style-name="P189"/>
      <text:p text:style-name="P72">Following is an example of an intermediate data file produced by the framer program; read by the other programs, and output again by the filter programs.</text:p>
      <text:p text:style-name="P72"><text:tab/>Ordering is not important.</text:p>
      <text:p text:style-name="P72">The header section is required along with the item <text:span text:style-name="T166">"extracted by": "Framer".</text:span></text:p>
      <text:p text:style-name="P72"><text:span text:style-name="T166"><text:tab/></text:span>The other sections contain the data: <text:span text:style-name="T206">i</text:span>nstrument identifier → timestamp → multiple sensor values.</text:p>
      <text:p text:style-name="P189"/>
      <text:p text:style-name="P338">{</text:p>
      <text:p text:style-name="P338"><text:s/>"header info": {</text:p>
      <text:p text:style-name="P338"><text:tab/>"extracted by": "Framer",</text:p>
      <text:p text:style-name="P338"><text:tab/>"extractor version": "1.0",</text:p>
      <text:p text:style-name="P338"><text:tab/>"extracted on": "2019-02-16 09:44",</text:p>
      <text:p text:style-name="P338"><text:tab/>"data file": "test.data"</text:p>
      <text:p text:style-name="P338"><text:s/>},</text:p>
      <text:p text:style-name="P338"><text:s/>"adcp/723": {</text:p>
      <text:p text:style-name="P338"><text:tab/>"2019-01-05 07:02:02": {</text:p>
      <text:p text:style-name="P338"><text:tab/><text:tab/>"pitch": -34,</text:p>
      <text:p text:style-name="P338"><text:tab/><text:tab/>"roll": 257,</text:p>
      <text:p text:style-name="P338"><text:tab/><text:tab/>"east": -291,</text:p>
      <text:p text:style-name="P338"><text:tab/><text:tab/>"north": -285,</text:p>
      <text:p text:style-name="P338"><text:tab/><text:tab/>"up": -25</text:p>
      <text:p text:style-name="P338"><text:tab/>},</text:p>
      <text:p text:style-name="P338"><text:tab/>"2019-01-05 07:02:03": {</text:p>
      <text:p text:style-name="P338"><text:tab/><text:tab/>"pitch": 20,</text:p>
      <text:p text:style-name="P338"><text:tab/><text:tab/>"roll": 293,</text:p>
      <text:p text:style-name="P338"><text:tab/><text:tab/>"east": -192,</text:p>
      <text:p text:style-name="P338"><text:tab/><text:tab/>"north": -209,</text:p>
      <text:p text:style-name="P338"><text:tab/><text:tab/>"up": -73</text:p>
      <text:p text:style-name="P338"><text:tab/>}</text:p>
      <text:p text:style-name="P338"><text:s/>},</text:p>
      <text:p text:style-name="P338"><text:s/>"suna/217": {</text:p>
      <text:p text:style-name="P338"><text:tab/>"2019-01-05 07:03:31": {</text:p>
      <text:p text:style-name="P338"><text:tab/><text:tab/>"nitrate_um": 23.507,</text:p>
      <text:p text:style-name="P338"><text:tab/><text:tab/>"nitrate_mg": 0.3292</text:p>
      <text:p text:style-name="P338"><text:tab/>},</text:p>
      <text:p text:style-name="P338"><text:tab/>"2019-01-05 07:03:34": {</text:p>
      <text:p text:style-name="P338"><text:tab/><text:tab/>"nitrate_um": 15.420,</text:p>
      <text:p text:style-name="P338"><text:tab/><text:tab/>"nitrate_mg": 0.2159</text:p>
      <text:p text:style-name="P338"><text:tab/>}</text:p>
      <text:p text:style-name="P338"><text:s/>}</text:p>
      <text:p text:style-name="P338">}</text:p>
      <text:p text:style-name="P334"/>
      <text:p text:style-name="P353"><text:span text:style-name="T203">8</text:span>) Output</text:p>
      <text:p text:style-name="P192"/>
      <text:p text:style-name="P73">Using the above example data file, following is the viewable output.</text:p>
      <text:p text:style-name="P73"/>
      <text:p text:style-name="P192"><text:span text:style-name="T203">8</text:span>.1) viewer</text:p>
      <text:p text:style-name="P192"/>
      <text:p text:style-name="P74">These lines are tab separated. The actual output may appear less aligned.</text:p>
      <text:p text:style-name="P74"><text:tab/><text:span text:style-name="T216">The output is ordered by the time value.</text:span></text:p>
      <text:p text:style-name="P192"/>
      <text:p text:style-name="P335">Time <text:s text:c="15"/>instrumen<text:span text:style-name="T201">t </text:span>east nitrate_mg nitrate_um north pitch roll up</text:p>
      <text:p text:style-name="P335">2019-01-05 07:02:02 adcp/723 <text:s text:c="2"/>-291 <text:s text:c="22"/>-285 <text:s/>-34 <text:s text:c="2"/>257 <text:s/>-25</text:p>
      <text:p text:style-name="P335">2019-01-05 07:02:03 adcp/723 <text:s text:c="2"/>-192 <text:s text:c="22"/>-209 <text:s text:c="2"/>20 <text:s text:c="2"/>293 <text:s/>-73</text:p>
      <text:p text:style-name="P335">2019-01-05 07:03:31 suna/217 <text:s text:c="7"/>0.3292 <text:s text:c="4"/>23.507</text:p>
      <text:p text:style-name="P335">2019-01-05 07:03:34 suna/217 <text:s text:c="7"/>0.2159 <text:s text:c="4"/>15.42</text:p>
      <text:p text:style-name="P344"/>
      <text:p text:style-name="P192"/>
      <text:p text:style-name="P192"><text:span text:style-name="T203">8</text:span>.2) data-range</text:p>
      <text:p text:style-name="P192"/>
      <text:p text:style-name="P261">instrument records min date <text:s text:c="11"/>max date</text:p>
      <text:p text:style-name="P261">---------- ------- ------------------- -------------------</text:p>
      <text:p text:style-name="P261"><text:s text:c="2"/>adcp/723 <text:s text:c="6"/>2 2019-01-05 07:02:02 2019-01-05 07:02:03</text:p>
      <text:p text:style-name="P261"><text:s text:c="2"/>suna/217 <text:s text:c="6"/>2 2019-01-05 07:03:31 2019-01-05 07:03:34</text:p>
      <text:p text:style-name="P261">---------- ------- ------------------- -------------------</text:p>
      <text:p text:style-name="P261"><text:s text:c="5"/>total <text:s text:c="6"/>4 2019-01-05 07:02:02 2019-01-05 07:03:34</text:p>
      <text:p text:style-name="P192"/>
      <text:p text:style-name="P192"/>
      <text:p text:style-name="P192"><text:span text:style-name="T203">8</text:span>.3) data-stats</text:p>
      <text:p text:style-name="P213"/>
      <text:p text:style-name="P261">instrument <text:s text:c="5"/>field records <text:s text:c="3"/>min <text:s text:c="3"/>max <text:s text:c="3"/>mean std dev</text:p>
      <text:p text:style-name="P261">---------- ---------- ------- ------ ------ ------- -------</text:p>
      <text:p text:style-name="P261"><text:s text:c="2"/>adcp/723 <text:s text:c="6"/>east <text:s text:c="6"/>2 <text:s text:c="2"/>-291 <text:s text:c="2"/>-192 <text:s/>-241.5 <text:s text:c="3"/>49.5</text:p>
      <text:p text:style-name="P261"><text:s text:c="2"/>adcp/723 <text:s text:c="5"/>north <text:s text:c="6"/>2 <text:s text:c="2"/>-285 <text:s text:c="2"/>-209 <text:s text:c="3"/>-247 <text:s text:c="5"/>38</text:p>
      <text:p text:style-name="P261"><text:s text:c="2"/>adcp/723 <text:s text:c="5"/>pitch <text:s text:c="6"/>2 <text:s text:c="3"/>-34 <text:s text:c="4"/>20 <text:s text:c="5"/>-7 <text:s text:c="5"/>27</text:p>
      <text:p text:style-name="P261"><text:s text:c="2"/>adcp/723 <text:s text:c="6"/>roll <text:s text:c="6"/>2 <text:s text:c="3"/>257 <text:s text:c="3"/>293 <text:s text:c="4"/>275 <text:s text:c="5"/>18</text:p>
      <text:p text:style-name="P261"><text:s text:c="2"/>adcp/723 <text:s text:c="8"/>up <text:s text:c="6"/>2 <text:s text:c="3"/>-73 <text:s text:c="3"/>-25 <text:s text:c="4"/>-49 <text:s text:c="5"/>24</text:p>
      <text:p text:style-name="P261"><text:s text:c="2"/>suna/217 nitrate_mg <text:s text:c="6"/>2 0.2159 0.3292 0.27255 0.05665</text:p>
      <text:p text:style-name="P261"><text:s text:c="2"/>suna/217 nitrate_um <text:s text:c="6"/>2 <text:s/>15.42 23.507 19.4635 <text:s/>4.0435</text:p>
      <text:p text:style-name="P190"/>
      <text:p text:style-name="P354">9) Example Frame <text:span text:style-name="T223">Definitions</text:span></text:p>
      <text:p text:style-name="P191"/>
      <text:p text:style-name="P100">Supposing an instrument called a Reader S/N 76 <text:span text:style-name="T206">has </text:span>an ASCII data frame like this:</text:p>
      <text:p text:style-name="P100"/>
      <text:p text:style-name="P274">Sync123 TAB date <text:span text:style-name="T204">COMMA counter </text:span>COMMA temp COMMA salinity CR LF</text:p>
      <text:p text:style-name="P100"/>
      <text:p text:style-name="P100">The configuration would be:</text:p>
      <text:p text:style-name="P100"/>
      <text:p text:style-name="P339">{</text:p>
      <text:p text:style-name="P339">"instrument": "Reader",</text:p>
      <text:p text:style-name="P339">"serial": "76",</text:p>
      <text:p text:style-name="P339">"frame_type": "ascii",</text:p>
      <text:p text:style-name="P339">"frame_header": "Sync123",</text:p>
      <text:p text:style-name="P339">"frame_terminator": "\u000D\u000A",</text:p>
      <text:p text:style-name="P339">"fields": [</text:p>
      <text:p text:style-name="P339"><text:s text:c="3"/>{ "name": "date", "type": "as", "delimiter": "\u0009" },</text:p>
      <text:p text:style-name="P339"><text:s text:c="3"/>{ "name": "count", "type": "ai", "delimiter": "," },</text:p>
      <text:p text:style-name="P341"><text:s text:c="3"/>{ "name": "temp", "report": "<text:span text:style-name="T229">yes</text:span>", "type": "af", "delimiter": "," },</text:p>
      <text:p text:style-name="P339"><text:s text:c="3"/>{ "name": "salinity", "report": "<text:span text:style-name="T229">yes</text:span>", "type": "af", "delimiter": "," }</text:p>
      <text:p text:style-name="P339">]</text:p>
      <text:p text:style-name="P339">}</text:p>
      <text:p text:style-name="P191"/>
      <text:p text:style-name="P75">Supposing <text:span text:style-name="T205">a data file has frames from an instrument, Collector S/N 8932, which produces binary output in this format:</text:span></text:p>
      <text:p text:style-name="P75"/>
      <text:p text:style-name="P342">START8932 speed/2-byte-integer direction/4-byte-float status/1-byte-integer</text:p>
      <text:p text:style-name="P76"/>
      <text:p text:style-name="P76">The corresponding configuration is:</text:p>
      <text:p text:style-name="P76"/>
      <text:p text:style-name="P340">{</text:p>
      <text:p text:style-name="P340">"instrument": "<text:span text:style-name="T205">Collector</text:span>",</text:p>
      <text:p text:style-name="P340">"serial": "<text:span text:style-name="T205">8932</text:span>",</text:p>
      <text:p text:style-name="P340">"frame_type": "<text:span text:style-name="T205">binary</text:span>",</text:p>
      <text:p text:style-name="P340">"frame_header": "S<text:span text:style-name="T205">TART8932</text:span>",</text:p>
      <text:p text:style-name="P340">"fields": [</text:p>
      <text:p text:style-name="P340"><text:s text:c="3"/>{ "name": "<text:span text:style-name="T205">speed</text:span>", "report": "<text:span text:style-name="T230">yes</text:span>", "type": "<text:span text:style-name="T205">bu</text:span>", "<text:span text:style-name="T205">length</text:span>": "<text:span text:style-name="T205">2</text:span>" },</text:p>
      <text:p text:style-name="P340"><text:s text:c="3"/>{ "name": "<text:span text:style-name="T205">dir</text:span>", "report": "<text:span text:style-name="T230">yes</text:span>", "type": "<text:span text:style-name="T205">bf</text:span>", "<text:span text:style-name="T205">length</text:span>": "<text:span text:style-name="T205">4</text:span>" },</text:p>
      <text:p text:style-name="P340"><text:s text:c="3"/>{ "name": "s<text:span text:style-name="T205">tatus</text:span>", "report": "<text:span text:style-name="T205">no</text:span>", "type": "<text:span text:style-name="T205">bu</text:span>", "<text:span text:style-name="T205">length</text:span>": "<text:span text:style-name="T205">1</text:span>" }</text:p>
      <text:p text:style-name="P340">]</text:p>
      <text:p text:style-name="P340">}</text:p>
      <text:p text:style-name="P352"><text:span text:style-name="T203">10</text:span>) Example <text:span text:style-name="T82">Configurations</text:span></text:p>
      <text:p text:style-name="P128"/>
      <text:p text:style-name="P149"><text:span text:style-name="T74">10.1</text:span><text:span text:style-name="T64">)</text:span> <text:span text:style-name="T60">Example of a binary StorX frame. The only report-able field is "voltage" which has a POLYU fit to convert from engineering units to scientific units of volts.</text:span></text:p>
      <text:p text:style-name="P149"/>
      <text:p text:style-name="P303">{</text:p>
      <text:p text:style-name="P303">"instrument": "STORX",</text:p>
      <text:p text:style-name="P303">"serial": "129",</text:p>
      <text:p text:style-name="P303">"frame_header": "SATSTX012<text:span text:style-name="T105">9"</text:span>,</text:p>
      <text:p text:style-name="P303">"frame_type": "binary",</text:p>
      <text:p text:style-name="P303">"comment": "created <text:span text:style-name="T200">by conversion program</text:span>",</text:p>
      <text:p text:style-name="P303">"fields": [</text:p>
      <text:p text:style-name="P303"><text:s text:c="4"/>{ "name": "AUX1",</text:p>
      <text:p text:style-name="P303"><text:s text:c="8"/>"type": "BU", "length": "2" },</text:p>
      <text:p text:style-name="P303"><text:s text:c="4"/>{ "name": "AUX2",</text:p>
      <text:p text:style-name="P303"><text:s text:c="8"/>"type": "BU", "length": "2" },</text:p>
      <text:p text:style-name="P303"><text:s text:c="4"/>{ "name": "AUX3",</text:p>
      <text:p text:style-name="P303"><text:s text:c="8"/>"type": "BU", "length": "2" },</text:p>
      <text:p text:style-name="P303"><text:s text:c="4"/>{ "name": "AUX4",</text:p>
      <text:p text:style-name="P303"><text:s text:c="8"/>"type": "BU", "length": "2" },</text:p>
      <text:p text:style-name="P303"><text:s text:c="4"/>{ "name": "AUX5",</text:p>
      <text:p text:style-name="P303"><text:s text:c="8"/>"type": "BU", "length": "2" },</text:p>
      <text:p text:style-name="P303"><text:s text:c="4"/>{ "name": "AUX6",</text:p>
      <text:p text:style-name="P303"><text:s text:c="8"/>"type": "BU", "length": "2" },</text:p>
      <text:p text:style-name="P303"><text:s text:c="4"/>{ "name": "AUX7",</text:p>
      <text:p text:style-name="P303"><text:s text:c="8"/>"type": "BU", "length": "2" },</text:p>
      <text:p text:style-name="P303"><text:s text:c="4"/>{ "name": "VOLTAGE", "report": "true",</text:p>
      <text:p text:style-name="P303"><text:s text:c="8"/>"type": "BU", "length": "2",</text:p>
      <text:p text:style-name="P303"><text:s text:c="8"/>"fit": { "type": "POLYU",</text:p>
      <text:p text:style-name="P303"><text:tab/><text:tab/> <text:s text:c="2"/>"coeffs": [{ "name": "a0", "value": "0.25" },</text:p>
      <text:p text:style-name="P303"><text:tab/><text:tab/><text:tab/> <text:s text:c="3"/><text:tab/> { "name": "a1", "value": "0.000382698" }] } },</text:p>
      <text:p text:style-name="P303"><text:s text:c="4"/>{ "name": "CRLFTERMINATOR",</text:p>
      <text:p text:style-name="P303"><text:s text:c="8"/>"type": "BU", "length": "2" }</text:p>
      <text:p text:style-name="P303">]</text:p>
      <text:p text:style-name="P303">}</text:p>
      <text:p text:style-name="P303"/>
      <text:p text:style-name="P303"/>
      <text:p text:style-name="P149"><text:span text:style-name="T74">10.2</text:span><text:span text:style-name="T64">)</text:span> <text:span text:style-name="T60">Example of a WQMX ASCII frame. Several of the fields are report-able and a comment is included within the "P_OXSAT" field.</text:span></text:p>
      <text:p text:style-name="P149"/>
      <text:p text:style-name="P303">{</text:p>
      <text:p text:style-name="P303">"instrument": "WQMX",</text:p>
      <text:p text:style-name="P303">"serial": "1042",</text:p>
      <text:p text:style-name="P303">"frame_header": "WQMX,1042",</text:p>
      <text:p text:style-name="P303">"frame_type": "ascii",</text:p>
      <text:p text:style-name="P303">"frame_terminator": "\u000D\u000A",</text:p>
      <text:p text:style-name="P303">"fields": [</text:p>
      <text:p text:style-name="P303"><text:soft-page-break/><text:s text:c="4"/>{ "name": "WQMXHDR",</text:p>
      <text:p text:style-name="P303"><text:s text:c="8"/>"type": "AS", "delimiter": "\u0009" },</text:p>
      <text:p text:style-name="P303"><text:s text:c="4"/>{ "name": "WQMXSN",</text:p>
      <text:p text:style-name="P303"><text:s text:c="8"/>"type": "AS", "delimiter": "," },</text:p>
      <text:p text:style-name="P303"><text:s text:c="4"/>{ "name": "WQMDATE",</text:p>
      <text:p text:style-name="P303"><text:s text:c="8"/>"type": "AS", "delimiter": "," },</text:p>
      <text:p text:style-name="P303"><text:s text:c="4"/>{ "name": "WQMTIME",</text:p>
      <text:p text:style-name="P303"><text:s text:c="8"/>"type": "AS", "delimiter": "," },</text:p>
      <text:p text:style-name="P303"><text:s text:c="4"/>{ "name": "PUMP", "report": "true",</text:p>
      <text:p text:style-name="P303"><text:s text:c="8"/>"type": "AI", "delimiter": "," },</text:p>
      <text:p text:style-name="P303"><text:s text:c="4"/>{ "name": "COND", "report": "true",</text:p>
      <text:p text:style-name="P303"><text:s text:c="8"/>"type": "AF", "delimiter": "," },</text:p>
      <text:p text:style-name="P303"><text:s text:c="4"/>{ "name": "TW", "report": "true",</text:p>
      <text:p text:style-name="P303"><text:s text:c="8"/>"type": "AF", "delimiter": "," },</text:p>
      <text:p text:style-name="P303"><text:s text:c="4"/>{ "name": "PRESS", "report": "true",</text:p>
      <text:p text:style-name="P303"><text:s text:c="8"/>"type": "AF", "delimiter": "," },</text:p>
      <text:p text:style-name="P303"><text:s text:c="4"/>{ "name": "SALINITY", "report": "true",</text:p>
      <text:p text:style-name="P303"><text:s text:c="8"/>"type": "AF", "delimiter": "," },</text:p>
      <text:p text:style-name="P303"><text:s text:c="4"/>{ "name": "DOFREQ",</text:p>
      <text:p text:style-name="P303"><text:s text:c="8"/>"type": "AF", "delimiter": "," },</text:p>
      <text:p text:style-name="P303"><text:s text:c="4"/>{ "name": "OXSAT", "report": "true",</text:p>
      <text:p text:style-name="P303"><text:s text:c="8"/>"type": "AF", "delimiter": "," },</text:p>
      <text:p text:style-name="P303"><text:s text:c="4"/>{ "name": "DO", "report": "true",</text:p>
      <text:p text:style-name="P303"><text:s text:c="8"/>"type": "AF", "delimiter": "," },</text:p>
      <text:p text:style-name="P303"><text:s text:c="4"/>{ "name": "P_OXSAT", "report": "true",</text:p>
      <text:p text:style-name="P299"><text:s text:c="8"/>"type": "AF", "delimiter": ",",</text:p>
      <text:p text:style-name="P299"><text:s text:c="8"/>"<text:span text:style-name="T60">comment": "probably should be multiplied by 100" </text:span>},</text:p>
      <text:p text:style-name="P303"><text:s text:c="4"/>{ "name": "TURB_RAW700",</text:p>
      <text:p text:style-name="P303"><text:s text:c="8"/>"type": "AI", "delimiter": "," },</text:p>
      <text:p text:style-name="P303"><text:s text:c="4"/>{ "name": "NTU700",</text:p>
      <text:p text:style-name="P303"><text:s text:c="8"/>"type": "AF", "delimiter": "," },</text:p>
      <text:p text:style-name="P303"><text:s text:c="4"/>{ "name": "FL_RAW",</text:p>
      <text:p text:style-name="P303"><text:s text:c="8"/>"type": "AI", "delimiter": "," },</text:p>
      <text:p text:style-name="P303"><text:s text:c="4"/>{ "name": "FLUOR", "report": "true",</text:p>
      <text:p text:style-name="P303"><text:s text:c="8"/>"type": "AF", "delimiter": "," },</text:p>
      <text:p text:style-name="P303"><text:s text:c="4"/>{ "name": "CDOM_RAW",</text:p>
      <text:p text:style-name="P303"><text:s text:c="8"/>"type": "AI", "delimiter": "," },</text:p>
      <text:p text:style-name="P303"><text:s text:c="4"/>{ "name": "CDOM", "report": "true",</text:p>
      <text:p text:style-name="P303"><text:s text:c="8"/>"type": "AF", "delimiter": "," }</text:p>
      <text:p text:style-name="P303">]</text:p>
      <text:p text:style-name="P310">}</text:p>
      <text:p text:style-name="P303"/>
      <text:p text:style-name="P303"/>
      <text:p text:style-name="P303"/>
      <text:p text:style-name="P303"/>
      <text:p text:style-name="P303"/>
      <text:p text:style-name="P303"/>
      <text:p text:style-name="P141"><text:span text:style-name="T74">10</text:span><text:span text:style-name="T64">.3)</text:span> Example of <text:span text:style-name="T103">a modem's </text:span>GPS frame using check sum <text:span text:style-name="T200">and</text:span> frame validity. Reporting only <text:soft-page-break/>lat and lon fields.</text:p>
      <text:p text:style-name="P285"/>
      <text:p text:style-name="P285">{</text:p>
      <text:p text:style-name="P285">"instrument": "MODEM",</text:p>
      <text:p text:style-name="P285">"serial": "183",</text:p>
      <text:p text:style-name="P285">"frame_header": "$GPRMC",</text:p>
      <text:p text:style-name="P285">"frame_type": "ascii",</text:p>
      <text:p text:style-name="P285">"frame_terminator": "\u000D\u000A",</text:p>
      <text:p text:style-name="P285">"checksum": [</text:p>
      <text:p text:style-name="P286"><text:s/>{ "name": "CHECKSUM", "type": "NMEA", "<text:span text:style-name="T207">skip</text:span>": <text:span text:style-name="T207">1</text:span>, "enable": "true" }</text:p>
      <text:p text:style-name="P285">],</text:p>
      <text:p text:style-name="P285">"frame_validity": [</text:p>
      <text:p text:style-name="P285">{ "name": "status", "op": "=", "value": "A", "enable": "true" }</text:p>
      <text:p text:style-name="P285">],</text:p>
      <text:p text:style-name="P285">"fields": [</text:p>
      <text:p text:style-name="P285"><text:s text:c="4"/>{ "name": "UTCPOS",</text:p>
      <text:p text:style-name="P285"><text:s text:c="8"/>"type": "AF", "delimiter": "," },</text:p>
      <text:p text:style-name="P285"><text:s text:c="4"/>{ "name": "STATUS",</text:p>
      <text:p text:style-name="P285"><text:s text:c="8"/>"type": "AS", "delimiter": "," },</text:p>
      <text:p text:style-name="P285"><text:s text:c="4"/>{ "name": "LATPOS", "report": "true",</text:p>
      <text:p text:style-name="P285"><text:s text:c="8"/>"type": "AF", "delimiter": "," },</text:p>
      <text:p text:style-name="P285"><text:s text:c="4"/>{ "name": "LATHEMI",</text:p>
      <text:p text:style-name="P285"><text:s text:c="8"/>"type": "AS", "delimiter": "," },</text:p>
      <text:p text:style-name="P285"><text:s text:c="4"/>{ "name": "LONPOS", "report": "true",</text:p>
      <text:p text:style-name="P285"><text:s text:c="8"/>"type": "AF", "delimiter": "," },</text:p>
      <text:p text:style-name="P285"><text:s text:c="4"/>{ "name": "LONHEMI",</text:p>
      <text:p text:style-name="P285"><text:s text:c="8"/>"type": "AS", "delimiter": "," },</text:p>
      <text:p text:style-name="P285"><text:s text:c="4"/>{ "name": "SPEED",</text:p>
      <text:p text:style-name="P285"><text:s text:c="8"/>"type": "AF", "delimiter": "," },</text:p>
      <text:p text:style-name="P285"><text:s text:c="4"/>{ "name": "COURSETRUE",</text:p>
      <text:p text:style-name="P285"><text:s text:c="8"/>"type": "AF", "delimiter": "," },</text:p>
      <text:p text:style-name="P285"><text:s text:c="4"/>{ "name": "DATE",</text:p>
      <text:p text:style-name="P285"><text:s text:c="8"/>"type": "AI", "delimiter": "," },</text:p>
      <text:p text:style-name="P285"><text:s text:c="4"/>{ "name": "MAGVAR",</text:p>
      <text:p text:style-name="P285"><text:s text:c="8"/>"type": "AF", "delimiter": "," },</text:p>
      <text:p text:style-name="P285"><text:s text:c="4"/>{ "name": "MAGHEMI",</text:p>
      <text:p text:style-name="P285"><text:s text:c="8"/>"type": "AS", "delimiter": "," },</text:p>
      <text:p text:style-name="P285"><text:s text:c="4"/>{ "name": "MODEGPS",</text:p>
      <text:p text:style-name="P285"><text:s text:c="8"/>"type": "AS", "delimiter": "," },</text:p>
      <text:p text:style-name="P285"><text:s text:c="4"/>{ "name": "CHECKSUM",</text:p>
      <text:p text:style-name="P285"><text:s text:c="8"/>"type": "AI", "delimiter": "*" }</text:p>
      <text:p text:style-name="P285">]</text:p>
      <text:p text:style-name="P285">}</text:p>
      <text:p text:style-name="P285"/>
      <text:p text:style-name="P285"/>
      <text:p text:style-name="P285"/>
      <text:p text:style-name="P285"/>
      <text:p text:style-name="P151"><text:span text:style-name="T74">10</text:span><text:span text:style-name="T64">.4)</text:span> Example of a SUNA binary frame with frame validation and field validation. The large <text:soft-page-break/>middle section of the spectrum is not displayed <text:span text:style-name="T206">here</text:span>.</text:p>
      <text:p text:style-name="P311"/>
      <text:p text:style-name="P295">{</text:p>
      <text:p text:style-name="P295">"instrument": "SUNA",</text:p>
      <text:p text:style-name="P295">"serial": "0649",</text:p>
      <text:p text:style-name="P295">"frame_header": "SATSLB0649",</text:p>
      <text:p text:style-name="P295">"frame_type": "binary",</text:p>
      <text:p text:style-name="P295">"frame_validity": [</text:p>
      <text:p text:style-name="P298"><text:s text:c="3"/>{ "name": "RMSe", "op": "<text:span text:style-name="T104">&lt;</text:span>", "value": "0.01", "enable": "<text:span text:style-name="T246">y</text:span>" }</text:p>
      <text:p text:style-name="P295">],</text:p>
      <text:p text:style-name="P295">"fields": [</text:p>
      <text:p text:style-name="P295"><text:s text:c="4"/>{ "name": "DATEFIELD",</text:p>
      <text:p text:style-name="P295"><text:s text:c="8"/>"type": "BS", "length": "4" },</text:p>
      <text:p text:style-name="P295"><text:s text:c="4"/>{ "name": "TIMEFIELD",</text:p>
      <text:p text:style-name="P295"><text:s text:c="8"/>"type": "BD", "length": "8" },</text:p>
      <text:p text:style-name="P295"><text:s text:c="4"/>{ "name": "NITRATE_UM", "report": "true",</text:p>
      <text:p text:style-name="P297"><text:s text:c="8"/>"type": "BF", "length": "4",</text:p>
      <text:p text:style-name="P297"><text:s text:c="8"/>"<text:span text:style-name="T231">validity</text:span>"<text:span text:style-name="T231">: [</text:span></text:p>
      <text:p text:style-name="P297"><text:span text:style-name="T231"><text:s text:c="15"/>{ </text:span>"<text:span text:style-name="T231">op</text:span>"<text:span text:style-name="T231">: </text:span>"<text:span text:style-name="T231">&gt;</text:span>", "<text:span text:style-name="T231">value</text:span>"<text:span text:style-name="T231">: </text:span>"<text:span text:style-name="T231">-10</text:span>"<text:span text:style-name="T231">, </text:span>"<text:span text:style-name="T231">enable</text:span>"<text:span text:style-name="T231">: </text:span>"<text:span text:style-name="T231">true</text:span>" },</text:p>
      <text:p text:style-name="P297"><text:s text:c="15"/><text:span text:style-name="T231">{ </text:span>"<text:span text:style-name="T231">op</text:span>"<text:span text:style-name="T231">: </text:span>"<text:span text:style-name="T231">&lt;</text:span>", "<text:span text:style-name="T231">value</text:span>"<text:span text:style-name="T231">: </text:span>"<text:span text:style-name="T231">100</text:span>"<text:span text:style-name="T231">, </text:span>"<text:span text:style-name="T231">enable</text:span>"<text:span text:style-name="T231">: </text:span>"<text:span text:style-name="T231">true</text:span>" }<text:span text:style-name="T231">] },</text:span> <text:s text:c="5"/></text:p>
      <text:p text:style-name="P295"><text:s text:c="4"/>{ "name": "NITRATE_MG", "report": "true",</text:p>
      <text:p text:style-name="P295"><text:s text:c="8"/>"type": "BF", "length": "4" },</text:p>
      <text:p text:style-name="P295"><text:s text:c="4"/>{ "name": "ABS_254",</text:p>
      <text:p text:style-name="P295"><text:s text:c="8"/>"type": "BF", "length": "4" },</text:p>
      <text:p text:style-name="P295"><text:s text:c="4"/>{ "name": "ABS_350",</text:p>
      <text:p text:style-name="P295"><text:s text:c="8"/>"type": "BF", "length": "4" },</text:p>
      <text:p text:style-name="P295"><text:s text:c="4"/>{ "name": "BR_TRACE",</text:p>
      <text:p text:style-name="P295"><text:s text:c="8"/>"type": "BF", "length": "4" },</text:p>
      <text:p text:style-name="P295"><text:s text:c="4"/>{ "name": "NITRATE_SPEC_AVG",</text:p>
      <text:p text:style-name="P295"><text:s text:c="8"/>"type": "BU", "length": "2" },</text:p>
      <text:p text:style-name="P295"><text:s text:c="4"/>{ "name": "DARK_AVG",</text:p>
      <text:p text:style-name="P295"><text:s text:c="8"/>"type": "BU", "length": "2" },</text:p>
      <text:p text:style-name="P295"><text:s text:c="4"/>{ "name": "INT_FACTOR",</text:p>
      <text:p text:style-name="P295"><text:s text:c="8"/>"type": "BU", "length": "1" },</text:p>
      <text:p text:style-name="P295"><text:s text:c="4"/>{ "name": "UV187_06",</text:p>
      <text:p text:style-name="P295"><text:s text:c="8"/>"type": "BU", "length": "2",</text:p>
      <text:p text:style-name="P295"><text:s text:c="8"/>"fit": { "type": "OPTIC2",</text:p>
      <text:p text:style-name="P295"><text:tab/><text:tab/><text:tab/>"coeffs": [{ "name": "a0", "value": "0.0" },</text:p>
      <text:p text:style-name="P295"><text:tab/><text:tab/><text:tab/><text:tab/><text:tab/> { "name": "a1", "value": "1.0" },</text:p>
      <text:p text:style-name="P295"><text:tab/><text:tab/><text:tab/><text:tab/><text:tab/> { "name": "Im", "value": "1.0" }] } },</text:p>
      <text:p text:style-name="P295">…</text:p>
      <text:p text:style-name="P295"><text:s text:c="4"/>{ "name": "UV392_29",</text:p>
      <text:p text:style-name="P295"><text:s text:c="8"/>"type": "BU", "length": "2",</text:p>
      <text:p text:style-name="P295"><text:s text:c="8"/>"fit": { "type": "OPTIC2",</text:p>
      <text:p text:style-name="P295"><text:tab/><text:tab/><text:tab/>"coeffs": [{ "name": "a0", "value": "0.0" },</text:p>
      <text:p text:style-name="P295"><text:tab/><text:tab/><text:tab/><text:tab/><text:tab/> { "name": "a1", "value": "1.0" },</text:p>
      <text:p text:style-name="P295"><text:tab/><text:tab/><text:tab/><text:tab/><text:tab/> { "name": "Im", "value": "1.0" }] } },</text:p>
      <text:p text:style-name="P295"><text:s text:c="4"/>{ "name": "T_INT",</text:p>
      <text:p text:style-name="P295"><text:soft-page-break/><text:s text:c="8"/>"type": "BF", "length": "4" },</text:p>
      <text:p text:style-name="P295"><text:s text:c="4"/>{ "name": "T_SPEC",</text:p>
      <text:p text:style-name="P295"><text:s text:c="8"/>"type": "BF", "length": "4" },</text:p>
      <text:p text:style-name="P295"><text:s text:c="4"/>{ "name": "T_LAMP",</text:p>
      <text:p text:style-name="P295"><text:s text:c="8"/>"type": "BF", "length": "4" },</text:p>
      <text:p text:style-name="P295"><text:s text:c="4"/>{ "name": "LAMP_TIME",</text:p>
      <text:p text:style-name="P295"><text:s text:c="8"/>"type": "BU", "length": "4" },</text:p>
      <text:p text:style-name="P295"><text:s text:c="4"/>{ "name": "HUMIDITY", "report": "true",</text:p>
      <text:p text:style-name="P295"><text:s text:c="8"/>"type": "BF", "length": "4" },</text:p>
      <text:p text:style-name="P295"><text:s text:c="4"/>{ "name": "VOLT_MAIN",</text:p>
      <text:p text:style-name="P295"><text:s text:c="8"/>"type": "BF", "length": "4" },</text:p>
      <text:p text:style-name="P295"><text:s text:c="4"/>{ "name": "VOLT_12",</text:p>
      <text:p text:style-name="P295"><text:s text:c="8"/>"type": "BF", "length": "4" },</text:p>
      <text:p text:style-name="P295"><text:s text:c="4"/>{ "name": "VOLT_5",</text:p>
      <text:p text:style-name="P295"><text:s text:c="8"/>"type": "BF", "length": "4" },</text:p>
      <text:p text:style-name="P295"><text:s text:c="4"/>{ "name": "CURRENT",</text:p>
      <text:p text:style-name="P295"><text:s text:c="8"/>"type": "BF", "length": "4" },</text:p>
      <text:p text:style-name="P295"><text:s text:c="4"/>{ "name": "FIT_S2",</text:p>
      <text:p text:style-name="P295"><text:s text:c="8"/>"type": "BF", "length": "4" },</text:p>
      <text:p text:style-name="P295"><text:s text:c="4"/>{ "name": "FIT_S3",</text:p>
      <text:p text:style-name="P295"><text:s text:c="8"/>"type": "BF", "length": "4" },</text:p>
      <text:p text:style-name="P295"><text:s text:c="4"/>{ "name": "FIT_B0",</text:p>
      <text:p text:style-name="P295"><text:s text:c="8"/>"type": "BF", "length": "4" },</text:p>
      <text:p text:style-name="P295"><text:s text:c="4"/>{ "name": "FIT_B1",</text:p>
      <text:p text:style-name="P295"><text:s text:c="8"/>"type": "BF", "length": "4" },</text:p>
      <text:p text:style-name="P295"><text:s text:c="4"/>{ "name": "RMSe", "report": "true",</text:p>
      <text:p text:style-name="P295"><text:s text:c="8"/>"type": "BF", "length": "4" },</text:p>
      <text:p text:style-name="P295"><text:s text:c="4"/>{ "name": "CTD_TIME",</text:p>
      <text:p text:style-name="P295"><text:s text:c="8"/>"type": "BU", "length": "4" },</text:p>
      <text:p text:style-name="P295"><text:s text:c="4"/>{ "name": "CTD_SAL",</text:p>
      <text:p text:style-name="P295"><text:s text:c="8"/>"type": "BF", "length": "4" },</text:p>
      <text:p text:style-name="P295"><text:s text:c="4"/>{ "name": "CTD_TEMP",</text:p>
      <text:p text:style-name="P295"><text:s text:c="8"/>"type": "BF", "length": "4" },</text:p>
      <text:p text:style-name="P295"><text:s text:c="4"/>{ "name": "CTD_DEPTH",</text:p>
      <text:p text:style-name="P295"><text:s text:c="8"/>"type": "BF", "length": "4" },</text:p>
      <text:p text:style-name="P295"><text:s text:c="4"/>{ "name": "CHECK_SUM",</text:p>
      <text:p text:style-name="P295"><text:s text:c="8"/>"type": "BU", "length": "1" }</text:p>
      <text:p text:style-name="P295">]</text:p>
      <text:p text:style-name="P295">}</text:p>
      <text:p text:style-name="P311"/>
      <text:p text:style-name="P311"/>
      <text:p text:style-name="P311"/>
      <text:p text:style-name="P311"/>
      <text:p text:style-name="P150"><text:span text:style-name="T74">10</text:span><text:span text:style-name="T64">.</text:span><text:span text:style-name="T75">5</text:span><text:span text:style-name="T64">)</text:span> <text:span text:style-name="T86">Similar to the previous </text:span>SUNA <text:span text:style-name="T86">example but using th</text:span>e "BB" field type to skip the large set of spectrum fields.</text:p>
      <text:p text:style-name="P312"/>
      <text:p text:style-name="P296">{</text:p>
      <text:p text:style-name="P296">"instrument": "SUNA",</text:p>
      <text:p text:style-name="P296"><text:soft-page-break/>"serial": "0649",</text:p>
      <text:p text:style-name="P296">"frame_header": "SATSLB0649",</text:p>
      <text:p text:style-name="P296">"frame_type": "binary",</text:p>
      <text:p text:style-name="P296">"constants": [</text:p>
      <text:p text:style-name="P296">],</text:p>
      <text:p text:style-name="P296">"frame_validity": [</text:p>
      <text:p text:style-name="P298"><text:s text:c="3"/>{ "name": "RMSe", "op": "<text:span text:style-name="T104">&lt;</text:span>", "value": "0.01", "enable": "<text:span text:style-name="T247">y</text:span>" }</text:p>
      <text:p text:style-name="P296">],</text:p>
      <text:p text:style-name="P296">"fields": [</text:p>
      <text:p text:style-name="P296"><text:s text:c="4"/>{ "name": "DATEFIELD",</text:p>
      <text:p text:style-name="P296"><text:s text:c="8"/>"type": "BS", "length": "4" },</text:p>
      <text:p text:style-name="P296"><text:s text:c="4"/>{ "name": "TIMEFIELD",</text:p>
      <text:p text:style-name="P296"><text:s text:c="8"/>"type": "BD", "length": "8" },</text:p>
      <text:p text:style-name="P296"><text:s text:c="4"/>{ "name": "NITRATE_UM", "report": "true",</text:p>
      <text:p text:style-name="P297"><text:s text:c="8"/>"type": "BF", "length": "4",</text:p>
      <text:p text:style-name="P297"><text:s text:c="8"/>"<text:span text:style-name="T231">validity</text:span>"<text:span text:style-name="T231">: [</text:span></text:p>
      <text:p text:style-name="P297"><text:span text:style-name="T231"><text:s text:c="15"/>{ </text:span>"<text:span text:style-name="T231">op</text:span>"<text:span text:style-name="T231">: </text:span>"<text:span text:style-name="T231">&gt;</text:span>", "<text:span text:style-name="T231">value</text:span>"<text:span text:style-name="T231">: </text:span>"<text:span text:style-name="T231">-10</text:span>"<text:span text:style-name="T231">, </text:span>"<text:span text:style-name="T231">enable</text:span>"<text:span text:style-name="T231">: </text:span>"<text:span text:style-name="T231">true</text:span>" },</text:p>
      <text:p text:style-name="P297"><text:s text:c="15"/><text:span text:style-name="T231">{ </text:span>"<text:span text:style-name="T231">op</text:span>"<text:span text:style-name="T231">: </text:span>"<text:span text:style-name="T231">&lt;</text:span>", "<text:span text:style-name="T231">value</text:span>"<text:span text:style-name="T231">: </text:span>"<text:span text:style-name="T231">100</text:span>"<text:span text:style-name="T231">, </text:span>"<text:span text:style-name="T231">enable</text:span>"<text:span text:style-name="T231">: true</text:span>" }<text:span text:style-name="T231">] },</text:span></text:p>
      <text:p text:style-name="P296"><text:s text:c="4"/>{ "name": "NITRATE_MG", "report": "true",</text:p>
      <text:p text:style-name="P296"><text:s text:c="8"/>"type": "BF", "length": "4" },</text:p>
      <text:p text:style-name="P296"><text:s text:c="4"/>{ "name": "ABS_254",</text:p>
      <text:p text:style-name="P296"><text:s text:c="8"/>"type": "BF", "length": "4" },</text:p>
      <text:p text:style-name="P296"><text:s text:c="4"/>{ "name": "ABS_350",</text:p>
      <text:p text:style-name="P296"><text:s text:c="8"/>"type": "BF", "length": "4" },</text:p>
      <text:p text:style-name="P296"><text:s text:c="4"/>{ "name": "BR_TRACE",</text:p>
      <text:p text:style-name="P296"><text:s text:c="8"/>"type": "BF", "length": "4" },</text:p>
      <text:p text:style-name="P296"><text:s text:c="4"/>{ "name": "NITRATE_SPEC_AVG",</text:p>
      <text:p text:style-name="P296"><text:s text:c="8"/>"type": "BU", "length": "2" },</text:p>
      <text:p text:style-name="P296"><text:s text:c="4"/>{ "name": "DARK_AVG",</text:p>
      <text:p text:style-name="P296"><text:s text:c="8"/>"type": "BU", "length": "2" },</text:p>
      <text:p text:style-name="P296"><text:s text:c="4"/>{ "name": "INT_FACTOR",</text:p>
      <text:p text:style-name="P296"><text:s text:c="8"/>"type": "BU", "length": "1" },</text:p>
      <text:p text:style-name="P296"><text:s text:c="4"/>{ "name": "<text:span text:style-name="T87">SPECTRUM</text:span>",</text:p>
      <text:p text:style-name="P296"><text:s text:c="8"/>"type": "B<text:span text:style-name="T87">B</text:span>", "length": "<text:span text:style-name="T88">512</text:span>",</text:p>
      <text:p text:style-name="P296"><text:tab/> <text:s text:c="2"/>"<text:span text:style-name="T87">comment</text:span>": "<text:span text:style-name="T87">skip the 256 spectrum fields</text:span>"},</text:p>
      <text:p text:style-name="P296"><text:s text:c="4"/>{ "name": "T_INT",</text:p>
      <text:p text:style-name="P296"><text:s text:c="8"/>"type": "BF", "length": "4" },</text:p>
      <text:p text:style-name="P296"><text:s text:c="4"/>{ "name": "T_SPEC",</text:p>
      <text:p text:style-name="P296"><text:s text:c="8"/>"type": "BF", "length": "4" },</text:p>
      <text:p text:style-name="P296"><text:s text:c="4"/>{ "name": "T_LAMP",</text:p>
      <text:p text:style-name="P296"><text:s text:c="8"/>"type": "BF", "length": "4" },</text:p>
      <text:p text:style-name="P296"><text:s text:c="4"/>{ "name": "LAMP_TIME",</text:p>
      <text:p text:style-name="P296"><text:s text:c="8"/>"type": "BU", "length": "4" },</text:p>
      <text:p text:style-name="P296"><text:s text:c="4"/>{ "name": "HUMIDITY", "report": "true",</text:p>
      <text:p text:style-name="P296"><text:s text:c="8"/>"type": "BF", "length": "4" },</text:p>
      <text:p text:style-name="P296"><text:s text:c="4"/>{ "name": "VOLT_MAIN",</text:p>
      <text:p text:style-name="P296"><text:s text:c="8"/>"type": "BF", "length": "4" },</text:p>
      <text:p text:style-name="P296"><text:s text:c="4"/>{ "name": "VOLT_12",</text:p>
      <text:p text:style-name="P296"><text:soft-page-break/><text:s text:c="8"/>"type": "BF", "length": "4" },</text:p>
      <text:p text:style-name="P296"><text:s text:c="4"/>{ "name": "VOLT_5",</text:p>
      <text:p text:style-name="P296"><text:s text:c="8"/>"type": "BF", "length": "4" },</text:p>
      <text:p text:style-name="P296"><text:s text:c="4"/>{ "name": "CURRENT",</text:p>
      <text:p text:style-name="P296"><text:s text:c="8"/>"type": "BF", "length": "4" },</text:p>
      <text:p text:style-name="P296"><text:s text:c="4"/>{ "name": "FIT_S2",</text:p>
      <text:p text:style-name="P296"><text:s text:c="8"/>"type": "BF", "length": "4" },</text:p>
      <text:p text:style-name="P296"><text:s text:c="4"/>{ "name": "FIT_S3",</text:p>
      <text:p text:style-name="P296"><text:s text:c="8"/>"type": "BF", "length": "4" },</text:p>
      <text:p text:style-name="P296"><text:s text:c="4"/>{ "name": "FIT_B0",</text:p>
      <text:p text:style-name="P296"><text:s text:c="8"/>"type": "BF", "length": "4" },</text:p>
      <text:p text:style-name="P296"><text:s text:c="4"/>{ "name": "FIT_B1",</text:p>
      <text:p text:style-name="P296"><text:s text:c="8"/>"type": "BF", "length": "4" },</text:p>
      <text:p text:style-name="P296"><text:s text:c="4"/>{ "name": "RMSe", "report": "true",</text:p>
      <text:p text:style-name="P296"><text:s text:c="8"/>"type": "BF", "length": "4" },</text:p>
      <text:p text:style-name="P296"><text:s text:c="4"/>{ "name": "CTD_TIME",</text:p>
      <text:p text:style-name="P296"><text:s text:c="8"/>"type": "BU", "length": "4" },</text:p>
      <text:p text:style-name="P296"><text:s text:c="4"/>{ "name": "CTD_SAL",</text:p>
      <text:p text:style-name="P296"><text:s text:c="8"/>"type": "BF", "length": "4" },</text:p>
      <text:p text:style-name="P296"><text:s text:c="4"/>{ "name": "CTD_TEMP",</text:p>
      <text:p text:style-name="P296"><text:s text:c="8"/>"type": "BF", "length": "4" },</text:p>
      <text:p text:style-name="P296"><text:s text:c="4"/>{ "name": "CTD_DEPTH",</text:p>
      <text:p text:style-name="P296"><text:s text:c="8"/>"type": "BF", "length": "4" },</text:p>
      <text:p text:style-name="P296"><text:s text:c="4"/>{ "name": "CHECK_SUM",</text:p>
      <text:p text:style-name="P296"><text:s text:c="8"/>"type": "BU", "length": "1" }</text:p>
      <text:p text:style-name="P296">]</text:p>
      <text:p text:style-name="P296">}</text:p>
      <text:p text:style-name="P2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Courier" svg:font-family="Courier"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entury Schoolbook L" fo:font-size="6pt" officeooo:rsid="0138ac85" officeooo:paragraph-rsid="011e62ad" style:font-size-asian="6pt" style:font-size-complex="6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6:36:03.056057672</meta:creation-date>
    <dc:date>2019-07-14T16:43:18.141000000</dc:date>
    <meta:editing-duration>P1DT22H45M21S</meta:editing-duration>
    <meta:editing-cycles>262</meta:editing-cycles>
    <meta:generator>LibreOffice/6.2.2.2$Windows_X86_64 LibreOffice_project/2b840030fec2aae0fd2658d8d4f9548af4e3518d</meta:generator>
    <meta:document-statistic meta:table-count="0" meta:image-count="0" meta:object-count="0" meta:page-count="32" meta:paragraph-count="871" meta:word-count="7317" meta:character-count="48148" meta:non-whitespace-character-count="39268"/>
  </office:meta>
</office:document-meta>
</file>